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defense</text:p>
          </table:table-cell>
          <table:table-cell office:value-type="string">
            <text:p>attack</text:p>
          </table:table-cell>
          <table:table-cell office:value-type="string">
            <text:p>agility</text:p>
          </table:table-cell>
          <table:table-cell office:value-type="string">
            <text:p>stamina</text:p>
          </table:table-cell>
          <table:table-cell office:value-type="string">
            <text:p>class</text:p>
          </table:table-cell>
          <table:table-cell/>
        </table:table-row>
        <table:table-row table:style-name="ro1"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2.3">
            <text:p>2.3</text:p>
          </table:table-cell>
          <table:table-cell table:formula="of:=IF(ROUND([.A2]/[.B2];1)&gt;=1.6;&quot;defender&quot;;IF(ROUND([.C2]/[.D2];1)&gt;=1.3;&quot;demon hunter&quot;;IF([.D2]&gt;[.B2];&quot;monk&quot;;&quot;wizard&quot;)))" office:value-type="string" office:string-value="demon hunter">
            <text:p>demon hunter</text:p>
          </table:table-cell>
          <table:table-cell table:formula="of:=COUNTIF([.E$2:.E$614];&quot;defender&quot;)" office:value-type="float" office:value="172">
            <text:p>172</text:p>
          </table:table-cell>
        </table:table-row>
        <table:table-row table:style-name="ro1"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6.3">
            <text:p>6.3</text:p>
          </table:table-cell>
          <table:table-cell table:formula="of:=IF(ROUND([.A3]/[.B3];1)&gt;=1.6;&quot;defender&quot;;IF(ROUND([.C3]/[.D3];1)&gt;=1.3;&quot;demon hunter&quot;;IF([.D3]&gt;[.B3];&quot;monk&quot;;&quot;wizard&quot;)))" office:value-type="string" office:string-value="defender">
            <text:p>defender</text:p>
          </table:table-cell>
          <table:table-cell table:formula="of:=COUNTIF([.E$2:.E$614];&quot;demon hunter&quot;)" office:value-type="float" office:value="170">
            <text:p>170</text:p>
          </table:table-cell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6.1">
            <text:p>6.1</text:p>
          </table:table-cell>
          <table:table-cell table:formula="of:=IF(ROUND([.A4]/[.B4];1)&gt;=1.6;&quot;defender&quot;;IF(ROUND([.C4]/[.D4];1)&gt;=1.3;&quot;demon hunter&quot;;IF([.D4]&gt;[.B4];&quot;monk&quot;;&quot;wizard&quot;)))" office:value-type="string" office:string-value="wizard">
            <text:p>wizard</text:p>
          </table:table-cell>
          <table:table-cell table:formula="of:=COUNTIF([.E$2:.E$614];&quot;wizard&quot;)" office:value-type="float" office:value="122">
            <text:p>122</text:p>
          </table:table-cell>
        </table:table-row>
        <table:table-row table:style-name="ro1"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7">
            <text:p>7</text:p>
          </table:table-cell>
          <table:table-cell table:formula="of:=IF(ROUND([.A5]/[.B5];1)&gt;=1.6;&quot;defender&quot;;IF(ROUND([.C5]/[.D5];1)&gt;=1.3;&quot;demon hunter&quot;;IF([.D5]&gt;[.B5];&quot;monk&quot;;&quot;wizard&quot;)))" office:value-type="string" office:string-value="defender">
            <text:p>defender</text:p>
          </table:table-cell>
          <table:table-cell table:formula="of:=COUNTIF([.E$2:.E$614];&quot;monk&quot;)" office:value-type="float" office:value="149">
            <text:p>149</text:p>
          </table:table-cell>
        </table:table-row>
        <table:table-row table:style-name="ro1"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5.3">
            <text:p>5.3</text:p>
          </table:table-cell>
          <table:table-cell table:formula="of:=IF(ROUND([.A6]/[.B6];1)&gt;=1.6;&quot;defender&quot;;IF(ROUND([.C6]/[.D6];1)&gt;=1.3;&quot;demon hunter&quot;;IF([.D6]&gt;[.B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3.8">
            <text:p>3.8</text:p>
          </table:table-cell>
          <table:table-cell table:formula="of:=IF(ROUND([.A7]/[.B7];1)&gt;=1.6;&quot;defender&quot;;IF(ROUND([.C7]/[.D7];1)&gt;=1.3;&quot;demon hunter&quot;;IF([.D7]&gt;[.B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4.4">
            <text:p>4.4</text:p>
          </table:table-cell>
          <table:table-cell table:formula="of:=IF(ROUND([.A8]/[.B8];1)&gt;=1.6;&quot;defender&quot;;IF(ROUND([.C8]/[.D8];1)&gt;=1.3;&quot;demon hunter&quot;;IF([.D8]&gt;[.B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5.1">
            <text:p>5.1</text:p>
          </table:table-cell>
          <table:table-cell table:formula="of:=IF(ROUND([.A9]/[.B9];1)&gt;=1.6;&quot;defender&quot;;IF(ROUND([.C9]/[.D9];1)&gt;=1.3;&quot;demon hunter&quot;;IF([.D9]&gt;[.B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9.5">
            <text:p>9.5</text:p>
          </table:table-cell>
          <table:table-cell table:formula="of:=IF(ROUND([.A10]/[.B10];1)&gt;=1.6;&quot;defender&quot;;IF(ROUND([.C10]/[.D10];1)&gt;=1.3;&quot;demon hunter&quot;;IF([.D10]&gt;[.B1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10">
            <text:p>10</text:p>
          </table:table-cell>
          <table:table-cell table:formula="of:=IF(ROUND([.A11]/[.B11];1)&gt;=1.6;&quot;defender&quot;;IF(ROUND([.C11]/[.D11];1)&gt;=1.3;&quot;demon hunter&quot;;IF([.D11]&gt;[.B1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4.7">
            <text:p>4.7</text:p>
          </table:table-cell>
          <table:table-cell table:formula="of:=IF(ROUND([.A12]/[.B12];1)&gt;=1.6;&quot;defender&quot;;IF(ROUND([.C12]/[.D12];1)&gt;=1.3;&quot;demon hunter&quot;;IF([.D12]&gt;[.B1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10.5">
            <text:p>10.5</text:p>
          </table:table-cell>
          <table:table-cell table:formula="of:=IF(ROUND([.A13]/[.B13];1)&gt;=1.6;&quot;defender&quot;;IF(ROUND([.C13]/[.D13];1)&gt;=1.3;&quot;demon hunter&quot;;IF([.D13]&gt;[.B1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2.6">
            <text:p>2.6</text:p>
          </table:table-cell>
          <table:table-cell table:formula="of:=IF(ROUND([.A14]/[.B14];1)&gt;=1.6;&quot;defender&quot;;IF(ROUND([.C14]/[.D14];1)&gt;=1.3;&quot;demon hunter&quot;;IF([.D14]&gt;[.B1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3.7">
            <text:p>3.7</text:p>
          </table:table-cell>
          <table:table-cell table:formula="of:=IF(ROUND([.A15]/[.B15];1)&gt;=1.6;&quot;defender&quot;;IF(ROUND([.C15]/[.D15];1)&gt;=1.3;&quot;demon hunter&quot;;IF([.D15]&gt;[.B1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4.2">
            <text:p>4.2</text:p>
          </table:table-cell>
          <table:table-cell table:formula="of:=IF(ROUND([.A16]/[.B16];1)&gt;=1.6;&quot;defender&quot;;IF(ROUND([.C16]/[.D16];1)&gt;=1.3;&quot;demon hunter&quot;;IF([.D16]&gt;[.B1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10.6">
            <text:p>10.6</text:p>
          </table:table-cell>
          <table:table-cell table:formula="of:=IF(ROUND([.A17]/[.B17];1)&gt;=1.6;&quot;defender&quot;;IF(ROUND([.C17]/[.D17];1)&gt;=1.3;&quot;demon hunter&quot;;IF([.D17]&gt;[.B1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1.6">
            <text:p>1.6</text:p>
          </table:table-cell>
          <table:table-cell table:formula="of:=IF(ROUND([.A18]/[.B18];1)&gt;=1.6;&quot;defender&quot;;IF(ROUND([.C18]/[.D18];1)&gt;=1.3;&quot;demon hunter&quot;;IF([.D18]&gt;[.B1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6.1">
            <text:p>6.1</text:p>
          </table:table-cell>
          <table:table-cell table:formula="of:=IF(ROUND([.A19]/[.B19];1)&gt;=1.6;&quot;defender&quot;;IF(ROUND([.C19]/[.D19];1)&gt;=1.3;&quot;demon hunter&quot;;IF([.D19]&gt;[.B1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7.3">
            <text:p>7.3</text:p>
          </table:table-cell>
          <table:table-cell table:formula="of:=IF(ROUND([.A20]/[.B20];1)&gt;=1.6;&quot;defender&quot;;IF(ROUND([.C20]/[.D20];1)&gt;=1.3;&quot;demon hunter&quot;;IF([.D20]&gt;[.B2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4">
            <text:p>4</text:p>
          </table:table-cell>
          <table:table-cell table:formula="of:=IF(ROUND([.A21]/[.B21];1)&gt;=1.6;&quot;defender&quot;;IF(ROUND([.C21]/[.D21];1)&gt;=1.3;&quot;demon hunter&quot;;IF([.D21]&gt;[.B2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8.8">
            <text:p>8.8</text:p>
          </table:table-cell>
          <table:table-cell table:formula="of:=IF(ROUND([.A22]/[.B22];1)&gt;=1.6;&quot;defender&quot;;IF(ROUND([.C22]/[.D22];1)&gt;=1.3;&quot;demon hunter&quot;;IF([.D22]&gt;[.B2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7.9">
            <text:p>7.9</text:p>
          </table:table-cell>
          <table:table-cell table:formula="of:=IF(ROUND([.A23]/[.B23];1)&gt;=1.6;&quot;defender&quot;;IF(ROUND([.C23]/[.D23];1)&gt;=1.3;&quot;demon hunter&quot;;IF([.D23]&gt;[.B2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3.8">
            <text:p>3.8</text:p>
          </table:table-cell>
          <table:table-cell table:formula="of:=IF(ROUND([.A24]/[.B24];1)&gt;=1.6;&quot;defender&quot;;IF(ROUND([.C24]/[.D24];1)&gt;=1.3;&quot;demon hunter&quot;;IF([.D24]&gt;[.B2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8.3">
            <text:p>8.3</text:p>
          </table:table-cell>
          <table:table-cell table:formula="of:=IF(ROUND([.A25]/[.B25];1)&gt;=1.6;&quot;defender&quot;;IF(ROUND([.C25]/[.D25];1)&gt;=1.3;&quot;demon hunter&quot;;IF([.D25]&gt;[.B2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8.9">
            <text:p>8.9</text:p>
          </table:table-cell>
          <table:table-cell table:formula="of:=IF(ROUND([.A26]/[.B26];1)&gt;=1.6;&quot;defender&quot;;IF(ROUND([.C26]/[.D26];1)&gt;=1.3;&quot;demon hunter&quot;;IF([.D26]&gt;[.B2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7.9">
            <text:p>7.9</text:p>
          </table:table-cell>
          <table:table-cell table:formula="of:=IF(ROUND([.A27]/[.B27];1)&gt;=1.6;&quot;defender&quot;;IF(ROUND([.C27]/[.D27];1)&gt;=1.3;&quot;demon hunter&quot;;IF([.D27]&gt;[.B2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6.6">
            <text:p>6.6</text:p>
          </table:table-cell>
          <table:table-cell table:formula="of:=IF(ROUND([.A28]/[.B28];1)&gt;=1.6;&quot;defender&quot;;IF(ROUND([.C28]/[.D28];1)&gt;=1.3;&quot;demon hunter&quot;;IF([.D28]&gt;[.B2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10.8">
            <text:p>10.8</text:p>
          </table:table-cell>
          <table:table-cell table:formula="of:=IF(ROUND([.A29]/[.B29];1)&gt;=1.6;&quot;defender&quot;;IF(ROUND([.C29]/[.D29];1)&gt;=1.3;&quot;demon hunter&quot;;IF([.D29]&gt;[.B2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2.3">
            <text:p>2.3</text:p>
          </table:table-cell>
          <table:table-cell table:formula="of:=IF(ROUND([.A30]/[.B30];1)&gt;=1.6;&quot;defender&quot;;IF(ROUND([.C30]/[.D30];1)&gt;=1.3;&quot;demon hunter&quot;;IF([.D30]&gt;[.B3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6.8">
            <text:p>6.8</text:p>
          </table:table-cell>
          <table:table-cell table:formula="of:=IF(ROUND([.A31]/[.B31];1)&gt;=1.6;&quot;defender&quot;;IF(ROUND([.C31]/[.D31];1)&gt;=1.3;&quot;demon hunter&quot;;IF([.D31]&gt;[.B3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1.4">
            <text:p>1.4</text:p>
          </table:table-cell>
          <table:table-cell table:formula="of:=IF(ROUND([.A32]/[.B32];1)&gt;=1.6;&quot;defender&quot;;IF(ROUND([.C32]/[.D32];1)&gt;=1.3;&quot;demon hunter&quot;;IF([.D32]&gt;[.B3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7.4">
            <text:p>7.4</text:p>
          </table:table-cell>
          <table:table-cell table:formula="of:=IF(ROUND([.A33]/[.B33];1)&gt;=1.6;&quot;defender&quot;;IF(ROUND([.C33]/[.D33];1)&gt;=1.3;&quot;demon hunter&quot;;IF([.D33]&gt;[.B3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5.6">
            <text:p>5.6</text:p>
          </table:table-cell>
          <table:table-cell table:formula="of:=IF(ROUND([.A34]/[.B34];1)&gt;=1.6;&quot;defender&quot;;IF(ROUND([.C34]/[.D34];1)&gt;=1.3;&quot;demon hunter&quot;;IF([.D34]&gt;[.B3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4.3">
            <text:p>4.3</text:p>
          </table:table-cell>
          <table:table-cell table:formula="of:=IF(ROUND([.A35]/[.B35];1)&gt;=1.6;&quot;defender&quot;;IF(ROUND([.C35]/[.D35];1)&gt;=1.3;&quot;demon hunter&quot;;IF([.D35]&gt;[.B3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6.9">
            <text:p>6.9</text:p>
          </table:table-cell>
          <table:table-cell table:formula="of:=IF(ROUND([.A36]/[.B36];1)&gt;=1.6;&quot;defender&quot;;IF(ROUND([.C36]/[.D36];1)&gt;=1.3;&quot;demon hunter&quot;;IF([.D36]&gt;[.B3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5.9">
            <text:p>5.9</text:p>
          </table:table-cell>
          <table:table-cell table:formula="of:=IF(ROUND([.A37]/[.B37];1)&gt;=1.6;&quot;defender&quot;;IF(ROUND([.C37]/[.D37];1)&gt;=1.3;&quot;demon hunter&quot;;IF([.D37]&gt;[.B3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7.2">
            <text:p>7.2</text:p>
          </table:table-cell>
          <table:table-cell table:formula="of:=IF(ROUND([.A38]/[.B38];1)&gt;=1.6;&quot;defender&quot;;IF(ROUND([.C38]/[.D38];1)&gt;=1.3;&quot;demon hunter&quot;;IF([.D38]&gt;[.B3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6.1">
            <text:p>6.1</text:p>
          </table:table-cell>
          <table:table-cell table:formula="of:=IF(ROUND([.A39]/[.B39];1)&gt;=1.6;&quot;defender&quot;;IF(ROUND([.C39]/[.D39];1)&gt;=1.3;&quot;demon hunter&quot;;IF([.D39]&gt;[.B3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4.1">
            <text:p>4.1</text:p>
          </table:table-cell>
          <table:table-cell table:formula="of:=IF(ROUND([.A40]/[.B40];1)&gt;=1.6;&quot;defender&quot;;IF(ROUND([.C40]/[.D40];1)&gt;=1.3;&quot;demon hunter&quot;;IF([.D40]&gt;[.B4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4.3">
            <text:p>4.3</text:p>
          </table:table-cell>
          <table:table-cell table:formula="of:=IF(ROUND([.A41]/[.B41];1)&gt;=1.6;&quot;defender&quot;;IF(ROUND([.C41]/[.D41];1)&gt;=1.3;&quot;demon hunter&quot;;IF([.D41]&gt;[.B4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9.4">
            <text:p>9.4</text:p>
          </table:table-cell>
          <table:table-cell table:formula="of:=IF(ROUND([.A42]/[.B42];1)&gt;=1.6;&quot;defender&quot;;IF(ROUND([.C42]/[.D42];1)&gt;=1.3;&quot;demon hunter&quot;;IF([.D42]&gt;[.B4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9.3">
            <text:p>9.3</text:p>
          </table:table-cell>
          <table:table-cell table:formula="of:=IF(ROUND([.A43]/[.B43];1)&gt;=1.6;&quot;defender&quot;;IF(ROUND([.C43]/[.D43];1)&gt;=1.3;&quot;demon hunter&quot;;IF([.D43]&gt;[.B4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3.5">
            <text:p>3.5</text:p>
          </table:table-cell>
          <table:table-cell table:formula="of:=IF(ROUND([.A44]/[.B44];1)&gt;=1.6;&quot;defender&quot;;IF(ROUND([.C44]/[.D44];1)&gt;=1.3;&quot;demon hunter&quot;;IF([.D44]&gt;[.B4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10">
            <text:p>10</text:p>
          </table:table-cell>
          <table:table-cell table:formula="of:=IF(ROUND([.A45]/[.B45];1)&gt;=1.6;&quot;defender&quot;;IF(ROUND([.C45]/[.D45];1)&gt;=1.3;&quot;demon hunter&quot;;IF([.D45]&gt;[.B4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4.4">
            <text:p>4.4</text:p>
          </table:table-cell>
          <table:table-cell table:formula="of:=IF(ROUND([.A46]/[.B46];1)&gt;=1.6;&quot;defender&quot;;IF(ROUND([.C46]/[.D46];1)&gt;=1.3;&quot;demon hunter&quot;;IF([.D46]&gt;[.B4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1.4">
            <text:p>1.4</text:p>
          </table:table-cell>
          <table:table-cell table:formula="of:=IF(ROUND([.A47]/[.B47];1)&gt;=1.6;&quot;defender&quot;;IF(ROUND([.C47]/[.D47];1)&gt;=1.3;&quot;demon hunter&quot;;IF([.D47]&gt;[.B4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2.4">
            <text:p>2.4</text:p>
          </table:table-cell>
          <table:table-cell table:formula="of:=IF(ROUND([.A48]/[.B48];1)&gt;=1.6;&quot;defender&quot;;IF(ROUND([.C48]/[.D48];1)&gt;=1.3;&quot;demon hunter&quot;;IF([.D48]&gt;[.B4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9.8">
            <text:p>9.8</text:p>
          </table:table-cell>
          <table:table-cell table:formula="of:=IF(ROUND([.A49]/[.B49];1)&gt;=1.6;&quot;defender&quot;;IF(ROUND([.C49]/[.D49];1)&gt;=1.3;&quot;demon hunter&quot;;IF([.D49]&gt;[.B4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10.1">
            <text:p>10.1</text:p>
          </table:table-cell>
          <table:table-cell table:formula="of:=IF(ROUND([.A50]/[.B50];1)&gt;=1.6;&quot;defender&quot;;IF(ROUND([.C50]/[.D50];1)&gt;=1.3;&quot;demon hunter&quot;;IF([.D50]&gt;[.B5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9.5">
            <text:p>9.5</text:p>
          </table:table-cell>
          <table:table-cell table:formula="of:=IF(ROUND([.A51]/[.B51];1)&gt;=1.6;&quot;defender&quot;;IF(ROUND([.C51]/[.D51];1)&gt;=1.3;&quot;demon hunter&quot;;IF([.D51]&gt;[.B5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8.7">
            <text:p>8.7</text:p>
          </table:table-cell>
          <table:table-cell table:formula="of:=IF(ROUND([.A52]/[.B52];1)&gt;=1.6;&quot;defender&quot;;IF(ROUND([.C52]/[.D52];1)&gt;=1.3;&quot;demon hunter&quot;;IF([.D52]&gt;[.B5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3.4">
            <text:p>3.4</text:p>
          </table:table-cell>
          <table:table-cell table:formula="of:=IF(ROUND([.A53]/[.B53];1)&gt;=1.6;&quot;defender&quot;;IF(ROUND([.C53]/[.D53];1)&gt;=1.3;&quot;demon hunter&quot;;IF([.D53]&gt;[.B5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5.8">
            <text:p>5.8</text:p>
          </table:table-cell>
          <table:table-cell table:formula="of:=IF(ROUND([.A54]/[.B54];1)&gt;=1.6;&quot;defender&quot;;IF(ROUND([.C54]/[.D54];1)&gt;=1.3;&quot;demon hunter&quot;;IF([.D54]&gt;[.B5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8.1">
            <text:p>8.1</text:p>
          </table:table-cell>
          <table:table-cell table:formula="of:=IF(ROUND([.A55]/[.B55];1)&gt;=1.6;&quot;defender&quot;;IF(ROUND([.C55]/[.D55];1)&gt;=1.3;&quot;demon hunter&quot;;IF([.D55]&gt;[.B5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7.9">
            <text:p>7.9</text:p>
          </table:table-cell>
          <table:table-cell table:formula="of:=IF(ROUND([.A56]/[.B56];1)&gt;=1.6;&quot;defender&quot;;IF(ROUND([.C56]/[.D56];1)&gt;=1.3;&quot;demon hunter&quot;;IF([.D56]&gt;[.B5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8.1">
            <text:p>8.1</text:p>
          </table:table-cell>
          <table:table-cell table:formula="of:=IF(ROUND([.A57]/[.B57];1)&gt;=1.6;&quot;defender&quot;;IF(ROUND([.C57]/[.D57];1)&gt;=1.3;&quot;demon hunter&quot;;IF([.D57]&gt;[.B5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4">
            <text:p>4</text:p>
          </table:table-cell>
          <table:table-cell table:formula="of:=IF(ROUND([.A58]/[.B58];1)&gt;=1.6;&quot;defender&quot;;IF(ROUND([.C58]/[.D58];1)&gt;=1.3;&quot;demon hunter&quot;;IF([.D58]&gt;[.B5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8.6">
            <text:p>8.6</text:p>
          </table:table-cell>
          <table:table-cell table:formula="of:=IF(ROUND([.A59]/[.B59];1)&gt;=1.6;&quot;defender&quot;;IF(ROUND([.C59]/[.D59];1)&gt;=1.3;&quot;demon hunter&quot;;IF([.D59]&gt;[.B5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8">
            <text:p>8</text:p>
          </table:table-cell>
          <table:table-cell table:formula="of:=IF(ROUND([.A60]/[.B60];1)&gt;=1.6;&quot;defender&quot;;IF(ROUND([.C60]/[.D60];1)&gt;=1.3;&quot;demon hunter&quot;;IF([.D60]&gt;[.B6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3.9">
            <text:p>3.9</text:p>
          </table:table-cell>
          <table:table-cell table:formula="of:=IF(ROUND([.A61]/[.B61];1)&gt;=1.6;&quot;defender&quot;;IF(ROUND([.C61]/[.D61];1)&gt;=1.3;&quot;demon hunter&quot;;IF([.D61]&gt;[.B6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4.1">
            <text:p>4.1</text:p>
          </table:table-cell>
          <table:table-cell table:formula="of:=IF(ROUND([.A62]/[.B62];1)&gt;=1.6;&quot;defender&quot;;IF(ROUND([.C62]/[.D62];1)&gt;=1.3;&quot;demon hunter&quot;;IF([.D62]&gt;[.B6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7.7">
            <text:p>7.7</text:p>
          </table:table-cell>
          <table:table-cell table:formula="of:=IF(ROUND([.A63]/[.B63];1)&gt;=1.6;&quot;defender&quot;;IF(ROUND([.C63]/[.D63];1)&gt;=1.3;&quot;demon hunter&quot;;IF([.D63]&gt;[.B6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5">
            <text:p>5</text:p>
          </table:table-cell>
          <table:table-cell table:formula="of:=IF(ROUND([.A64]/[.B64];1)&gt;=1.6;&quot;defender&quot;;IF(ROUND([.C64]/[.D64];1)&gt;=1.3;&quot;demon hunter&quot;;IF([.D64]&gt;[.B6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10.2">
            <text:p>10.2</text:p>
          </table:table-cell>
          <table:table-cell table:formula="of:=IF(ROUND([.A65]/[.B65];1)&gt;=1.6;&quot;defender&quot;;IF(ROUND([.C65]/[.D65];1)&gt;=1.3;&quot;demon hunter&quot;;IF([.D65]&gt;[.B6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1.3">
            <text:p>1.3</text:p>
          </table:table-cell>
          <table:table-cell table:formula="of:=IF(ROUND([.A66]/[.B66];1)&gt;=1.6;&quot;defender&quot;;IF(ROUND([.C66]/[.D66];1)&gt;=1.3;&quot;demon hunter&quot;;IF([.D66]&gt;[.B6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4.7">
            <text:p>4.7</text:p>
          </table:table-cell>
          <table:table-cell table:formula="of:=IF(ROUND([.A67]/[.B67];1)&gt;=1.6;&quot;defender&quot;;IF(ROUND([.C67]/[.D67];1)&gt;=1.3;&quot;demon hunter&quot;;IF([.D67]&gt;[.B6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5.5">
            <text:p>5.5</text:p>
          </table:table-cell>
          <table:table-cell table:formula="of:=IF(ROUND([.A68]/[.B68];1)&gt;=1.6;&quot;defender&quot;;IF(ROUND([.C68]/[.D68];1)&gt;=1.3;&quot;demon hunter&quot;;IF([.D68]&gt;[.B6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10.4">
            <text:p>10.4</text:p>
          </table:table-cell>
          <table:table-cell table:formula="of:=IF(ROUND([.A69]/[.B69];1)&gt;=1.6;&quot;defender&quot;;IF(ROUND([.C69]/[.D69];1)&gt;=1.3;&quot;demon hunter&quot;;IF([.D69]&gt;[.B6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8.2">
            <text:p>8.2</text:p>
          </table:table-cell>
          <table:table-cell table:formula="of:=IF(ROUND([.A70]/[.B70];1)&gt;=1.6;&quot;defender&quot;;IF(ROUND([.C70]/[.D70];1)&gt;=1.3;&quot;demon hunter&quot;;IF([.D70]&gt;[.B7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9.4">
            <text:p>9.4</text:p>
          </table:table-cell>
          <table:table-cell table:formula="of:=IF(ROUND([.A71]/[.B71];1)&gt;=1.6;&quot;defender&quot;;IF(ROUND([.C71]/[.D71];1)&gt;=1.3;&quot;demon hunter&quot;;IF([.D71]&gt;[.B7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7.9">
            <text:p>7.9</text:p>
          </table:table-cell>
          <table:table-cell table:formula="of:=IF(ROUND([.A72]/[.B72];1)&gt;=1.6;&quot;defender&quot;;IF(ROUND([.C72]/[.D72];1)&gt;=1.3;&quot;demon hunter&quot;;IF([.D72]&gt;[.B7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7.6">
            <text:p>7.6</text:p>
          </table:table-cell>
          <table:table-cell table:formula="of:=IF(ROUND([.A73]/[.B73];1)&gt;=1.6;&quot;defender&quot;;IF(ROUND([.C73]/[.D73];1)&gt;=1.3;&quot;demon hunter&quot;;IF([.D73]&gt;[.B7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0.8">
            <text:p>10.8</text:p>
          </table:table-cell>
          <table:table-cell table:formula="of:=IF(ROUND([.A74]/[.B74];1)&gt;=1.6;&quot;defender&quot;;IF(ROUND([.C74]/[.D74];1)&gt;=1.3;&quot;demon hunter&quot;;IF([.D74]&gt;[.B7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1.6">
            <text:p>1.6</text:p>
          </table:table-cell>
          <table:table-cell table:formula="of:=IF(ROUND([.A75]/[.B75];1)&gt;=1.6;&quot;defender&quot;;IF(ROUND([.C75]/[.D75];1)&gt;=1.3;&quot;demon hunter&quot;;IF([.D75]&gt;[.B7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3">
            <text:p>3</text:p>
          </table:table-cell>
          <table:table-cell table:formula="of:=IF(ROUND([.A76]/[.B76];1)&gt;=1.6;&quot;defender&quot;;IF(ROUND([.C76]/[.D76];1)&gt;=1.3;&quot;demon hunter&quot;;IF([.D76]&gt;[.B7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1.3">
            <text:p>1.3</text:p>
          </table:table-cell>
          <table:table-cell table:formula="of:=IF(ROUND([.A77]/[.B77];1)&gt;=1.6;&quot;defender&quot;;IF(ROUND([.C77]/[.D77];1)&gt;=1.3;&quot;demon hunter&quot;;IF([.D77]&gt;[.B7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1.8">
            <text:p>1.8</text:p>
          </table:table-cell>
          <table:table-cell table:formula="of:=IF(ROUND([.A78]/[.B78];1)&gt;=1.6;&quot;defender&quot;;IF(ROUND([.C78]/[.D78];1)&gt;=1.3;&quot;demon hunter&quot;;IF([.D78]&gt;[.B7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7.3">
            <text:p>7.3</text:p>
          </table:table-cell>
          <table:table-cell table:formula="of:=IF(ROUND([.A79]/[.B79];1)&gt;=1.6;&quot;defender&quot;;IF(ROUND([.C79]/[.D79];1)&gt;=1.3;&quot;demon hunter&quot;;IF([.D79]&gt;[.B7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9.1">
            <text:p>9.1</text:p>
          </table:table-cell>
          <table:table-cell table:formula="of:=IF(ROUND([.A80]/[.B80];1)&gt;=1.6;&quot;defender&quot;;IF(ROUND([.C80]/[.D80];1)&gt;=1.3;&quot;demon hunter&quot;;IF([.D80]&gt;[.B8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10.2">
            <text:p>10.2</text:p>
          </table:table-cell>
          <table:table-cell table:formula="of:=IF(ROUND([.A81]/[.B81];1)&gt;=1.6;&quot;defender&quot;;IF(ROUND([.C81]/[.D81];1)&gt;=1.3;&quot;demon hunter&quot;;IF([.D81]&gt;[.B8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5">
            <text:p>5</text:p>
          </table:table-cell>
          <table:table-cell table:formula="of:=IF(ROUND([.A82]/[.B82];1)&gt;=1.6;&quot;defender&quot;;IF(ROUND([.C82]/[.D82];1)&gt;=1.3;&quot;demon hunter&quot;;IF([.D82]&gt;[.B8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3.6">
            <text:p>3.6</text:p>
          </table:table-cell>
          <table:table-cell table:formula="of:=IF(ROUND([.A83]/[.B83];1)&gt;=1.6;&quot;defender&quot;;IF(ROUND([.C83]/[.D83];1)&gt;=1.3;&quot;demon hunter&quot;;IF([.D83]&gt;[.B8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5.2">
            <text:p>5.2</text:p>
          </table:table-cell>
          <table:table-cell table:formula="of:=IF(ROUND([.A84]/[.B84];1)&gt;=1.6;&quot;defender&quot;;IF(ROUND([.C84]/[.D84];1)&gt;=1.3;&quot;demon hunter&quot;;IF([.D84]&gt;[.B8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2.3">
            <text:p>2.3</text:p>
          </table:table-cell>
          <table:table-cell table:formula="of:=IF(ROUND([.A85]/[.B85];1)&gt;=1.6;&quot;defender&quot;;IF(ROUND([.C85]/[.D85];1)&gt;=1.3;&quot;demon hunter&quot;;IF([.D85]&gt;[.B8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5.9">
            <text:p>5.9</text:p>
          </table:table-cell>
          <table:table-cell table:formula="of:=IF(ROUND([.A86]/[.B86];1)&gt;=1.6;&quot;defender&quot;;IF(ROUND([.C86]/[.D86];1)&gt;=1.3;&quot;demon hunter&quot;;IF([.D86]&gt;[.B8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1.2">
            <text:p>1.2</text:p>
          </table:table-cell>
          <table:table-cell table:formula="of:=IF(ROUND([.A87]/[.B87];1)&gt;=1.6;&quot;defender&quot;;IF(ROUND([.C87]/[.D87];1)&gt;=1.3;&quot;demon hunter&quot;;IF([.D87]&gt;[.B8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2.8">
            <text:p>2.8</text:p>
          </table:table-cell>
          <table:table-cell table:formula="of:=IF(ROUND([.A88]/[.B88];1)&gt;=1.6;&quot;defender&quot;;IF(ROUND([.C88]/[.D88];1)&gt;=1.3;&quot;demon hunter&quot;;IF([.D88]&gt;[.B8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">
            <text:p>1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1.8">
            <text:p>1.8</text:p>
          </table:table-cell>
          <table:table-cell table:formula="of:=IF(ROUND([.A89]/[.B89];1)&gt;=1.6;&quot;defender&quot;;IF(ROUND([.C89]/[.D89];1)&gt;=1.3;&quot;demon hunter&quot;;IF([.D89]&gt;[.B8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5">
            <text:p>5</text:p>
          </table:table-cell>
          <table:table-cell table:formula="of:=IF(ROUND([.A90]/[.B90];1)&gt;=1.6;&quot;defender&quot;;IF(ROUND([.C90]/[.D90];1)&gt;=1.3;&quot;demon hunter&quot;;IF([.D90]&gt;[.B9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7.8">
            <text:p>7.8</text:p>
          </table:table-cell>
          <table:table-cell table:formula="of:=IF(ROUND([.A91]/[.B91];1)&gt;=1.6;&quot;defender&quot;;IF(ROUND([.C91]/[.D91];1)&gt;=1.3;&quot;demon hunter&quot;;IF([.D91]&gt;[.B9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10.4">
            <text:p>10.4</text:p>
          </table:table-cell>
          <table:table-cell table:formula="of:=IF(ROUND([.A92]/[.B92];1)&gt;=1.6;&quot;defender&quot;;IF(ROUND([.C92]/[.D92];1)&gt;=1.3;&quot;demon hunter&quot;;IF([.D92]&gt;[.B9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6.2">
            <text:p>6.2</text:p>
          </table:table-cell>
          <table:table-cell table:formula="of:=IF(ROUND([.A93]/[.B93];1)&gt;=1.6;&quot;defender&quot;;IF(ROUND([.C93]/[.D93];1)&gt;=1.3;&quot;demon hunter&quot;;IF([.D93]&gt;[.B9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9.7">
            <text:p>9.7</text:p>
          </table:table-cell>
          <table:table-cell table:formula="of:=IF(ROUND([.A94]/[.B94];1)&gt;=1.6;&quot;defender&quot;;IF(ROUND([.C94]/[.D94];1)&gt;=1.3;&quot;demon hunter&quot;;IF([.D94]&gt;[.B9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4">
            <text:p>4</text:p>
          </table:table-cell>
          <table:table-cell table:formula="of:=IF(ROUND([.A95]/[.B95];1)&gt;=1.6;&quot;defender&quot;;IF(ROUND([.C95]/[.D95];1)&gt;=1.3;&quot;demon hunter&quot;;IF([.D95]&gt;[.B9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1.8">
            <text:p>1.8</text:p>
          </table:table-cell>
          <table:table-cell table:formula="of:=IF(ROUND([.A96]/[.B96];1)&gt;=1.6;&quot;defender&quot;;IF(ROUND([.C96]/[.D96];1)&gt;=1.3;&quot;demon hunter&quot;;IF([.D96]&gt;[.B9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4.1">
            <text:p>4.1</text:p>
          </table:table-cell>
          <table:table-cell table:formula="of:=IF(ROUND([.A97]/[.B97];1)&gt;=1.6;&quot;defender&quot;;IF(ROUND([.C97]/[.D97];1)&gt;=1.3;&quot;demon hunter&quot;;IF([.D97]&gt;[.B9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4.5">
            <text:p>4.5</text:p>
          </table:table-cell>
          <table:table-cell table:formula="of:=IF(ROUND([.A98]/[.B98];1)&gt;=1.6;&quot;defender&quot;;IF(ROUND([.C98]/[.D98];1)&gt;=1.3;&quot;demon hunter&quot;;IF([.D98]&gt;[.B9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2.7">
            <text:p>2.7</text:p>
          </table:table-cell>
          <table:table-cell table:formula="of:=IF(ROUND([.A99]/[.B99];1)&gt;=1.6;&quot;defender&quot;;IF(ROUND([.C99]/[.D99];1)&gt;=1.3;&quot;demon hunter&quot;;IF([.D99]&gt;[.B9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8.9">
            <text:p>8.9</text:p>
          </table:table-cell>
          <table:table-cell table:formula="of:=IF(ROUND([.A100]/[.B100];1)&gt;=1.6;&quot;defender&quot;;IF(ROUND([.C100]/[.D100];1)&gt;=1.3;&quot;demon hunter&quot;;IF([.D100]&gt;[.B10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1.2">
            <text:p>1.2</text:p>
          </table:table-cell>
          <table:table-cell table:formula="of:=IF(ROUND([.A101]/[.B101];1)&gt;=1.6;&quot;defender&quot;;IF(ROUND([.C101]/[.D101];1)&gt;=1.3;&quot;demon hunter&quot;;IF([.D101]&gt;[.B10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10.4">
            <text:p>10.4</text:p>
          </table:table-cell>
          <table:table-cell table:formula="of:=IF(ROUND([.A102]/[.B102];1)&gt;=1.6;&quot;defender&quot;;IF(ROUND([.C102]/[.D102];1)&gt;=1.3;&quot;demon hunter&quot;;IF([.D102]&gt;[.B10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10.8">
            <text:p>10.8</text:p>
          </table:table-cell>
          <table:table-cell table:formula="of:=IF(ROUND([.A103]/[.B103];1)&gt;=1.6;&quot;defender&quot;;IF(ROUND([.C103]/[.D103];1)&gt;=1.3;&quot;demon hunter&quot;;IF([.D103]&gt;[.B10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10.2">
            <text:p>10.2</text:p>
          </table:table-cell>
          <table:table-cell table:formula="of:=IF(ROUND([.A104]/[.B104];1)&gt;=1.6;&quot;defender&quot;;IF(ROUND([.C104]/[.D104];1)&gt;=1.3;&quot;demon hunter&quot;;IF([.D104]&gt;[.B10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5.4">
            <text:p>5.4</text:p>
          </table:table-cell>
          <table:table-cell table:formula="of:=IF(ROUND([.A105]/[.B105];1)&gt;=1.6;&quot;defender&quot;;IF(ROUND([.C105]/[.D105];1)&gt;=1.3;&quot;demon hunter&quot;;IF([.D105]&gt;[.B10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8.3">
            <text:p>8.3</text:p>
          </table:table-cell>
          <table:table-cell table:formula="of:=IF(ROUND([.A106]/[.B106];1)&gt;=1.6;&quot;defender&quot;;IF(ROUND([.C106]/[.D106];1)&gt;=1.3;&quot;demon hunter&quot;;IF([.D106]&gt;[.B10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8.6">
            <text:p>8.6</text:p>
          </table:table-cell>
          <table:table-cell table:formula="of:=IF(ROUND([.A107]/[.B107];1)&gt;=1.6;&quot;defender&quot;;IF(ROUND([.C107]/[.D107];1)&gt;=1.3;&quot;demon hunter&quot;;IF([.D107]&gt;[.B10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10.7">
            <text:p>10.7</text:p>
          </table:table-cell>
          <table:table-cell table:formula="of:=IF(ROUND([.A108]/[.B108];1)&gt;=1.6;&quot;defender&quot;;IF(ROUND([.C108]/[.D108];1)&gt;=1.3;&quot;demon hunter&quot;;IF([.D108]&gt;[.B10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10.7">
            <text:p>10.7</text:p>
          </table:table-cell>
          <table:table-cell table:formula="of:=IF(ROUND([.A109]/[.B109];1)&gt;=1.6;&quot;defender&quot;;IF(ROUND([.C109]/[.D109];1)&gt;=1.3;&quot;demon hunter&quot;;IF([.D109]&gt;[.B10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3.3">
            <text:p>3.3</text:p>
          </table:table-cell>
          <table:table-cell table:formula="of:=IF(ROUND([.A110]/[.B110];1)&gt;=1.6;&quot;defender&quot;;IF(ROUND([.C110]/[.D110];1)&gt;=1.3;&quot;demon hunter&quot;;IF([.D110]&gt;[.B11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3.2">
            <text:p>3.2</text:p>
          </table:table-cell>
          <table:table-cell table:formula="of:=IF(ROUND([.A111]/[.B111];1)&gt;=1.6;&quot;defender&quot;;IF(ROUND([.C111]/[.D111];1)&gt;=1.3;&quot;demon hunter&quot;;IF([.D111]&gt;[.B11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8.1">
            <text:p>8.1</text:p>
          </table:table-cell>
          <table:table-cell table:formula="of:=IF(ROUND([.A112]/[.B112];1)&gt;=1.6;&quot;defender&quot;;IF(ROUND([.C112]/[.D112];1)&gt;=1.3;&quot;demon hunter&quot;;IF([.D112]&gt;[.B11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3.5">
            <text:p>3.5</text:p>
          </table:table-cell>
          <table:table-cell table:formula="of:=IF(ROUND([.A113]/[.B113];1)&gt;=1.6;&quot;defender&quot;;IF(ROUND([.C113]/[.D113];1)&gt;=1.3;&quot;demon hunter&quot;;IF([.D113]&gt;[.B11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10.5">
            <text:p>10.5</text:p>
          </table:table-cell>
          <table:table-cell table:formula="of:=IF(ROUND([.A114]/[.B114];1)&gt;=1.6;&quot;defender&quot;;IF(ROUND([.C114]/[.D114];1)&gt;=1.3;&quot;demon hunter&quot;;IF([.D114]&gt;[.B11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6.4">
            <text:p>6.4</text:p>
          </table:table-cell>
          <table:table-cell table:formula="of:=IF(ROUND([.A115]/[.B115];1)&gt;=1.6;&quot;defender&quot;;IF(ROUND([.C115]/[.D115];1)&gt;=1.3;&quot;demon hunter&quot;;IF([.D115]&gt;[.B11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7.2">
            <text:p>7.2</text:p>
          </table:table-cell>
          <table:table-cell table:formula="of:=IF(ROUND([.A116]/[.B116];1)&gt;=1.6;&quot;defender&quot;;IF(ROUND([.C116]/[.D116];1)&gt;=1.3;&quot;demon hunter&quot;;IF([.D116]&gt;[.B11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7.4">
            <text:p>7.4</text:p>
          </table:table-cell>
          <table:table-cell table:formula="of:=IF(ROUND([.A117]/[.B117];1)&gt;=1.6;&quot;defender&quot;;IF(ROUND([.C117]/[.D117];1)&gt;=1.3;&quot;demon hunter&quot;;IF([.D117]&gt;[.B11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5.2">
            <text:p>5.2</text:p>
          </table:table-cell>
          <table:table-cell table:formula="of:=IF(ROUND([.A118]/[.B118];1)&gt;=1.6;&quot;defender&quot;;IF(ROUND([.C118]/[.D118];1)&gt;=1.3;&quot;demon hunter&quot;;IF([.D118]&gt;[.B11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9.1">
            <text:p>9.1</text:p>
          </table:table-cell>
          <table:table-cell table:formula="of:=IF(ROUND([.A119]/[.B119];1)&gt;=1.6;&quot;defender&quot;;IF(ROUND([.C119]/[.D119];1)&gt;=1.3;&quot;demon hunter&quot;;IF([.D119]&gt;[.B11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10.4">
            <text:p>10.4</text:p>
          </table:table-cell>
          <table:table-cell table:formula="of:=IF(ROUND([.A120]/[.B120];1)&gt;=1.6;&quot;defender&quot;;IF(ROUND([.C120]/[.D120];1)&gt;=1.3;&quot;demon hunter&quot;;IF([.D120]&gt;[.B12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10.4">
            <text:p>10.4</text:p>
          </table:table-cell>
          <table:table-cell table:formula="of:=IF(ROUND([.A121]/[.B121];1)&gt;=1.6;&quot;defender&quot;;IF(ROUND([.C121]/[.D121];1)&gt;=1.3;&quot;demon hunter&quot;;IF([.D121]&gt;[.B12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6.2">
            <text:p>6.2</text:p>
          </table:table-cell>
          <table:table-cell table:formula="of:=IF(ROUND([.A122]/[.B122];1)&gt;=1.6;&quot;defender&quot;;IF(ROUND([.C122]/[.D122];1)&gt;=1.3;&quot;demon hunter&quot;;IF([.D122]&gt;[.B12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2">
            <text:p>2</text:p>
          </table:table-cell>
          <table:table-cell table:formula="of:=IF(ROUND([.A123]/[.B123];1)&gt;=1.6;&quot;defender&quot;;IF(ROUND([.C123]/[.D123];1)&gt;=1.3;&quot;demon hunter&quot;;IF([.D123]&gt;[.B12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6.1">
            <text:p>6.1</text:p>
          </table:table-cell>
          <table:table-cell table:formula="of:=IF(ROUND([.A124]/[.B124];1)&gt;=1.6;&quot;defender&quot;;IF(ROUND([.C124]/[.D124];1)&gt;=1.3;&quot;demon hunter&quot;;IF([.D124]&gt;[.B12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1.6">
            <text:p>1.6</text:p>
          </table:table-cell>
          <table:table-cell table:formula="of:=IF(ROUND([.A125]/[.B125];1)&gt;=1.6;&quot;defender&quot;;IF(ROUND([.C125]/[.D125];1)&gt;=1.3;&quot;demon hunter&quot;;IF([.D125]&gt;[.B12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7.1">
            <text:p>7.1</text:p>
          </table:table-cell>
          <table:table-cell table:formula="of:=IF(ROUND([.A126]/[.B126];1)&gt;=1.6;&quot;defender&quot;;IF(ROUND([.C126]/[.D126];1)&gt;=1.3;&quot;demon hunter&quot;;IF([.D126]&gt;[.B12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8">
            <text:p>8</text:p>
          </table:table-cell>
          <table:table-cell table:formula="of:=IF(ROUND([.A127]/[.B127];1)&gt;=1.6;&quot;defender&quot;;IF(ROUND([.C127]/[.D127];1)&gt;=1.3;&quot;demon hunter&quot;;IF([.D127]&gt;[.B12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10.4">
            <text:p>10.4</text:p>
          </table:table-cell>
          <table:table-cell table:formula="of:=IF(ROUND([.A128]/[.B128];1)&gt;=1.6;&quot;defender&quot;;IF(ROUND([.C128]/[.D128];1)&gt;=1.3;&quot;demon hunter&quot;;IF([.D128]&gt;[.B12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6.4">
            <text:p>6.4</text:p>
          </table:table-cell>
          <table:table-cell table:formula="of:=IF(ROUND([.A129]/[.B129];1)&gt;=1.6;&quot;defender&quot;;IF(ROUND([.C129]/[.D129];1)&gt;=1.3;&quot;demon hunter&quot;;IF([.D129]&gt;[.B12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7.3">
            <text:p>7.3</text:p>
          </table:table-cell>
          <table:table-cell table:formula="of:=IF(ROUND([.A130]/[.B130];1)&gt;=1.6;&quot;defender&quot;;IF(ROUND([.C130]/[.D130];1)&gt;=1.3;&quot;demon hunter&quot;;IF([.D130]&gt;[.B13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9.9">
            <text:p>9.9</text:p>
          </table:table-cell>
          <table:table-cell table:formula="of:=IF(ROUND([.A131]/[.B131];1)&gt;=1.6;&quot;defender&quot;;IF(ROUND([.C131]/[.D131];1)&gt;=1.3;&quot;demon hunter&quot;;IF([.D131]&gt;[.B13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3.8">
            <text:p>3.8</text:p>
          </table:table-cell>
          <table:table-cell table:formula="of:=IF(ROUND([.A132]/[.B132];1)&gt;=1.6;&quot;defender&quot;;IF(ROUND([.C132]/[.D132];1)&gt;=1.3;&quot;demon hunter&quot;;IF([.D132]&gt;[.B13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10.2">
            <text:p>10.2</text:p>
          </table:table-cell>
          <table:table-cell table:formula="of:=IF(ROUND([.A133]/[.B133];1)&gt;=1.6;&quot;defender&quot;;IF(ROUND([.C133]/[.D133];1)&gt;=1.3;&quot;demon hunter&quot;;IF([.D133]&gt;[.B13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8.3">
            <text:p>8.3</text:p>
          </table:table-cell>
          <table:table-cell table:formula="of:=IF(ROUND([.A134]/[.B134];1)&gt;=1.6;&quot;defender&quot;;IF(ROUND([.C134]/[.D134];1)&gt;=1.3;&quot;demon hunter&quot;;IF([.D134]&gt;[.B13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3.9">
            <text:p>3.9</text:p>
          </table:table-cell>
          <table:table-cell table:formula="of:=IF(ROUND([.A135]/[.B135];1)&gt;=1.6;&quot;defender&quot;;IF(ROUND([.C135]/[.D135];1)&gt;=1.3;&quot;demon hunter&quot;;IF([.D135]&gt;[.B13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5.4">
            <text:p>5.4</text:p>
          </table:table-cell>
          <table:table-cell table:formula="of:=IF(ROUND([.A136]/[.B136];1)&gt;=1.6;&quot;defender&quot;;IF(ROUND([.C136]/[.D136];1)&gt;=1.3;&quot;demon hunter&quot;;IF([.D136]&gt;[.B13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2.8">
            <text:p>2.8</text:p>
          </table:table-cell>
          <table:table-cell table:formula="of:=IF(ROUND([.A137]/[.B137];1)&gt;=1.6;&quot;defender&quot;;IF(ROUND([.C137]/[.D137];1)&gt;=1.3;&quot;demon hunter&quot;;IF([.D137]&gt;[.B13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9.7">
            <text:p>9.7</text:p>
          </table:table-cell>
          <table:table-cell table:formula="of:=IF(ROUND([.A138]/[.B138];1)&gt;=1.6;&quot;defender&quot;;IF(ROUND([.C138]/[.D138];1)&gt;=1.3;&quot;demon hunter&quot;;IF([.D138]&gt;[.B13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3.7">
            <text:p>3.7</text:p>
          </table:table-cell>
          <table:table-cell table:formula="of:=IF(ROUND([.A139]/[.B139];1)&gt;=1.6;&quot;defender&quot;;IF(ROUND([.C139]/[.D139];1)&gt;=1.3;&quot;demon hunter&quot;;IF([.D139]&gt;[.B13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7.4">
            <text:p>7.4</text:p>
          </table:table-cell>
          <table:table-cell table:formula="of:=IF(ROUND([.A140]/[.B140];1)&gt;=1.6;&quot;defender&quot;;IF(ROUND([.C140]/[.D140];1)&gt;=1.3;&quot;demon hunter&quot;;IF([.D140]&gt;[.B14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2.4">
            <text:p>2.4</text:p>
          </table:table-cell>
          <table:table-cell table:formula="of:=IF(ROUND([.A141]/[.B141];1)&gt;=1.6;&quot;defender&quot;;IF(ROUND([.C141]/[.D141];1)&gt;=1.3;&quot;demon hunter&quot;;IF([.D141]&gt;[.B14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5.1">
            <text:p>5.1</text:p>
          </table:table-cell>
          <table:table-cell table:formula="of:=IF(ROUND([.A142]/[.B142];1)&gt;=1.6;&quot;defender&quot;;IF(ROUND([.C142]/[.D142];1)&gt;=1.3;&quot;demon hunter&quot;;IF([.D142]&gt;[.B14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10">
            <text:p>10</text:p>
          </table:table-cell>
          <table:table-cell table:formula="of:=IF(ROUND([.A143]/[.B143];1)&gt;=1.6;&quot;defender&quot;;IF(ROUND([.C143]/[.D143];1)&gt;=1.3;&quot;demon hunter&quot;;IF([.D143]&gt;[.B14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3.3">
            <text:p>3.3</text:p>
          </table:table-cell>
          <table:table-cell table:formula="of:=IF(ROUND([.A144]/[.B144];1)&gt;=1.6;&quot;defender&quot;;IF(ROUND([.C144]/[.D144];1)&gt;=1.3;&quot;demon hunter&quot;;IF([.D144]&gt;[.B14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5">
            <text:p>5</text:p>
          </table:table-cell>
          <table:table-cell table:formula="of:=IF(ROUND([.A145]/[.B145];1)&gt;=1.6;&quot;defender&quot;;IF(ROUND([.C145]/[.D145];1)&gt;=1.3;&quot;demon hunter&quot;;IF([.D145]&gt;[.B14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4.1">
            <text:p>4.1</text:p>
          </table:table-cell>
          <table:table-cell table:formula="of:=IF(ROUND([.A146]/[.B146];1)&gt;=1.6;&quot;defender&quot;;IF(ROUND([.C146]/[.D146];1)&gt;=1.3;&quot;demon hunter&quot;;IF([.D146]&gt;[.B14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1.3">
            <text:p>1.3</text:p>
          </table:table-cell>
          <table:table-cell table:formula="of:=IF(ROUND([.A147]/[.B147];1)&gt;=1.6;&quot;defender&quot;;IF(ROUND([.C147]/[.D147];1)&gt;=1.3;&quot;demon hunter&quot;;IF([.D147]&gt;[.B14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10">
            <text:p>10</text:p>
          </table:table-cell>
          <table:table-cell table:formula="of:=IF(ROUND([.A148]/[.B148];1)&gt;=1.6;&quot;defender&quot;;IF(ROUND([.C148]/[.D148];1)&gt;=1.3;&quot;demon hunter&quot;;IF([.D148]&gt;[.B14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8.4">
            <text:p>8.4</text:p>
          </table:table-cell>
          <table:table-cell table:formula="of:=IF(ROUND([.A149]/[.B149];1)&gt;=1.6;&quot;defender&quot;;IF(ROUND([.C149]/[.D149];1)&gt;=1.3;&quot;demon hunter&quot;;IF([.D149]&gt;[.B14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2.6">
            <text:p>2.6</text:p>
          </table:table-cell>
          <table:table-cell table:formula="of:=IF(ROUND([.A150]/[.B150];1)&gt;=1.6;&quot;defender&quot;;IF(ROUND([.C150]/[.D150];1)&gt;=1.3;&quot;demon hunter&quot;;IF([.D150]&gt;[.B15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1.3">
            <text:p>1.3</text:p>
          </table:table-cell>
          <table:table-cell table:formula="of:=IF(ROUND([.A151]/[.B151];1)&gt;=1.6;&quot;defender&quot;;IF(ROUND([.C151]/[.D151];1)&gt;=1.3;&quot;demon hunter&quot;;IF([.D151]&gt;[.B15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7.7">
            <text:p>7.7</text:p>
          </table:table-cell>
          <table:table-cell table:formula="of:=IF(ROUND([.A152]/[.B152];1)&gt;=1.6;&quot;defender&quot;;IF(ROUND([.C152]/[.D152];1)&gt;=1.3;&quot;demon hunter&quot;;IF([.D152]&gt;[.B15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9.8">
            <text:p>9.8</text:p>
          </table:table-cell>
          <table:table-cell table:formula="of:=IF(ROUND([.A153]/[.B153];1)&gt;=1.6;&quot;defender&quot;;IF(ROUND([.C153]/[.D153];1)&gt;=1.3;&quot;demon hunter&quot;;IF([.D153]&gt;[.B15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3.4">
            <text:p>3.4</text:p>
          </table:table-cell>
          <table:table-cell table:formula="of:=IF(ROUND([.A154]/[.B154];1)&gt;=1.6;&quot;defender&quot;;IF(ROUND([.C154]/[.D154];1)&gt;=1.3;&quot;demon hunter&quot;;IF([.D154]&gt;[.B15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8.2">
            <text:p>8.2</text:p>
          </table:table-cell>
          <table:table-cell table:formula="of:=IF(ROUND([.A155]/[.B155];1)&gt;=1.6;&quot;defender&quot;;IF(ROUND([.C155]/[.D155];1)&gt;=1.3;&quot;demon hunter&quot;;IF([.D155]&gt;[.B15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1.5">
            <text:p>1.5</text:p>
          </table:table-cell>
          <table:table-cell table:formula="of:=IF(ROUND([.A156]/[.B156];1)&gt;=1.6;&quot;defender&quot;;IF(ROUND([.C156]/[.D156];1)&gt;=1.3;&quot;demon hunter&quot;;IF([.D156]&gt;[.B15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2.7">
            <text:p>2.7</text:p>
          </table:table-cell>
          <table:table-cell table:formula="of:=IF(ROUND([.A157]/[.B157];1)&gt;=1.6;&quot;defender&quot;;IF(ROUND([.C157]/[.D157];1)&gt;=1.3;&quot;demon hunter&quot;;IF([.D157]&gt;[.B15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10.3">
            <text:p>10.3</text:p>
          </table:table-cell>
          <table:table-cell table:formula="of:=IF(ROUND([.A158]/[.B158];1)&gt;=1.6;&quot;defender&quot;;IF(ROUND([.C158]/[.D158];1)&gt;=1.3;&quot;demon hunter&quot;;IF([.D158]&gt;[.B15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8.6">
            <text:p>8.6</text:p>
          </table:table-cell>
          <table:table-cell table:formula="of:=IF(ROUND([.A159]/[.B159];1)&gt;=1.6;&quot;defender&quot;;IF(ROUND([.C159]/[.D159];1)&gt;=1.3;&quot;demon hunter&quot;;IF([.D159]&gt;[.B15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4.9">
            <text:p>4.9</text:p>
          </table:table-cell>
          <table:table-cell table:formula="of:=IF(ROUND([.A160]/[.B160];1)&gt;=1.6;&quot;defender&quot;;IF(ROUND([.C160]/[.D160];1)&gt;=1.3;&quot;demon hunter&quot;;IF([.D160]&gt;[.B16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2.8">
            <text:p>2.8</text:p>
          </table:table-cell>
          <table:table-cell table:formula="of:=IF(ROUND([.A161]/[.B161];1)&gt;=1.6;&quot;defender&quot;;IF(ROUND([.C161]/[.D161];1)&gt;=1.3;&quot;demon hunter&quot;;IF([.D161]&gt;[.B16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1.8">
            <text:p>1.8</text:p>
          </table:table-cell>
          <table:table-cell table:formula="of:=IF(ROUND([.A162]/[.B162];1)&gt;=1.6;&quot;defender&quot;;IF(ROUND([.C162]/[.D162];1)&gt;=1.3;&quot;demon hunter&quot;;IF([.D162]&gt;[.B16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2.7">
            <text:p>2.7</text:p>
          </table:table-cell>
          <table:table-cell table:formula="of:=IF(ROUND([.A163]/[.B163];1)&gt;=1.6;&quot;defender&quot;;IF(ROUND([.C163]/[.D163];1)&gt;=1.3;&quot;demon hunter&quot;;IF([.D163]&gt;[.B16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4.6">
            <text:p>4.6</text:p>
          </table:table-cell>
          <table:table-cell table:formula="of:=IF(ROUND([.A164]/[.B164];1)&gt;=1.6;&quot;defender&quot;;IF(ROUND([.C164]/[.D164];1)&gt;=1.3;&quot;demon hunter&quot;;IF([.D164]&gt;[.B16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3.1">
            <text:p>3.1</text:p>
          </table:table-cell>
          <table:table-cell table:formula="of:=IF(ROUND([.A165]/[.B165];1)&gt;=1.6;&quot;defender&quot;;IF(ROUND([.C165]/[.D165];1)&gt;=1.3;&quot;demon hunter&quot;;IF([.D165]&gt;[.B16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1.3">
            <text:p>1.3</text:p>
          </table:table-cell>
          <table:table-cell table:formula="of:=IF(ROUND([.A166]/[.B166];1)&gt;=1.6;&quot;defender&quot;;IF(ROUND([.C166]/[.D166];1)&gt;=1.3;&quot;demon hunter&quot;;IF([.D166]&gt;[.B16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10.8">
            <text:p>10.8</text:p>
          </table:table-cell>
          <table:table-cell table:formula="of:=IF(ROUND([.A167]/[.B167];1)&gt;=1.6;&quot;defender&quot;;IF(ROUND([.C167]/[.D167];1)&gt;=1.3;&quot;demon hunter&quot;;IF([.D167]&gt;[.B16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10.5">
            <text:p>10.5</text:p>
          </table:table-cell>
          <table:table-cell table:formula="of:=IF(ROUND([.A168]/[.B168];1)&gt;=1.6;&quot;defender&quot;;IF(ROUND([.C168]/[.D168];1)&gt;=1.3;&quot;demon hunter&quot;;IF([.D168]&gt;[.B16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8.7">
            <text:p>8.7</text:p>
          </table:table-cell>
          <table:table-cell table:formula="of:=IF(ROUND([.A169]/[.B169];1)&gt;=1.6;&quot;defender&quot;;IF(ROUND([.C169]/[.D169];1)&gt;=1.3;&quot;demon hunter&quot;;IF([.D169]&gt;[.B16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4.9">
            <text:p>4.9</text:p>
          </table:table-cell>
          <table:table-cell table:formula="of:=IF(ROUND([.A170]/[.B170];1)&gt;=1.6;&quot;defender&quot;;IF(ROUND([.C170]/[.D170];1)&gt;=1.3;&quot;demon hunter&quot;;IF([.D170]&gt;[.B17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7.5">
            <text:p>7.5</text:p>
          </table:table-cell>
          <table:table-cell table:formula="of:=IF(ROUND([.A171]/[.B171];1)&gt;=1.6;&quot;defender&quot;;IF(ROUND([.C171]/[.D171];1)&gt;=1.3;&quot;demon hunter&quot;;IF([.D171]&gt;[.B17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1.2">
            <text:p>1.2</text:p>
          </table:table-cell>
          <table:table-cell table:formula="of:=IF(ROUND([.A172]/[.B172];1)&gt;=1.6;&quot;defender&quot;;IF(ROUND([.C172]/[.D172];1)&gt;=1.3;&quot;demon hunter&quot;;IF([.D172]&gt;[.B17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8.3">
            <text:p>8.3</text:p>
          </table:table-cell>
          <table:table-cell table:formula="of:=IF(ROUND([.A173]/[.B173];1)&gt;=1.6;&quot;defender&quot;;IF(ROUND([.C173]/[.D173];1)&gt;=1.3;&quot;demon hunter&quot;;IF([.D173]&gt;[.B17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9.9">
            <text:p>9.9</text:p>
          </table:table-cell>
          <table:table-cell table:formula="of:=IF(ROUND([.A174]/[.B174];1)&gt;=1.6;&quot;defender&quot;;IF(ROUND([.C174]/[.D174];1)&gt;=1.3;&quot;demon hunter&quot;;IF([.D174]&gt;[.B17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4.2">
            <text:p>4.2</text:p>
          </table:table-cell>
          <table:table-cell table:formula="of:=IF(ROUND([.A175]/[.B175];1)&gt;=1.6;&quot;defender&quot;;IF(ROUND([.C175]/[.D175];1)&gt;=1.3;&quot;demon hunter&quot;;IF([.D175]&gt;[.B17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5.6">
            <text:p>5.6</text:p>
          </table:table-cell>
          <table:table-cell table:formula="of:=IF(ROUND([.A176]/[.B176];1)&gt;=1.6;&quot;defender&quot;;IF(ROUND([.C176]/[.D176];1)&gt;=1.3;&quot;demon hunter&quot;;IF([.D176]&gt;[.B17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2.9">
            <text:p>2.9</text:p>
          </table:table-cell>
          <table:table-cell table:formula="of:=IF(ROUND([.A177]/[.B177];1)&gt;=1.6;&quot;defender&quot;;IF(ROUND([.C177]/[.D177];1)&gt;=1.3;&quot;demon hunter&quot;;IF([.D177]&gt;[.B17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7.6">
            <text:p>7.6</text:p>
          </table:table-cell>
          <table:table-cell table:formula="of:=IF(ROUND([.A178]/[.B178];1)&gt;=1.6;&quot;defender&quot;;IF(ROUND([.C178]/[.D178];1)&gt;=1.3;&quot;demon hunter&quot;;IF([.D178]&gt;[.B17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10.2">
            <text:p>10.2</text:p>
          </table:table-cell>
          <table:table-cell table:formula="of:=IF(ROUND([.A179]/[.B179];1)&gt;=1.6;&quot;defender&quot;;IF(ROUND([.C179]/[.D179];1)&gt;=1.3;&quot;demon hunter&quot;;IF([.D179]&gt;[.B17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4.1">
            <text:p>4.1</text:p>
          </table:table-cell>
          <table:table-cell table:formula="of:=IF(ROUND([.A180]/[.B180];1)&gt;=1.6;&quot;defender&quot;;IF(ROUND([.C180]/[.D180];1)&gt;=1.3;&quot;demon hunter&quot;;IF([.D180]&gt;[.B18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5.1">
            <text:p>5.1</text:p>
          </table:table-cell>
          <table:table-cell table:formula="of:=IF(ROUND([.A181]/[.B181];1)&gt;=1.6;&quot;defender&quot;;IF(ROUND([.C181]/[.D181];1)&gt;=1.3;&quot;demon hunter&quot;;IF([.D181]&gt;[.B18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4.7">
            <text:p>4.7</text:p>
          </table:table-cell>
          <table:table-cell table:formula="of:=IF(ROUND([.A182]/[.B182];1)&gt;=1.6;&quot;defender&quot;;IF(ROUND([.C182]/[.D182];1)&gt;=1.3;&quot;demon hunter&quot;;IF([.D182]&gt;[.B18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7.8">
            <text:p>7.8</text:p>
          </table:table-cell>
          <table:table-cell table:formula="of:=IF(ROUND([.A183]/[.B183];1)&gt;=1.6;&quot;defender&quot;;IF(ROUND([.C183]/[.D183];1)&gt;=1.3;&quot;demon hunter&quot;;IF([.D183]&gt;[.B18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2.6">
            <text:p>2.6</text:p>
          </table:table-cell>
          <table:table-cell table:formula="of:=IF(ROUND([.A184]/[.B184];1)&gt;=1.6;&quot;defender&quot;;IF(ROUND([.C184]/[.D184];1)&gt;=1.3;&quot;demon hunter&quot;;IF([.D184]&gt;[.B18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7.3">
            <text:p>7.3</text:p>
          </table:table-cell>
          <table:table-cell table:formula="of:=IF(ROUND([.A185]/[.B185];1)&gt;=1.6;&quot;defender&quot;;IF(ROUND([.C185]/[.D185];1)&gt;=1.3;&quot;demon hunter&quot;;IF([.D185]&gt;[.B18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4.2">
            <text:p>4.2</text:p>
          </table:table-cell>
          <table:table-cell table:formula="of:=IF(ROUND([.A186]/[.B186];1)&gt;=1.6;&quot;defender&quot;;IF(ROUND([.C186]/[.D186];1)&gt;=1.3;&quot;demon hunter&quot;;IF([.D186]&gt;[.B18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8.6">
            <text:p>8.6</text:p>
          </table:table-cell>
          <table:table-cell table:formula="of:=IF(ROUND([.A187]/[.B187];1)&gt;=1.6;&quot;defender&quot;;IF(ROUND([.C187]/[.D187];1)&gt;=1.3;&quot;demon hunter&quot;;IF([.D187]&gt;[.B18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5.1">
            <text:p>5.1</text:p>
          </table:table-cell>
          <table:table-cell table:formula="of:=IF(ROUND([.A188]/[.B188];1)&gt;=1.6;&quot;defender&quot;;IF(ROUND([.C188]/[.D188];1)&gt;=1.3;&quot;demon hunter&quot;;IF([.D188]&gt;[.B18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1.4">
            <text:p>1.4</text:p>
          </table:table-cell>
          <table:table-cell table:formula="of:=IF(ROUND([.A189]/[.B189];1)&gt;=1.6;&quot;defender&quot;;IF(ROUND([.C189]/[.D189];1)&gt;=1.3;&quot;demon hunter&quot;;IF([.D189]&gt;[.B18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10.4">
            <text:p>10.4</text:p>
          </table:table-cell>
          <table:table-cell table:formula="of:=IF(ROUND([.A190]/[.B190];1)&gt;=1.6;&quot;defender&quot;;IF(ROUND([.C190]/[.D190];1)&gt;=1.3;&quot;demon hunter&quot;;IF([.D190]&gt;[.B19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3.9">
            <text:p>3.9</text:p>
          </table:table-cell>
          <table:table-cell table:formula="of:=IF(ROUND([.A191]/[.B191];1)&gt;=1.6;&quot;defender&quot;;IF(ROUND([.C191]/[.D191];1)&gt;=1.3;&quot;demon hunter&quot;;IF([.D191]&gt;[.B19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4.2">
            <text:p>4.2</text:p>
          </table:table-cell>
          <table:table-cell table:formula="of:=IF(ROUND([.A192]/[.B192];1)&gt;=1.6;&quot;defender&quot;;IF(ROUND([.C192]/[.D192];1)&gt;=1.3;&quot;demon hunter&quot;;IF([.D192]&gt;[.B19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8.6">
            <text:p>8.6</text:p>
          </table:table-cell>
          <table:table-cell table:formula="of:=IF(ROUND([.A193]/[.B193];1)&gt;=1.6;&quot;defender&quot;;IF(ROUND([.C193]/[.D193];1)&gt;=1.3;&quot;demon hunter&quot;;IF([.D193]&gt;[.B19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7.2">
            <text:p>7.2</text:p>
          </table:table-cell>
          <table:table-cell table:formula="of:=IF(ROUND([.A194]/[.B194];1)&gt;=1.6;&quot;defender&quot;;IF(ROUND([.C194]/[.D194];1)&gt;=1.3;&quot;demon hunter&quot;;IF([.D194]&gt;[.B19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7">
            <text:p>7</text:p>
          </table:table-cell>
          <table:table-cell table:formula="of:=IF(ROUND([.A195]/[.B195];1)&gt;=1.6;&quot;defender&quot;;IF(ROUND([.C195]/[.D195];1)&gt;=1.3;&quot;demon hunter&quot;;IF([.D195]&gt;[.B19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7.9">
            <text:p>7.9</text:p>
          </table:table-cell>
          <table:table-cell table:formula="of:=IF(ROUND([.A196]/[.B196];1)&gt;=1.6;&quot;defender&quot;;IF(ROUND([.C196]/[.D196];1)&gt;=1.3;&quot;demon hunter&quot;;IF([.D196]&gt;[.B19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7.6">
            <text:p>7.6</text:p>
          </table:table-cell>
          <table:table-cell table:formula="of:=IF(ROUND([.A197]/[.B197];1)&gt;=1.6;&quot;defender&quot;;IF(ROUND([.C197]/[.D197];1)&gt;=1.3;&quot;demon hunter&quot;;IF([.D197]&gt;[.B19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1.7">
            <text:p>1.7</text:p>
          </table:table-cell>
          <table:table-cell table:formula="of:=IF(ROUND([.A198]/[.B198];1)&gt;=1.6;&quot;defender&quot;;IF(ROUND([.C198]/[.D198];1)&gt;=1.3;&quot;demon hunter&quot;;IF([.D198]&gt;[.B19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3">
            <text:p>3</text:p>
          </table:table-cell>
          <table:table-cell table:formula="of:=IF(ROUND([.A199]/[.B199];1)&gt;=1.6;&quot;defender&quot;;IF(ROUND([.C199]/[.D199];1)&gt;=1.3;&quot;demon hunter&quot;;IF([.D199]&gt;[.B19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9.2">
            <text:p>9.2</text:p>
          </table:table-cell>
          <table:table-cell table:formula="of:=IF(ROUND([.A200]/[.B200];1)&gt;=1.6;&quot;defender&quot;;IF(ROUND([.C200]/[.D200];1)&gt;=1.3;&quot;demon hunter&quot;;IF([.D200]&gt;[.B20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8.8">
            <text:p>8.8</text:p>
          </table:table-cell>
          <table:table-cell table:formula="of:=IF(ROUND([.A201]/[.B201];1)&gt;=1.6;&quot;defender&quot;;IF(ROUND([.C201]/[.D201];1)&gt;=1.3;&quot;demon hunter&quot;;IF([.D201]&gt;[.B20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4.2">
            <text:p>4.2</text:p>
          </table:table-cell>
          <table:table-cell table:formula="of:=IF(ROUND([.A202]/[.B202];1)&gt;=1.6;&quot;defender&quot;;IF(ROUND([.C202]/[.D202];1)&gt;=1.3;&quot;demon hunter&quot;;IF([.D202]&gt;[.B20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2.5">
            <text:p>2.5</text:p>
          </table:table-cell>
          <table:table-cell table:formula="of:=IF(ROUND([.A203]/[.B203];1)&gt;=1.6;&quot;defender&quot;;IF(ROUND([.C203]/[.D203];1)&gt;=1.3;&quot;demon hunter&quot;;IF([.D203]&gt;[.B20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6.1">
            <text:p>6.1</text:p>
          </table:table-cell>
          <table:table-cell table:formula="of:=IF(ROUND([.A204]/[.B204];1)&gt;=1.6;&quot;defender&quot;;IF(ROUND([.C204]/[.D204];1)&gt;=1.3;&quot;demon hunter&quot;;IF([.D204]&gt;[.B20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7.2">
            <text:p>7.2</text:p>
          </table:table-cell>
          <table:table-cell table:formula="of:=IF(ROUND([.A205]/[.B205];1)&gt;=1.6;&quot;defender&quot;;IF(ROUND([.C205]/[.D205];1)&gt;=1.3;&quot;demon hunter&quot;;IF([.D205]&gt;[.B20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7.6">
            <text:p>7.6</text:p>
          </table:table-cell>
          <table:table-cell table:formula="of:=IF(ROUND([.A206]/[.B206];1)&gt;=1.6;&quot;defender&quot;;IF(ROUND([.C206]/[.D206];1)&gt;=1.3;&quot;demon hunter&quot;;IF([.D206]&gt;[.B20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7.5">
            <text:p>7.5</text:p>
          </table:table-cell>
          <table:table-cell table:formula="of:=IF(ROUND([.A207]/[.B207];1)&gt;=1.6;&quot;defender&quot;;IF(ROUND([.C207]/[.D207];1)&gt;=1.3;&quot;demon hunter&quot;;IF([.D207]&gt;[.B20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6.3">
            <text:p>6.3</text:p>
          </table:table-cell>
          <table:table-cell table:formula="of:=IF(ROUND([.A208]/[.B208];1)&gt;=1.6;&quot;defender&quot;;IF(ROUND([.C208]/[.D208];1)&gt;=1.3;&quot;demon hunter&quot;;IF([.D208]&gt;[.B20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7.2">
            <text:p>7.2</text:p>
          </table:table-cell>
          <table:table-cell table:formula="of:=IF(ROUND([.A209]/[.B209];1)&gt;=1.6;&quot;defender&quot;;IF(ROUND([.C209]/[.D209];1)&gt;=1.3;&quot;demon hunter&quot;;IF([.D209]&gt;[.B20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7">
            <text:p>7</text:p>
          </table:table-cell>
          <table:table-cell table:formula="of:=IF(ROUND([.A210]/[.B210];1)&gt;=1.6;&quot;defender&quot;;IF(ROUND([.C210]/[.D210];1)&gt;=1.3;&quot;demon hunter&quot;;IF([.D210]&gt;[.B21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10.7">
            <text:p>10.7</text:p>
          </table:table-cell>
          <table:table-cell table:formula="of:=IF(ROUND([.A211]/[.B211];1)&gt;=1.6;&quot;defender&quot;;IF(ROUND([.C211]/[.D211];1)&gt;=1.3;&quot;demon hunter&quot;;IF([.D211]&gt;[.B21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6.3">
            <text:p>6.3</text:p>
          </table:table-cell>
          <table:table-cell table:formula="of:=IF(ROUND([.A212]/[.B212];1)&gt;=1.6;&quot;defender&quot;;IF(ROUND([.C212]/[.D212];1)&gt;=1.3;&quot;demon hunter&quot;;IF([.D212]&gt;[.B21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1">
            <text:p>1</text:p>
          </table:table-cell>
          <table:table-cell table:formula="of:=IF(ROUND([.A213]/[.B213];1)&gt;=1.6;&quot;defender&quot;;IF(ROUND([.C213]/[.D213];1)&gt;=1.3;&quot;demon hunter&quot;;IF([.D213]&gt;[.B21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2.7">
            <text:p>2.7</text:p>
          </table:table-cell>
          <table:table-cell table:formula="of:=IF(ROUND([.A214]/[.B214];1)&gt;=1.6;&quot;defender&quot;;IF(ROUND([.C214]/[.D214];1)&gt;=1.3;&quot;demon hunter&quot;;IF([.D214]&gt;[.B21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3.4">
            <text:p>3.4</text:p>
          </table:table-cell>
          <table:table-cell table:formula="of:=IF(ROUND([.A215]/[.B215];1)&gt;=1.6;&quot;defender&quot;;IF(ROUND([.C215]/[.D215];1)&gt;=1.3;&quot;demon hunter&quot;;IF([.D215]&gt;[.B21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6.1">
            <text:p>6.1</text:p>
          </table:table-cell>
          <table:table-cell table:formula="of:=IF(ROUND([.A216]/[.B216];1)&gt;=1.6;&quot;defender&quot;;IF(ROUND([.C216]/[.D216];1)&gt;=1.3;&quot;demon hunter&quot;;IF([.D216]&gt;[.B21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9.4">
            <text:p>9.4</text:p>
          </table:table-cell>
          <table:table-cell table:formula="of:=IF(ROUND([.A217]/[.B217];1)&gt;=1.6;&quot;defender&quot;;IF(ROUND([.C217]/[.D217];1)&gt;=1.3;&quot;demon hunter&quot;;IF([.D217]&gt;[.B21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1.7">
            <text:p>1.7</text:p>
          </table:table-cell>
          <table:table-cell table:formula="of:=IF(ROUND([.A218]/[.B218];1)&gt;=1.6;&quot;defender&quot;;IF(ROUND([.C218]/[.D218];1)&gt;=1.3;&quot;demon hunter&quot;;IF([.D218]&gt;[.B21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10.3">
            <text:p>10.3</text:p>
          </table:table-cell>
          <table:table-cell table:formula="of:=IF(ROUND([.A219]/[.B219];1)&gt;=1.6;&quot;defender&quot;;IF(ROUND([.C219]/[.D219];1)&gt;=1.3;&quot;demon hunter&quot;;IF([.D219]&gt;[.B21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7.4">
            <text:p>7.4</text:p>
          </table:table-cell>
          <table:table-cell table:formula="of:=IF(ROUND([.A220]/[.B220];1)&gt;=1.6;&quot;defender&quot;;IF(ROUND([.C220]/[.D220];1)&gt;=1.3;&quot;demon hunter&quot;;IF([.D220]&gt;[.B22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8.8">
            <text:p>8.8</text:p>
          </table:table-cell>
          <table:table-cell table:formula="of:=IF(ROUND([.A221]/[.B221];1)&gt;=1.6;&quot;defender&quot;;IF(ROUND([.C221]/[.D221];1)&gt;=1.3;&quot;demon hunter&quot;;IF([.D221]&gt;[.B22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8.9">
            <text:p>8.9</text:p>
          </table:table-cell>
          <table:table-cell table:formula="of:=IF(ROUND([.A222]/[.B222];1)&gt;=1.6;&quot;defender&quot;;IF(ROUND([.C222]/[.D222];1)&gt;=1.3;&quot;demon hunter&quot;;IF([.D222]&gt;[.B22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10">
            <text:p>10</text:p>
          </table:table-cell>
          <table:table-cell table:formula="of:=IF(ROUND([.A223]/[.B223];1)&gt;=1.6;&quot;defender&quot;;IF(ROUND([.C223]/[.D223];1)&gt;=1.3;&quot;demon hunter&quot;;IF([.D223]&gt;[.B22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9.3">
            <text:p>9.3</text:p>
          </table:table-cell>
          <table:table-cell table:formula="of:=IF(ROUND([.A224]/[.B224];1)&gt;=1.6;&quot;defender&quot;;IF(ROUND([.C224]/[.D224];1)&gt;=1.3;&quot;demon hunter&quot;;IF([.D224]&gt;[.B22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4">
            <text:p>4</text:p>
          </table:table-cell>
          <table:table-cell table:formula="of:=IF(ROUND([.A225]/[.B225];1)&gt;=1.6;&quot;defender&quot;;IF(ROUND([.C225]/[.D225];1)&gt;=1.3;&quot;demon hunter&quot;;IF([.D225]&gt;[.B22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6.7">
            <text:p>6.7</text:p>
          </table:table-cell>
          <table:table-cell table:formula="of:=IF(ROUND([.A226]/[.B226];1)&gt;=1.6;&quot;defender&quot;;IF(ROUND([.C226]/[.D226];1)&gt;=1.3;&quot;demon hunter&quot;;IF([.D226]&gt;[.B22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8.5">
            <text:p>8.5</text:p>
          </table:table-cell>
          <table:table-cell table:formula="of:=IF(ROUND([.A227]/[.B227];1)&gt;=1.6;&quot;defender&quot;;IF(ROUND([.C227]/[.D227];1)&gt;=1.3;&quot;demon hunter&quot;;IF([.D227]&gt;[.B22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7.8">
            <text:p>7.8</text:p>
          </table:table-cell>
          <table:table-cell table:formula="of:=IF(ROUND([.A228]/[.B228];1)&gt;=1.6;&quot;defender&quot;;IF(ROUND([.C228]/[.D228];1)&gt;=1.3;&quot;demon hunter&quot;;IF([.D228]&gt;[.B22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2.3">
            <text:p>2.3</text:p>
          </table:table-cell>
          <table:table-cell table:formula="of:=IF(ROUND([.A229]/[.B229];1)&gt;=1.6;&quot;defender&quot;;IF(ROUND([.C229]/[.D229];1)&gt;=1.3;&quot;demon hunter&quot;;IF([.D229]&gt;[.B22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2.2">
            <text:p>2.2</text:p>
          </table:table-cell>
          <table:table-cell table:formula="of:=IF(ROUND([.A230]/[.B230];1)&gt;=1.6;&quot;defender&quot;;IF(ROUND([.C230]/[.D230];1)&gt;=1.3;&quot;demon hunter&quot;;IF([.D230]&gt;[.B23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9.3">
            <text:p>9.3</text:p>
          </table:table-cell>
          <table:table-cell table:formula="of:=IF(ROUND([.A231]/[.B231];1)&gt;=1.6;&quot;defender&quot;;IF(ROUND([.C231]/[.D231];1)&gt;=1.3;&quot;demon hunter&quot;;IF([.D231]&gt;[.B23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4.8">
            <text:p>4.8</text:p>
          </table:table-cell>
          <table:table-cell table:formula="of:=IF(ROUND([.A232]/[.B232];1)&gt;=1.6;&quot;defender&quot;;IF(ROUND([.C232]/[.D232];1)&gt;=1.3;&quot;demon hunter&quot;;IF([.D232]&gt;[.B23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2.6">
            <text:p>2.6</text:p>
          </table:table-cell>
          <table:table-cell table:formula="of:=IF(ROUND([.A233]/[.B233];1)&gt;=1.6;&quot;defender&quot;;IF(ROUND([.C233]/[.D233];1)&gt;=1.3;&quot;demon hunter&quot;;IF([.D233]&gt;[.B23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7.5">
            <text:p>7.5</text:p>
          </table:table-cell>
          <table:table-cell table:formula="of:=IF(ROUND([.A234]/[.B234];1)&gt;=1.6;&quot;defender&quot;;IF(ROUND([.C234]/[.D234];1)&gt;=1.3;&quot;demon hunter&quot;;IF([.D234]&gt;[.B23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9.8">
            <text:p>9.8</text:p>
          </table:table-cell>
          <table:table-cell table:formula="of:=IF(ROUND([.A235]/[.B235];1)&gt;=1.6;&quot;defender&quot;;IF(ROUND([.C235]/[.D235];1)&gt;=1.3;&quot;demon hunter&quot;;IF([.D235]&gt;[.B23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2.5">
            <text:p>2.5</text:p>
          </table:table-cell>
          <table:table-cell table:formula="of:=IF(ROUND([.A236]/[.B236];1)&gt;=1.6;&quot;defender&quot;;IF(ROUND([.C236]/[.D236];1)&gt;=1.3;&quot;demon hunter&quot;;IF([.D236]&gt;[.B23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6.1">
            <text:p>6.1</text:p>
          </table:table-cell>
          <table:table-cell table:formula="of:=IF(ROUND([.A237]/[.B237];1)&gt;=1.6;&quot;defender&quot;;IF(ROUND([.C237]/[.D237];1)&gt;=1.3;&quot;demon hunter&quot;;IF([.D237]&gt;[.B23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3.1">
            <text:p>3.1</text:p>
          </table:table-cell>
          <table:table-cell table:formula="of:=IF(ROUND([.A238]/[.B238];1)&gt;=1.6;&quot;defender&quot;;IF(ROUND([.C238]/[.D238];1)&gt;=1.3;&quot;demon hunter&quot;;IF([.D238]&gt;[.B23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9.5">
            <text:p>9.5</text:p>
          </table:table-cell>
          <table:table-cell table:formula="of:=IF(ROUND([.A239]/[.B239];1)&gt;=1.6;&quot;defender&quot;;IF(ROUND([.C239]/[.D239];1)&gt;=1.3;&quot;demon hunter&quot;;IF([.D239]&gt;[.B23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5.2">
            <text:p>5.2</text:p>
          </table:table-cell>
          <table:table-cell table:formula="of:=IF(ROUND([.A240]/[.B240];1)&gt;=1.6;&quot;defender&quot;;IF(ROUND([.C240]/[.D240];1)&gt;=1.3;&quot;demon hunter&quot;;IF([.D240]&gt;[.B24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9.4">
            <text:p>9.4</text:p>
          </table:table-cell>
          <table:table-cell table:formula="of:=IF(ROUND([.A241]/[.B241];1)&gt;=1.6;&quot;defender&quot;;IF(ROUND([.C241]/[.D241];1)&gt;=1.3;&quot;demon hunter&quot;;IF([.D241]&gt;[.B24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5.1">
            <text:p>5.1</text:p>
          </table:table-cell>
          <table:table-cell table:formula="of:=IF(ROUND([.A242]/[.B242];1)&gt;=1.6;&quot;defender&quot;;IF(ROUND([.C242]/[.D242];1)&gt;=1.3;&quot;demon hunter&quot;;IF([.D242]&gt;[.B24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8.3">
            <text:p>8.3</text:p>
          </table:table-cell>
          <table:table-cell table:formula="of:=IF(ROUND([.A243]/[.B243];1)&gt;=1.6;&quot;defender&quot;;IF(ROUND([.C243]/[.D243];1)&gt;=1.3;&quot;demon hunter&quot;;IF([.D243]&gt;[.B24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5.2">
            <text:p>5.2</text:p>
          </table:table-cell>
          <table:table-cell table:formula="of:=IF(ROUND([.A244]/[.B244];1)&gt;=1.6;&quot;defender&quot;;IF(ROUND([.C244]/[.D244];1)&gt;=1.3;&quot;demon hunter&quot;;IF([.D244]&gt;[.B24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9.9">
            <text:p>9.9</text:p>
          </table:table-cell>
          <table:table-cell table:formula="of:=IF(ROUND([.A245]/[.B245];1)&gt;=1.6;&quot;defender&quot;;IF(ROUND([.C245]/[.D245];1)&gt;=1.3;&quot;demon hunter&quot;;IF([.D245]&gt;[.B24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3.7">
            <text:p>3.7</text:p>
          </table:table-cell>
          <table:table-cell table:formula="of:=IF(ROUND([.A246]/[.B246];1)&gt;=1.6;&quot;defender&quot;;IF(ROUND([.C246]/[.D246];1)&gt;=1.3;&quot;demon hunter&quot;;IF([.D246]&gt;[.B24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7">
            <text:p>7</text:p>
          </table:table-cell>
          <table:table-cell table:formula="of:=IF(ROUND([.A247]/[.B247];1)&gt;=1.6;&quot;defender&quot;;IF(ROUND([.C247]/[.D247];1)&gt;=1.3;&quot;demon hunter&quot;;IF([.D247]&gt;[.B24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3.5">
            <text:p>3.5</text:p>
          </table:table-cell>
          <table:table-cell table:formula="of:=IF(ROUND([.A248]/[.B248];1)&gt;=1.6;&quot;defender&quot;;IF(ROUND([.C248]/[.D248];1)&gt;=1.3;&quot;demon hunter&quot;;IF([.D248]&gt;[.B24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1">
            <text:p>1</text:p>
          </table:table-cell>
          <table:table-cell table:formula="of:=ROUND(RAND()*10+1;1)" office:value-type="float" office:value="5.6">
            <text:p>5.6</text:p>
          </table:table-cell>
          <table:table-cell table:formula="of:=IF(ROUND([.A249]/[.B249];1)&gt;=1.6;&quot;defender&quot;;IF(ROUND([.C249]/[.D249];1)&gt;=1.3;&quot;demon hunter&quot;;IF([.D249]&gt;[.B24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9.9">
            <text:p>9.9</text:p>
          </table:table-cell>
          <table:table-cell table:formula="of:=IF(ROUND([.A250]/[.B250];1)&gt;=1.6;&quot;defender&quot;;IF(ROUND([.C250]/[.D250];1)&gt;=1.3;&quot;demon hunter&quot;;IF([.D250]&gt;[.B25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9.4">
            <text:p>9.4</text:p>
          </table:table-cell>
          <table:table-cell table:formula="of:=IF(ROUND([.A251]/[.B251];1)&gt;=1.6;&quot;defender&quot;;IF(ROUND([.C251]/[.D251];1)&gt;=1.3;&quot;demon hunter&quot;;IF([.D251]&gt;[.B25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6.3">
            <text:p>6.3</text:p>
          </table:table-cell>
          <table:table-cell table:formula="of:=IF(ROUND([.A252]/[.B252];1)&gt;=1.6;&quot;defender&quot;;IF(ROUND([.C252]/[.D252];1)&gt;=1.3;&quot;demon hunter&quot;;IF([.D252]&gt;[.B25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8.8">
            <text:p>8.8</text:p>
          </table:table-cell>
          <table:table-cell table:formula="of:=IF(ROUND([.A253]/[.B253];1)&gt;=1.6;&quot;defender&quot;;IF(ROUND([.C253]/[.D253];1)&gt;=1.3;&quot;demon hunter&quot;;IF([.D253]&gt;[.B25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8.2">
            <text:p>8.2</text:p>
          </table:table-cell>
          <table:table-cell table:formula="of:=IF(ROUND([.A254]/[.B254];1)&gt;=1.6;&quot;defender&quot;;IF(ROUND([.C254]/[.D254];1)&gt;=1.3;&quot;demon hunter&quot;;IF([.D254]&gt;[.B25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4.2">
            <text:p>4.2</text:p>
          </table:table-cell>
          <table:table-cell table:formula="of:=IF(ROUND([.A255]/[.B255];1)&gt;=1.6;&quot;defender&quot;;IF(ROUND([.C255]/[.D255];1)&gt;=1.3;&quot;demon hunter&quot;;IF([.D255]&gt;[.B25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6.3">
            <text:p>6.3</text:p>
          </table:table-cell>
          <table:table-cell table:formula="of:=IF(ROUND([.A256]/[.B256];1)&gt;=1.6;&quot;defender&quot;;IF(ROUND([.C256]/[.D256];1)&gt;=1.3;&quot;demon hunter&quot;;IF([.D256]&gt;[.B25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1.6">
            <text:p>1.6</text:p>
          </table:table-cell>
          <table:table-cell table:formula="of:=IF(ROUND([.A257]/[.B257];1)&gt;=1.6;&quot;defender&quot;;IF(ROUND([.C257]/[.D257];1)&gt;=1.3;&quot;demon hunter&quot;;IF([.D257]&gt;[.B25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1.8">
            <text:p>1.8</text:p>
          </table:table-cell>
          <table:table-cell table:formula="of:=IF(ROUND([.A258]/[.B258];1)&gt;=1.6;&quot;defender&quot;;IF(ROUND([.C258]/[.D258];1)&gt;=1.3;&quot;demon hunter&quot;;IF([.D258]&gt;[.B25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3.5">
            <text:p>3.5</text:p>
          </table:table-cell>
          <table:table-cell table:formula="of:=IF(ROUND([.A259]/[.B259];1)&gt;=1.6;&quot;defender&quot;;IF(ROUND([.C259]/[.D259];1)&gt;=1.3;&quot;demon hunter&quot;;IF([.D259]&gt;[.B25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4.6">
            <text:p>4.6</text:p>
          </table:table-cell>
          <table:table-cell table:formula="of:=IF(ROUND([.A260]/[.B260];1)&gt;=1.6;&quot;defender&quot;;IF(ROUND([.C260]/[.D260];1)&gt;=1.3;&quot;demon hunter&quot;;IF([.D260]&gt;[.B26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6">
            <text:p>6</text:p>
          </table:table-cell>
          <table:table-cell table:formula="of:=IF(ROUND([.A261]/[.B261];1)&gt;=1.6;&quot;defender&quot;;IF(ROUND([.C261]/[.D261];1)&gt;=1.3;&quot;demon hunter&quot;;IF([.D261]&gt;[.B26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6.5">
            <text:p>6.5</text:p>
          </table:table-cell>
          <table:table-cell table:formula="of:=IF(ROUND([.A262]/[.B262];1)&gt;=1.6;&quot;defender&quot;;IF(ROUND([.C262]/[.D262];1)&gt;=1.3;&quot;demon hunter&quot;;IF([.D262]&gt;[.B26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5.7">
            <text:p>5.7</text:p>
          </table:table-cell>
          <table:table-cell table:formula="of:=IF(ROUND([.A263]/[.B263];1)&gt;=1.6;&quot;defender&quot;;IF(ROUND([.C263]/[.D263];1)&gt;=1.3;&quot;demon hunter&quot;;IF([.D263]&gt;[.B26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5.5">
            <text:p>5.5</text:p>
          </table:table-cell>
          <table:table-cell table:formula="of:=IF(ROUND([.A264]/[.B264];1)&gt;=1.6;&quot;defender&quot;;IF(ROUND([.C264]/[.D264];1)&gt;=1.3;&quot;demon hunter&quot;;IF([.D264]&gt;[.B26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1.1">
            <text:p>1.1</text:p>
          </table:table-cell>
          <table:table-cell table:formula="of:=IF(ROUND([.A265]/[.B265];1)&gt;=1.6;&quot;defender&quot;;IF(ROUND([.C265]/[.D265];1)&gt;=1.3;&quot;demon hunter&quot;;IF([.D265]&gt;[.B26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9.9">
            <text:p>9.9</text:p>
          </table:table-cell>
          <table:table-cell table:formula="of:=IF(ROUND([.A266]/[.B266];1)&gt;=1.6;&quot;defender&quot;;IF(ROUND([.C266]/[.D266];1)&gt;=1.3;&quot;demon hunter&quot;;IF([.D266]&gt;[.B26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1.7">
            <text:p>1.7</text:p>
          </table:table-cell>
          <table:table-cell table:formula="of:=IF(ROUND([.A267]/[.B267];1)&gt;=1.6;&quot;defender&quot;;IF(ROUND([.C267]/[.D267];1)&gt;=1.3;&quot;demon hunter&quot;;IF([.D267]&gt;[.B26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4.1">
            <text:p>4.1</text:p>
          </table:table-cell>
          <table:table-cell table:formula="of:=IF(ROUND([.A268]/[.B268];1)&gt;=1.6;&quot;defender&quot;;IF(ROUND([.C268]/[.D268];1)&gt;=1.3;&quot;demon hunter&quot;;IF([.D268]&gt;[.B26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6.7">
            <text:p>6.7</text:p>
          </table:table-cell>
          <table:table-cell table:formula="of:=IF(ROUND([.A269]/[.B269];1)&gt;=1.6;&quot;defender&quot;;IF(ROUND([.C269]/[.D269];1)&gt;=1.3;&quot;demon hunter&quot;;IF([.D269]&gt;[.B26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5.3">
            <text:p>5.3</text:p>
          </table:table-cell>
          <table:table-cell table:formula="of:=IF(ROUND([.A270]/[.B270];1)&gt;=1.6;&quot;defender&quot;;IF(ROUND([.C270]/[.D270];1)&gt;=1.3;&quot;demon hunter&quot;;IF([.D270]&gt;[.B27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6">
            <text:p>6</text:p>
          </table:table-cell>
          <table:table-cell table:formula="of:=IF(ROUND([.A271]/[.B271];1)&gt;=1.6;&quot;defender&quot;;IF(ROUND([.C271]/[.D271];1)&gt;=1.3;&quot;demon hunter&quot;;IF([.D271]&gt;[.B27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1.5">
            <text:p>1.5</text:p>
          </table:table-cell>
          <table:table-cell table:formula="of:=IF(ROUND([.A272]/[.B272];1)&gt;=1.6;&quot;defender&quot;;IF(ROUND([.C272]/[.D272];1)&gt;=1.3;&quot;demon hunter&quot;;IF([.D272]&gt;[.B27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8.5">
            <text:p>8.5</text:p>
          </table:table-cell>
          <table:table-cell table:formula="of:=IF(ROUND([.A273]/[.B273];1)&gt;=1.6;&quot;defender&quot;;IF(ROUND([.C273]/[.D273];1)&gt;=1.3;&quot;demon hunter&quot;;IF([.D273]&gt;[.B27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3">
            <text:p>3</text:p>
          </table:table-cell>
          <table:table-cell table:formula="of:=IF(ROUND([.A274]/[.B274];1)&gt;=1.6;&quot;defender&quot;;IF(ROUND([.C274]/[.D274];1)&gt;=1.3;&quot;demon hunter&quot;;IF([.D274]&gt;[.B27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10.5">
            <text:p>10.5</text:p>
          </table:table-cell>
          <table:table-cell table:formula="of:=IF(ROUND([.A275]/[.B275];1)&gt;=1.6;&quot;defender&quot;;IF(ROUND([.C275]/[.D275];1)&gt;=1.3;&quot;demon hunter&quot;;IF([.D275]&gt;[.B27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4.2">
            <text:p>4.2</text:p>
          </table:table-cell>
          <table:table-cell table:formula="of:=IF(ROUND([.A276]/[.B276];1)&gt;=1.6;&quot;defender&quot;;IF(ROUND([.C276]/[.D276];1)&gt;=1.3;&quot;demon hunter&quot;;IF([.D276]&gt;[.B27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2.2">
            <text:p>2.2</text:p>
          </table:table-cell>
          <table:table-cell table:formula="of:=IF(ROUND([.A277]/[.B277];1)&gt;=1.6;&quot;defender&quot;;IF(ROUND([.C277]/[.D277];1)&gt;=1.3;&quot;demon hunter&quot;;IF([.D277]&gt;[.B27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1.5">
            <text:p>1.5</text:p>
          </table:table-cell>
          <table:table-cell table:formula="of:=IF(ROUND([.A278]/[.B278];1)&gt;=1.6;&quot;defender&quot;;IF(ROUND([.C278]/[.D278];1)&gt;=1.3;&quot;demon hunter&quot;;IF([.D278]&gt;[.B27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9.2">
            <text:p>9.2</text:p>
          </table:table-cell>
          <table:table-cell table:formula="of:=IF(ROUND([.A279]/[.B279];1)&gt;=1.6;&quot;defender&quot;;IF(ROUND([.C279]/[.D279];1)&gt;=1.3;&quot;demon hunter&quot;;IF([.D279]&gt;[.B27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3.3">
            <text:p>3.3</text:p>
          </table:table-cell>
          <table:table-cell table:formula="of:=IF(ROUND([.A280]/[.B280];1)&gt;=1.6;&quot;defender&quot;;IF(ROUND([.C280]/[.D280];1)&gt;=1.3;&quot;demon hunter&quot;;IF([.D280]&gt;[.B28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1.7">
            <text:p>1.7</text:p>
          </table:table-cell>
          <table:table-cell table:formula="of:=IF(ROUND([.A281]/[.B281];1)&gt;=1.6;&quot;defender&quot;;IF(ROUND([.C281]/[.D281];1)&gt;=1.3;&quot;demon hunter&quot;;IF([.D281]&gt;[.B28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2">
            <text:p>2</text:p>
          </table:table-cell>
          <table:table-cell table:formula="of:=IF(ROUND([.A282]/[.B282];1)&gt;=1.6;&quot;defender&quot;;IF(ROUND([.C282]/[.D282];1)&gt;=1.3;&quot;demon hunter&quot;;IF([.D282]&gt;[.B28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10.1">
            <text:p>10.1</text:p>
          </table:table-cell>
          <table:table-cell table:formula="of:=IF(ROUND([.A283]/[.B283];1)&gt;=1.6;&quot;defender&quot;;IF(ROUND([.C283]/[.D283];1)&gt;=1.3;&quot;demon hunter&quot;;IF([.D283]&gt;[.B28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4">
            <text:p>4</text:p>
          </table:table-cell>
          <table:table-cell table:formula="of:=IF(ROUND([.A284]/[.B284];1)&gt;=1.6;&quot;defender&quot;;IF(ROUND([.C284]/[.D284];1)&gt;=1.3;&quot;demon hunter&quot;;IF([.D284]&gt;[.B28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5.2">
            <text:p>5.2</text:p>
          </table:table-cell>
          <table:table-cell table:formula="of:=IF(ROUND([.A285]/[.B285];1)&gt;=1.6;&quot;defender&quot;;IF(ROUND([.C285]/[.D285];1)&gt;=1.3;&quot;demon hunter&quot;;IF([.D285]&gt;[.B28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6.2">
            <text:p>6.2</text:p>
          </table:table-cell>
          <table:table-cell table:formula="of:=IF(ROUND([.A286]/[.B286];1)&gt;=1.6;&quot;defender&quot;;IF(ROUND([.C286]/[.D286];1)&gt;=1.3;&quot;demon hunter&quot;;IF([.D286]&gt;[.B28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3.1">
            <text:p>3.1</text:p>
          </table:table-cell>
          <table:table-cell table:formula="of:=IF(ROUND([.A287]/[.B287];1)&gt;=1.6;&quot;defender&quot;;IF(ROUND([.C287]/[.D287];1)&gt;=1.3;&quot;demon hunter&quot;;IF([.D287]&gt;[.B28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4.9">
            <text:p>4.9</text:p>
          </table:table-cell>
          <table:table-cell table:formula="of:=IF(ROUND([.A288]/[.B288];1)&gt;=1.6;&quot;defender&quot;;IF(ROUND([.C288]/[.D288];1)&gt;=1.3;&quot;demon hunter&quot;;IF([.D288]&gt;[.B28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4.1">
            <text:p>4.1</text:p>
          </table:table-cell>
          <table:table-cell table:formula="of:=IF(ROUND([.A289]/[.B289];1)&gt;=1.6;&quot;defender&quot;;IF(ROUND([.C289]/[.D289];1)&gt;=1.3;&quot;demon hunter&quot;;IF([.D289]&gt;[.B28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2.4">
            <text:p>2.4</text:p>
          </table:table-cell>
          <table:table-cell table:formula="of:=IF(ROUND([.A290]/[.B290];1)&gt;=1.6;&quot;defender&quot;;IF(ROUND([.C290]/[.D290];1)&gt;=1.3;&quot;demon hunter&quot;;IF([.D290]&gt;[.B29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9">
            <text:p>9</text:p>
          </table:table-cell>
          <table:table-cell table:formula="of:=IF(ROUND([.A291]/[.B291];1)&gt;=1.6;&quot;defender&quot;;IF(ROUND([.C291]/[.D291];1)&gt;=1.3;&quot;demon hunter&quot;;IF([.D291]&gt;[.B29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5.3">
            <text:p>5.3</text:p>
          </table:table-cell>
          <table:table-cell table:formula="of:=IF(ROUND([.A292]/[.B292];1)&gt;=1.6;&quot;defender&quot;;IF(ROUND([.C292]/[.D292];1)&gt;=1.3;&quot;demon hunter&quot;;IF([.D292]&gt;[.B29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5.4">
            <text:p>5.4</text:p>
          </table:table-cell>
          <table:table-cell table:formula="of:=IF(ROUND([.A293]/[.B293];1)&gt;=1.6;&quot;defender&quot;;IF(ROUND([.C293]/[.D293];1)&gt;=1.3;&quot;demon hunter&quot;;IF([.D293]&gt;[.B29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8.9">
            <text:p>8.9</text:p>
          </table:table-cell>
          <table:table-cell table:formula="of:=IF(ROUND([.A294]/[.B294];1)&gt;=1.6;&quot;defender&quot;;IF(ROUND([.C294]/[.D294];1)&gt;=1.3;&quot;demon hunter&quot;;IF([.D294]&gt;[.B29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10.8">
            <text:p>10.8</text:p>
          </table:table-cell>
          <table:table-cell table:formula="of:=IF(ROUND([.A295]/[.B295];1)&gt;=1.6;&quot;defender&quot;;IF(ROUND([.C295]/[.D295];1)&gt;=1.3;&quot;demon hunter&quot;;IF([.D295]&gt;[.B29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2.7">
            <text:p>2.7</text:p>
          </table:table-cell>
          <table:table-cell table:formula="of:=IF(ROUND([.A296]/[.B296];1)&gt;=1.6;&quot;defender&quot;;IF(ROUND([.C296]/[.D296];1)&gt;=1.3;&quot;demon hunter&quot;;IF([.D296]&gt;[.B29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2.8">
            <text:p>2.8</text:p>
          </table:table-cell>
          <table:table-cell table:formula="of:=IF(ROUND([.A297]/[.B297];1)&gt;=1.6;&quot;defender&quot;;IF(ROUND([.C297]/[.D297];1)&gt;=1.3;&quot;demon hunter&quot;;IF([.D297]&gt;[.B29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3.9">
            <text:p>3.9</text:p>
          </table:table-cell>
          <table:table-cell table:formula="of:=IF(ROUND([.A298]/[.B298];1)&gt;=1.6;&quot;defender&quot;;IF(ROUND([.C298]/[.D298];1)&gt;=1.3;&quot;demon hunter&quot;;IF([.D298]&gt;[.B29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9.1">
            <text:p>9.1</text:p>
          </table:table-cell>
          <table:table-cell table:formula="of:=IF(ROUND([.A299]/[.B299];1)&gt;=1.6;&quot;defender&quot;;IF(ROUND([.C299]/[.D299];1)&gt;=1.3;&quot;demon hunter&quot;;IF([.D299]&gt;[.B29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3.3">
            <text:p>3.3</text:p>
          </table:table-cell>
          <table:table-cell table:formula="of:=IF(ROUND([.A300]/[.B300];1)&gt;=1.6;&quot;defender&quot;;IF(ROUND([.C300]/[.D300];1)&gt;=1.3;&quot;demon hunter&quot;;IF([.D300]&gt;[.B30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2">
            <text:p>2</text:p>
          </table:table-cell>
          <table:table-cell table:formula="of:=IF(ROUND([.A301]/[.B301];1)&gt;=1.6;&quot;defender&quot;;IF(ROUND([.C301]/[.D301];1)&gt;=1.3;&quot;demon hunter&quot;;IF([.D301]&gt;[.B30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7.1">
            <text:p>7.1</text:p>
          </table:table-cell>
          <table:table-cell table:formula="of:=IF(ROUND([.A302]/[.B302];1)&gt;=1.6;&quot;defender&quot;;IF(ROUND([.C302]/[.D302];1)&gt;=1.3;&quot;demon hunter&quot;;IF([.D302]&gt;[.B30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.3">
            <text:p>1.3</text:p>
          </table:table-cell>
          <table:table-cell table:formula="of:=IF(ROUND([.A303]/[.B303];1)&gt;=1.6;&quot;defender&quot;;IF(ROUND([.C303]/[.D303];1)&gt;=1.3;&quot;demon hunter&quot;;IF([.D303]&gt;[.B30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9.3">
            <text:p>9.3</text:p>
          </table:table-cell>
          <table:table-cell table:formula="of:=IF(ROUND([.A304]/[.B304];1)&gt;=1.6;&quot;defender&quot;;IF(ROUND([.C304]/[.D304];1)&gt;=1.3;&quot;demon hunter&quot;;IF([.D304]&gt;[.B30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3.8">
            <text:p>3.8</text:p>
          </table:table-cell>
          <table:table-cell table:formula="of:=IF(ROUND([.A305]/[.B305];1)&gt;=1.6;&quot;defender&quot;;IF(ROUND([.C305]/[.D305];1)&gt;=1.3;&quot;demon hunter&quot;;IF([.D305]&gt;[.B30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5.4">
            <text:p>5.4</text:p>
          </table:table-cell>
          <table:table-cell table:formula="of:=IF(ROUND([.A306]/[.B306];1)&gt;=1.6;&quot;defender&quot;;IF(ROUND([.C306]/[.D306];1)&gt;=1.3;&quot;demon hunter&quot;;IF([.D306]&gt;[.B30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5.8">
            <text:p>5.8</text:p>
          </table:table-cell>
          <table:table-cell table:formula="of:=IF(ROUND([.A307]/[.B307];1)&gt;=1.6;&quot;defender&quot;;IF(ROUND([.C307]/[.D307];1)&gt;=1.3;&quot;demon hunter&quot;;IF([.D307]&gt;[.B30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10.4">
            <text:p>10.4</text:p>
          </table:table-cell>
          <table:table-cell table:formula="of:=IF(ROUND([.A308]/[.B308];1)&gt;=1.6;&quot;defender&quot;;IF(ROUND([.C308]/[.D308];1)&gt;=1.3;&quot;demon hunter&quot;;IF([.D308]&gt;[.B30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7">
            <text:p>7</text:p>
          </table:table-cell>
          <table:table-cell table:formula="of:=IF(ROUND([.A309]/[.B309];1)&gt;=1.6;&quot;defender&quot;;IF(ROUND([.C309]/[.D309];1)&gt;=1.3;&quot;demon hunter&quot;;IF([.D309]&gt;[.B30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6">
            <text:p>6</text:p>
          </table:table-cell>
          <table:table-cell table:formula="of:=IF(ROUND([.A310]/[.B310];1)&gt;=1.6;&quot;defender&quot;;IF(ROUND([.C310]/[.D310];1)&gt;=1.3;&quot;demon hunter&quot;;IF([.D310]&gt;[.B31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7.6">
            <text:p>7.6</text:p>
          </table:table-cell>
          <table:table-cell table:formula="of:=IF(ROUND([.A311]/[.B311];1)&gt;=1.6;&quot;defender&quot;;IF(ROUND([.C311]/[.D311];1)&gt;=1.3;&quot;demon hunter&quot;;IF([.D311]&gt;[.B31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7.1">
            <text:p>7.1</text:p>
          </table:table-cell>
          <table:table-cell table:formula="of:=IF(ROUND([.A312]/[.B312];1)&gt;=1.6;&quot;defender&quot;;IF(ROUND([.C312]/[.D312];1)&gt;=1.3;&quot;demon hunter&quot;;IF([.D312]&gt;[.B31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5">
            <text:p>5</text:p>
          </table:table-cell>
          <table:table-cell table:formula="of:=IF(ROUND([.A313]/[.B313];1)&gt;=1.6;&quot;defender&quot;;IF(ROUND([.C313]/[.D313];1)&gt;=1.3;&quot;demon hunter&quot;;IF([.D313]&gt;[.B31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9">
            <text:p>9</text:p>
          </table:table-cell>
          <table:table-cell table:formula="of:=IF(ROUND([.A314]/[.B314];1)&gt;=1.6;&quot;defender&quot;;IF(ROUND([.C314]/[.D314];1)&gt;=1.3;&quot;demon hunter&quot;;IF([.D314]&gt;[.B31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8.9">
            <text:p>8.9</text:p>
          </table:table-cell>
          <table:table-cell table:formula="of:=IF(ROUND([.A315]/[.B315];1)&gt;=1.6;&quot;defender&quot;;IF(ROUND([.C315]/[.D315];1)&gt;=1.3;&quot;demon hunter&quot;;IF([.D315]&gt;[.B31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2.4">
            <text:p>2.4</text:p>
          </table:table-cell>
          <table:table-cell table:formula="of:=IF(ROUND([.A316]/[.B316];1)&gt;=1.6;&quot;defender&quot;;IF(ROUND([.C316]/[.D316];1)&gt;=1.3;&quot;demon hunter&quot;;IF([.D316]&gt;[.B31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8.8">
            <text:p>8.8</text:p>
          </table:table-cell>
          <table:table-cell table:formula="of:=IF(ROUND([.A317]/[.B317];1)&gt;=1.6;&quot;defender&quot;;IF(ROUND([.C317]/[.D317];1)&gt;=1.3;&quot;demon hunter&quot;;IF([.D317]&gt;[.B31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1.6">
            <text:p>1.6</text:p>
          </table:table-cell>
          <table:table-cell table:formula="of:=IF(ROUND([.A318]/[.B318];1)&gt;=1.6;&quot;defender&quot;;IF(ROUND([.C318]/[.D318];1)&gt;=1.3;&quot;demon hunter&quot;;IF([.D318]&gt;[.B31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6.9">
            <text:p>6.9</text:p>
          </table:table-cell>
          <table:table-cell table:formula="of:=IF(ROUND([.A319]/[.B319];1)&gt;=1.6;&quot;defender&quot;;IF(ROUND([.C319]/[.D319];1)&gt;=1.3;&quot;demon hunter&quot;;IF([.D319]&gt;[.B31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6.5">
            <text:p>6.5</text:p>
          </table:table-cell>
          <table:table-cell table:formula="of:=IF(ROUND([.A320]/[.B320];1)&gt;=1.6;&quot;defender&quot;;IF(ROUND([.C320]/[.D320];1)&gt;=1.3;&quot;demon hunter&quot;;IF([.D320]&gt;[.B32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9.1">
            <text:p>9.1</text:p>
          </table:table-cell>
          <table:table-cell table:formula="of:=IF(ROUND([.A321]/[.B321];1)&gt;=1.6;&quot;defender&quot;;IF(ROUND([.C321]/[.D321];1)&gt;=1.3;&quot;demon hunter&quot;;IF([.D321]&gt;[.B32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6.3">
            <text:p>6.3</text:p>
          </table:table-cell>
          <table:table-cell table:formula="of:=IF(ROUND([.A322]/[.B322];1)&gt;=1.6;&quot;defender&quot;;IF(ROUND([.C322]/[.D322];1)&gt;=1.3;&quot;demon hunter&quot;;IF([.D322]&gt;[.B32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9.8">
            <text:p>9.8</text:p>
          </table:table-cell>
          <table:table-cell table:formula="of:=IF(ROUND([.A323]/[.B323];1)&gt;=1.6;&quot;defender&quot;;IF(ROUND([.C323]/[.D323];1)&gt;=1.3;&quot;demon hunter&quot;;IF([.D323]&gt;[.B32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3.3">
            <text:p>3.3</text:p>
          </table:table-cell>
          <table:table-cell table:formula="of:=IF(ROUND([.A324]/[.B324];1)&gt;=1.6;&quot;defender&quot;;IF(ROUND([.C324]/[.D324];1)&gt;=1.3;&quot;demon hunter&quot;;IF([.D324]&gt;[.B32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8.1">
            <text:p>8.1</text:p>
          </table:table-cell>
          <table:table-cell table:formula="of:=IF(ROUND([.A325]/[.B325];1)&gt;=1.6;&quot;defender&quot;;IF(ROUND([.C325]/[.D325];1)&gt;=1.3;&quot;demon hunter&quot;;IF([.D325]&gt;[.B32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4">
            <text:p>4</text:p>
          </table:table-cell>
          <table:table-cell table:formula="of:=IF(ROUND([.A326]/[.B326];1)&gt;=1.6;&quot;defender&quot;;IF(ROUND([.C326]/[.D326];1)&gt;=1.3;&quot;demon hunter&quot;;IF([.D326]&gt;[.B32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2">
            <text:p>2</text:p>
          </table:table-cell>
          <table:table-cell table:formula="of:=IF(ROUND([.A327]/[.B327];1)&gt;=1.6;&quot;defender&quot;;IF(ROUND([.C327]/[.D327];1)&gt;=1.3;&quot;demon hunter&quot;;IF([.D327]&gt;[.B32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3.8">
            <text:p>3.8</text:p>
          </table:table-cell>
          <table:table-cell table:formula="of:=IF(ROUND([.A328]/[.B328];1)&gt;=1.6;&quot;defender&quot;;IF(ROUND([.C328]/[.D328];1)&gt;=1.3;&quot;demon hunter&quot;;IF([.D328]&gt;[.B32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3.4">
            <text:p>3.4</text:p>
          </table:table-cell>
          <table:table-cell table:formula="of:=IF(ROUND([.A329]/[.B329];1)&gt;=1.6;&quot;defender&quot;;IF(ROUND([.C329]/[.D329];1)&gt;=1.3;&quot;demon hunter&quot;;IF([.D329]&gt;[.B32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8.3">
            <text:p>8.3</text:p>
          </table:table-cell>
          <table:table-cell table:formula="of:=IF(ROUND([.A330]/[.B330];1)&gt;=1.6;&quot;defender&quot;;IF(ROUND([.C330]/[.D330];1)&gt;=1.3;&quot;demon hunter&quot;;IF([.D330]&gt;[.B33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1">
            <text:p>1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1.2">
            <text:p>1.2</text:p>
          </table:table-cell>
          <table:table-cell table:formula="of:=IF(ROUND([.A331]/[.B331];1)&gt;=1.6;&quot;defender&quot;;IF(ROUND([.C331]/[.D331];1)&gt;=1.3;&quot;demon hunter&quot;;IF([.D331]&gt;[.B33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4.5">
            <text:p>4.5</text:p>
          </table:table-cell>
          <table:table-cell table:formula="of:=IF(ROUND([.A332]/[.B332];1)&gt;=1.6;&quot;defender&quot;;IF(ROUND([.C332]/[.D332];1)&gt;=1.3;&quot;demon hunter&quot;;IF([.D332]&gt;[.B33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9.4">
            <text:p>9.4</text:p>
          </table:table-cell>
          <table:table-cell table:formula="of:=IF(ROUND([.A333]/[.B333];1)&gt;=1.6;&quot;defender&quot;;IF(ROUND([.C333]/[.D333];1)&gt;=1.3;&quot;demon hunter&quot;;IF([.D333]&gt;[.B33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5.2">
            <text:p>5.2</text:p>
          </table:table-cell>
          <table:table-cell table:formula="of:=IF(ROUND([.A334]/[.B334];1)&gt;=1.6;&quot;defender&quot;;IF(ROUND([.C334]/[.D334];1)&gt;=1.3;&quot;demon hunter&quot;;IF([.D334]&gt;[.B33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2">
            <text:p>2</text:p>
          </table:table-cell>
          <table:table-cell table:formula="of:=IF(ROUND([.A335]/[.B335];1)&gt;=1.6;&quot;defender&quot;;IF(ROUND([.C335]/[.D335];1)&gt;=1.3;&quot;demon hunter&quot;;IF([.D335]&gt;[.B33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1.2">
            <text:p>1.2</text:p>
          </table:table-cell>
          <table:table-cell table:formula="of:=IF(ROUND([.A336]/[.B336];1)&gt;=1.6;&quot;defender&quot;;IF(ROUND([.C336]/[.D336];1)&gt;=1.3;&quot;demon hunter&quot;;IF([.D336]&gt;[.B33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8.2">
            <text:p>8.2</text:p>
          </table:table-cell>
          <table:table-cell table:formula="of:=IF(ROUND([.A337]/[.B337];1)&gt;=1.6;&quot;defender&quot;;IF(ROUND([.C337]/[.D337];1)&gt;=1.3;&quot;demon hunter&quot;;IF([.D337]&gt;[.B33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4.4">
            <text:p>4.4</text:p>
          </table:table-cell>
          <table:table-cell table:formula="of:=IF(ROUND([.A338]/[.B338];1)&gt;=1.6;&quot;defender&quot;;IF(ROUND([.C338]/[.D338];1)&gt;=1.3;&quot;demon hunter&quot;;IF([.D338]&gt;[.B33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9.1">
            <text:p>9.1</text:p>
          </table:table-cell>
          <table:table-cell table:formula="of:=IF(ROUND([.A339]/[.B339];1)&gt;=1.6;&quot;defender&quot;;IF(ROUND([.C339]/[.D339];1)&gt;=1.3;&quot;demon hunter&quot;;IF([.D339]&gt;[.B33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7">
            <text:p>7</text:p>
          </table:table-cell>
          <table:table-cell table:formula="of:=IF(ROUND([.A340]/[.B340];1)&gt;=1.6;&quot;defender&quot;;IF(ROUND([.C340]/[.D340];1)&gt;=1.3;&quot;demon hunter&quot;;IF([.D340]&gt;[.B34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2.7">
            <text:p>2.7</text:p>
          </table:table-cell>
          <table:table-cell table:formula="of:=IF(ROUND([.A341]/[.B341];1)&gt;=1.6;&quot;defender&quot;;IF(ROUND([.C341]/[.D341];1)&gt;=1.3;&quot;demon hunter&quot;;IF([.D341]&gt;[.B34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1">
            <text:p>1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6.9">
            <text:p>6.9</text:p>
          </table:table-cell>
          <table:table-cell table:formula="of:=IF(ROUND([.A342]/[.B342];1)&gt;=1.6;&quot;defender&quot;;IF(ROUND([.C342]/[.D342];1)&gt;=1.3;&quot;demon hunter&quot;;IF([.D342]&gt;[.B34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5.3">
            <text:p>5.3</text:p>
          </table:table-cell>
          <table:table-cell table:formula="of:=IF(ROUND([.A343]/[.B343];1)&gt;=1.6;&quot;defender&quot;;IF(ROUND([.C343]/[.D343];1)&gt;=1.3;&quot;demon hunter&quot;;IF([.D343]&gt;[.B34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9.5">
            <text:p>9.5</text:p>
          </table:table-cell>
          <table:table-cell table:formula="of:=IF(ROUND([.A344]/[.B344];1)&gt;=1.6;&quot;defender&quot;;IF(ROUND([.C344]/[.D344];1)&gt;=1.3;&quot;demon hunter&quot;;IF([.D344]&gt;[.B34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4.9">
            <text:p>4.9</text:p>
          </table:table-cell>
          <table:table-cell table:formula="of:=IF(ROUND([.A345]/[.B345];1)&gt;=1.6;&quot;defender&quot;;IF(ROUND([.C345]/[.D345];1)&gt;=1.3;&quot;demon hunter&quot;;IF([.D345]&gt;[.B34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2.3">
            <text:p>2.3</text:p>
          </table:table-cell>
          <table:table-cell table:formula="of:=IF(ROUND([.A346]/[.B346];1)&gt;=1.6;&quot;defender&quot;;IF(ROUND([.C346]/[.D346];1)&gt;=1.3;&quot;demon hunter&quot;;IF([.D346]&gt;[.B34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6.7">
            <text:p>6.7</text:p>
          </table:table-cell>
          <table:table-cell table:formula="of:=IF(ROUND([.A347]/[.B347];1)&gt;=1.6;&quot;defender&quot;;IF(ROUND([.C347]/[.D347];1)&gt;=1.3;&quot;demon hunter&quot;;IF([.D347]&gt;[.B34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9.6">
            <text:p>9.6</text:p>
          </table:table-cell>
          <table:table-cell table:formula="of:=IF(ROUND([.A348]/[.B348];1)&gt;=1.6;&quot;defender&quot;;IF(ROUND([.C348]/[.D348];1)&gt;=1.3;&quot;demon hunter&quot;;IF([.D348]&gt;[.B34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5.1">
            <text:p>5.1</text:p>
          </table:table-cell>
          <table:table-cell table:formula="of:=IF(ROUND([.A349]/[.B349];1)&gt;=1.6;&quot;defender&quot;;IF(ROUND([.C349]/[.D349];1)&gt;=1.3;&quot;demon hunter&quot;;IF([.D349]&gt;[.B34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2.7">
            <text:p>2.7</text:p>
          </table:table-cell>
          <table:table-cell table:formula="of:=IF(ROUND([.A350]/[.B350];1)&gt;=1.6;&quot;defender&quot;;IF(ROUND([.C350]/[.D350];1)&gt;=1.3;&quot;demon hunter&quot;;IF([.D350]&gt;[.B35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.7">
            <text:p>1.7</text:p>
          </table:table-cell>
          <table:table-cell table:formula="of:=IF(ROUND([.A351]/[.B351];1)&gt;=1.6;&quot;defender&quot;;IF(ROUND([.C351]/[.D351];1)&gt;=1.3;&quot;demon hunter&quot;;IF([.D351]&gt;[.B35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7.1">
            <text:p>7.1</text:p>
          </table:table-cell>
          <table:table-cell table:formula="of:=IF(ROUND([.A352]/[.B352];1)&gt;=1.6;&quot;defender&quot;;IF(ROUND([.C352]/[.D352];1)&gt;=1.3;&quot;demon hunter&quot;;IF([.D352]&gt;[.B35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9.7">
            <text:p>9.7</text:p>
          </table:table-cell>
          <table:table-cell table:formula="of:=IF(ROUND([.A353]/[.B353];1)&gt;=1.6;&quot;defender&quot;;IF(ROUND([.C353]/[.D353];1)&gt;=1.3;&quot;demon hunter&quot;;IF([.D353]&gt;[.B35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9.9">
            <text:p>9.9</text:p>
          </table:table-cell>
          <table:table-cell table:formula="of:=IF(ROUND([.A354]/[.B354];1)&gt;=1.6;&quot;defender&quot;;IF(ROUND([.C354]/[.D354];1)&gt;=1.3;&quot;demon hunter&quot;;IF([.D354]&gt;[.B35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9.8">
            <text:p>9.8</text:p>
          </table:table-cell>
          <table:table-cell table:formula="of:=IF(ROUND([.A355]/[.B355];1)&gt;=1.6;&quot;defender&quot;;IF(ROUND([.C355]/[.D355];1)&gt;=1.3;&quot;demon hunter&quot;;IF([.D355]&gt;[.B35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8.4">
            <text:p>8.4</text:p>
          </table:table-cell>
          <table:table-cell table:formula="of:=IF(ROUND([.A356]/[.B356];1)&gt;=1.6;&quot;defender&quot;;IF(ROUND([.C356]/[.D356];1)&gt;=1.3;&quot;demon hunter&quot;;IF([.D356]&gt;[.B35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5.4">
            <text:p>5.4</text:p>
          </table:table-cell>
          <table:table-cell table:formula="of:=IF(ROUND([.A357]/[.B357];1)&gt;=1.6;&quot;defender&quot;;IF(ROUND([.C357]/[.D357];1)&gt;=1.3;&quot;demon hunter&quot;;IF([.D357]&gt;[.B35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2.7">
            <text:p>2.7</text:p>
          </table:table-cell>
          <table:table-cell table:formula="of:=IF(ROUND([.A358]/[.B358];1)&gt;=1.6;&quot;defender&quot;;IF(ROUND([.C358]/[.D358];1)&gt;=1.3;&quot;demon hunter&quot;;IF([.D358]&gt;[.B35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1.1">
            <text:p>1.1</text:p>
          </table:table-cell>
          <table:table-cell table:formula="of:=IF(ROUND([.A359]/[.B359];1)&gt;=1.6;&quot;defender&quot;;IF(ROUND([.C359]/[.D359];1)&gt;=1.3;&quot;demon hunter&quot;;IF([.D359]&gt;[.B35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5.6">
            <text:p>5.6</text:p>
          </table:table-cell>
          <table:table-cell table:formula="of:=IF(ROUND([.A360]/[.B360];1)&gt;=1.6;&quot;defender&quot;;IF(ROUND([.C360]/[.D360];1)&gt;=1.3;&quot;demon hunter&quot;;IF([.D360]&gt;[.B36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2.6">
            <text:p>2.6</text:p>
          </table:table-cell>
          <table:table-cell table:formula="of:=IF(ROUND([.A361]/[.B361];1)&gt;=1.6;&quot;defender&quot;;IF(ROUND([.C361]/[.D361];1)&gt;=1.3;&quot;demon hunter&quot;;IF([.D361]&gt;[.B36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6.7">
            <text:p>6.7</text:p>
          </table:table-cell>
          <table:table-cell table:formula="of:=IF(ROUND([.A362]/[.B362];1)&gt;=1.6;&quot;defender&quot;;IF(ROUND([.C362]/[.D362];1)&gt;=1.3;&quot;demon hunter&quot;;IF([.D362]&gt;[.B36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1.8">
            <text:p>1.8</text:p>
          </table:table-cell>
          <table:table-cell table:formula="of:=IF(ROUND([.A363]/[.B363];1)&gt;=1.6;&quot;defender&quot;;IF(ROUND([.C363]/[.D363];1)&gt;=1.3;&quot;demon hunter&quot;;IF([.D363]&gt;[.B36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3.6">
            <text:p>3.6</text:p>
          </table:table-cell>
          <table:table-cell table:formula="of:=IF(ROUND([.A364]/[.B364];1)&gt;=1.6;&quot;defender&quot;;IF(ROUND([.C364]/[.D364];1)&gt;=1.3;&quot;demon hunter&quot;;IF([.D364]&gt;[.B36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5.5">
            <text:p>5.5</text:p>
          </table:table-cell>
          <table:table-cell table:formula="of:=IF(ROUND([.A365]/[.B365];1)&gt;=1.6;&quot;defender&quot;;IF(ROUND([.C365]/[.D365];1)&gt;=1.3;&quot;demon hunter&quot;;IF([.D365]&gt;[.B36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2.3">
            <text:p>2.3</text:p>
          </table:table-cell>
          <table:table-cell table:formula="of:=IF(ROUND([.A366]/[.B366];1)&gt;=1.6;&quot;defender&quot;;IF(ROUND([.C366]/[.D366];1)&gt;=1.3;&quot;demon hunter&quot;;IF([.D366]&gt;[.B36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7.9">
            <text:p>7.9</text:p>
          </table:table-cell>
          <table:table-cell table:formula="of:=IF(ROUND([.A367]/[.B367];1)&gt;=1.6;&quot;defender&quot;;IF(ROUND([.C367]/[.D367];1)&gt;=1.3;&quot;demon hunter&quot;;IF([.D367]&gt;[.B36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10.5">
            <text:p>10.5</text:p>
          </table:table-cell>
          <table:table-cell table:formula="of:=IF(ROUND([.A368]/[.B368];1)&gt;=1.6;&quot;defender&quot;;IF(ROUND([.C368]/[.D368];1)&gt;=1.3;&quot;demon hunter&quot;;IF([.D368]&gt;[.B36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6.8">
            <text:p>6.8</text:p>
          </table:table-cell>
          <table:table-cell table:formula="of:=IF(ROUND([.A369]/[.B369];1)&gt;=1.6;&quot;defender&quot;;IF(ROUND([.C369]/[.D369];1)&gt;=1.3;&quot;demon hunter&quot;;IF([.D369]&gt;[.B36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3.1">
            <text:p>3.1</text:p>
          </table:table-cell>
          <table:table-cell table:formula="of:=IF(ROUND([.A370]/[.B370];1)&gt;=1.6;&quot;defender&quot;;IF(ROUND([.C370]/[.D370];1)&gt;=1.3;&quot;demon hunter&quot;;IF([.D370]&gt;[.B37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9.7">
            <text:p>9.7</text:p>
          </table:table-cell>
          <table:table-cell table:formula="of:=IF(ROUND([.A371]/[.B371];1)&gt;=1.6;&quot;defender&quot;;IF(ROUND([.C371]/[.D371];1)&gt;=1.3;&quot;demon hunter&quot;;IF([.D371]&gt;[.B37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6">
            <text:p>6</text:p>
          </table:table-cell>
          <table:table-cell table:formula="of:=IF(ROUND([.A372]/[.B372];1)&gt;=1.6;&quot;defender&quot;;IF(ROUND([.C372]/[.D372];1)&gt;=1.3;&quot;demon hunter&quot;;IF([.D372]&gt;[.B37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6.7">
            <text:p>6.7</text:p>
          </table:table-cell>
          <table:table-cell table:formula="of:=IF(ROUND([.A373]/[.B373];1)&gt;=1.6;&quot;defender&quot;;IF(ROUND([.C373]/[.D373];1)&gt;=1.3;&quot;demon hunter&quot;;IF([.D373]&gt;[.B37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4.3">
            <text:p>4.3</text:p>
          </table:table-cell>
          <table:table-cell table:formula="of:=IF(ROUND([.A374]/[.B374];1)&gt;=1.6;&quot;defender&quot;;IF(ROUND([.C374]/[.D374];1)&gt;=1.3;&quot;demon hunter&quot;;IF([.D374]&gt;[.B37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2.4">
            <text:p>2.4</text:p>
          </table:table-cell>
          <table:table-cell table:formula="of:=IF(ROUND([.A375]/[.B375];1)&gt;=1.6;&quot;defender&quot;;IF(ROUND([.C375]/[.D375];1)&gt;=1.3;&quot;demon hunter&quot;;IF([.D375]&gt;[.B37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1.9">
            <text:p>1.9</text:p>
          </table:table-cell>
          <table:table-cell table:formula="of:=IF(ROUND([.A376]/[.B376];1)&gt;=1.6;&quot;defender&quot;;IF(ROUND([.C376]/[.D376];1)&gt;=1.3;&quot;demon hunter&quot;;IF([.D376]&gt;[.B37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5.7">
            <text:p>5.7</text:p>
          </table:table-cell>
          <table:table-cell table:formula="of:=IF(ROUND([.A377]/[.B377];1)&gt;=1.6;&quot;defender&quot;;IF(ROUND([.C377]/[.D377];1)&gt;=1.3;&quot;demon hunter&quot;;IF([.D377]&gt;[.B37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7.3">
            <text:p>7.3</text:p>
          </table:table-cell>
          <table:table-cell table:formula="of:=IF(ROUND([.A378]/[.B378];1)&gt;=1.6;&quot;defender&quot;;IF(ROUND([.C378]/[.D378];1)&gt;=1.3;&quot;demon hunter&quot;;IF([.D378]&gt;[.B37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6.7">
            <text:p>6.7</text:p>
          </table:table-cell>
          <table:table-cell table:formula="of:=IF(ROUND([.A379]/[.B379];1)&gt;=1.6;&quot;defender&quot;;IF(ROUND([.C379]/[.D379];1)&gt;=1.3;&quot;demon hunter&quot;;IF([.D379]&gt;[.B37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5.3">
            <text:p>5.3</text:p>
          </table:table-cell>
          <table:table-cell table:formula="of:=IF(ROUND([.A380]/[.B380];1)&gt;=1.6;&quot;defender&quot;;IF(ROUND([.C380]/[.D380];1)&gt;=1.3;&quot;demon hunter&quot;;IF([.D380]&gt;[.B38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1">
            <text:p>1</text:p>
          </table:table-cell>
          <table:table-cell table:formula="of:=IF(ROUND([.A381]/[.B381];1)&gt;=1.6;&quot;defender&quot;;IF(ROUND([.C381]/[.D381];1)&gt;=1.3;&quot;demon hunter&quot;;IF([.D381]&gt;[.B38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3.1">
            <text:p>3.1</text:p>
          </table:table-cell>
          <table:table-cell table:formula="of:=IF(ROUND([.A382]/[.B382];1)&gt;=1.6;&quot;defender&quot;;IF(ROUND([.C382]/[.D382];1)&gt;=1.3;&quot;demon hunter&quot;;IF([.D382]&gt;[.B38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2">
            <text:p>2</text:p>
          </table:table-cell>
          <table:table-cell table:formula="of:=IF(ROUND([.A383]/[.B383];1)&gt;=1.6;&quot;defender&quot;;IF(ROUND([.C383]/[.D383];1)&gt;=1.3;&quot;demon hunter&quot;;IF([.D383]&gt;[.B38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10.7">
            <text:p>10.7</text:p>
          </table:table-cell>
          <table:table-cell table:formula="of:=IF(ROUND([.A384]/[.B384];1)&gt;=1.6;&quot;defender&quot;;IF(ROUND([.C384]/[.D384];1)&gt;=1.3;&quot;demon hunter&quot;;IF([.D384]&gt;[.B38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7.5">
            <text:p>7.5</text:p>
          </table:table-cell>
          <table:table-cell table:formula="of:=IF(ROUND([.A385]/[.B385];1)&gt;=1.6;&quot;defender&quot;;IF(ROUND([.C385]/[.D385];1)&gt;=1.3;&quot;demon hunter&quot;;IF([.D385]&gt;[.B38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6.7">
            <text:p>6.7</text:p>
          </table:table-cell>
          <table:table-cell table:formula="of:=IF(ROUND([.A386]/[.B386];1)&gt;=1.6;&quot;defender&quot;;IF(ROUND([.C386]/[.D386];1)&gt;=1.3;&quot;demon hunter&quot;;IF([.D386]&gt;[.B38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1">
            <text:p>1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9.7">
            <text:p>9.7</text:p>
          </table:table-cell>
          <table:table-cell table:formula="of:=IF(ROUND([.A387]/[.B387];1)&gt;=1.6;&quot;defender&quot;;IF(ROUND([.C387]/[.D387];1)&gt;=1.3;&quot;demon hunter&quot;;IF([.D387]&gt;[.B38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6.9">
            <text:p>6.9</text:p>
          </table:table-cell>
          <table:table-cell table:formula="of:=IF(ROUND([.A388]/[.B388];1)&gt;=1.6;&quot;defender&quot;;IF(ROUND([.C388]/[.D388];1)&gt;=1.3;&quot;demon hunter&quot;;IF([.D388]&gt;[.B38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8.7">
            <text:p>8.7</text:p>
          </table:table-cell>
          <table:table-cell table:formula="of:=IF(ROUND([.A389]/[.B389];1)&gt;=1.6;&quot;defender&quot;;IF(ROUND([.C389]/[.D389];1)&gt;=1.3;&quot;demon hunter&quot;;IF([.D389]&gt;[.B38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8.3">
            <text:p>8.3</text:p>
          </table:table-cell>
          <table:table-cell table:formula="of:=IF(ROUND([.A390]/[.B390];1)&gt;=1.6;&quot;defender&quot;;IF(ROUND([.C390]/[.D390];1)&gt;=1.3;&quot;demon hunter&quot;;IF([.D390]&gt;[.B39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4">
            <text:p>4</text:p>
          </table:table-cell>
          <table:table-cell table:formula="of:=IF(ROUND([.A391]/[.B391];1)&gt;=1.6;&quot;defender&quot;;IF(ROUND([.C391]/[.D391];1)&gt;=1.3;&quot;demon hunter&quot;;IF([.D391]&gt;[.B39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4.4">
            <text:p>4.4</text:p>
          </table:table-cell>
          <table:table-cell table:formula="of:=IF(ROUND([.A392]/[.B392];1)&gt;=1.6;&quot;defender&quot;;IF(ROUND([.C392]/[.D392];1)&gt;=1.3;&quot;demon hunter&quot;;IF([.D392]&gt;[.B39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2">
            <text:p>2</text:p>
          </table:table-cell>
          <table:table-cell table:formula="of:=IF(ROUND([.A393]/[.B393];1)&gt;=1.6;&quot;defender&quot;;IF(ROUND([.C393]/[.D393];1)&gt;=1.3;&quot;demon hunter&quot;;IF([.D393]&gt;[.B39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2">
            <text:p>2</text:p>
          </table:table-cell>
          <table:table-cell table:formula="of:=IF(ROUND([.A394]/[.B394];1)&gt;=1.6;&quot;defender&quot;;IF(ROUND([.C394]/[.D394];1)&gt;=1.3;&quot;demon hunter&quot;;IF([.D394]&gt;[.B39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9.7">
            <text:p>9.7</text:p>
          </table:table-cell>
          <table:table-cell table:formula="of:=IF(ROUND([.A395]/[.B395];1)&gt;=1.6;&quot;defender&quot;;IF(ROUND([.C395]/[.D395];1)&gt;=1.3;&quot;demon hunter&quot;;IF([.D395]&gt;[.B39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7.8">
            <text:p>7.8</text:p>
          </table:table-cell>
          <table:table-cell table:formula="of:=IF(ROUND([.A396]/[.B396];1)&gt;=1.6;&quot;defender&quot;;IF(ROUND([.C396]/[.D396];1)&gt;=1.3;&quot;demon hunter&quot;;IF([.D396]&gt;[.B39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2.1">
            <text:p>2.1</text:p>
          </table:table-cell>
          <table:table-cell table:formula="of:=IF(ROUND([.A397]/[.B397];1)&gt;=1.6;&quot;defender&quot;;IF(ROUND([.C397]/[.D397];1)&gt;=1.3;&quot;demon hunter&quot;;IF([.D397]&gt;[.B39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2.7">
            <text:p>2.7</text:p>
          </table:table-cell>
          <table:table-cell table:formula="of:=IF(ROUND([.A398]/[.B398];1)&gt;=1.6;&quot;defender&quot;;IF(ROUND([.C398]/[.D398];1)&gt;=1.3;&quot;demon hunter&quot;;IF([.D398]&gt;[.B39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10.1">
            <text:p>10.1</text:p>
          </table:table-cell>
          <table:table-cell table:formula="of:=IF(ROUND([.A399]/[.B399];1)&gt;=1.6;&quot;defender&quot;;IF(ROUND([.C399]/[.D399];1)&gt;=1.3;&quot;demon hunter&quot;;IF([.D399]&gt;[.B39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2.9">
            <text:p>2.9</text:p>
          </table:table-cell>
          <table:table-cell table:formula="of:=IF(ROUND([.A400]/[.B400];1)&gt;=1.6;&quot;defender&quot;;IF(ROUND([.C400]/[.D400];1)&gt;=1.3;&quot;demon hunter&quot;;IF([.D400]&gt;[.B40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10.7">
            <text:p>10.7</text:p>
          </table:table-cell>
          <table:table-cell table:formula="of:=IF(ROUND([.A401]/[.B401];1)&gt;=1.6;&quot;defender&quot;;IF(ROUND([.C401]/[.D401];1)&gt;=1.3;&quot;demon hunter&quot;;IF([.D401]&gt;[.B40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9.9">
            <text:p>9.9</text:p>
          </table:table-cell>
          <table:table-cell table:formula="of:=IF(ROUND([.A402]/[.B402];1)&gt;=1.6;&quot;defender&quot;;IF(ROUND([.C402]/[.D402];1)&gt;=1.3;&quot;demon hunter&quot;;IF([.D402]&gt;[.B40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2.9">
            <text:p>2.9</text:p>
          </table:table-cell>
          <table:table-cell table:formula="of:=IF(ROUND([.A403]/[.B403];1)&gt;=1.6;&quot;defender&quot;;IF(ROUND([.C403]/[.D403];1)&gt;=1.3;&quot;demon hunter&quot;;IF([.D403]&gt;[.B40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8.1">
            <text:p>8.1</text:p>
          </table:table-cell>
          <table:table-cell table:formula="of:=IF(ROUND([.A404]/[.B404];1)&gt;=1.6;&quot;defender&quot;;IF(ROUND([.C404]/[.D404];1)&gt;=1.3;&quot;demon hunter&quot;;IF([.D404]&gt;[.B40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10.8">
            <text:p>10.8</text:p>
          </table:table-cell>
          <table:table-cell table:formula="of:=IF(ROUND([.A405]/[.B405];1)&gt;=1.6;&quot;defender&quot;;IF(ROUND([.C405]/[.D405];1)&gt;=1.3;&quot;demon hunter&quot;;IF([.D405]&gt;[.B40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1.6">
            <text:p>1.6</text:p>
          </table:table-cell>
          <table:table-cell table:formula="of:=IF(ROUND([.A406]/[.B406];1)&gt;=1.6;&quot;defender&quot;;IF(ROUND([.C406]/[.D406];1)&gt;=1.3;&quot;demon hunter&quot;;IF([.D406]&gt;[.B40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10.5">
            <text:p>10.5</text:p>
          </table:table-cell>
          <table:table-cell table:formula="of:=IF(ROUND([.A407]/[.B407];1)&gt;=1.6;&quot;defender&quot;;IF(ROUND([.C407]/[.D407];1)&gt;=1.3;&quot;demon hunter&quot;;IF([.D407]&gt;[.B40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4">
            <text:p>4</text:p>
          </table:table-cell>
          <table:table-cell table:formula="of:=IF(ROUND([.A408]/[.B408];1)&gt;=1.6;&quot;defender&quot;;IF(ROUND([.C408]/[.D408];1)&gt;=1.3;&quot;demon hunter&quot;;IF([.D408]&gt;[.B40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9.2">
            <text:p>9.2</text:p>
          </table:table-cell>
          <table:table-cell table:formula="of:=IF(ROUND([.A409]/[.B409];1)&gt;=1.6;&quot;defender&quot;;IF(ROUND([.C409]/[.D409];1)&gt;=1.3;&quot;demon hunter&quot;;IF([.D409]&gt;[.B40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9.1">
            <text:p>9.1</text:p>
          </table:table-cell>
          <table:table-cell table:formula="of:=IF(ROUND([.A410]/[.B410];1)&gt;=1.6;&quot;defender&quot;;IF(ROUND([.C410]/[.D410];1)&gt;=1.3;&quot;demon hunter&quot;;IF([.D410]&gt;[.B41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2.1">
            <text:p>2.1</text:p>
          </table:table-cell>
          <table:table-cell table:formula="of:=IF(ROUND([.A411]/[.B411];1)&gt;=1.6;&quot;defender&quot;;IF(ROUND([.C411]/[.D411];1)&gt;=1.3;&quot;demon hunter&quot;;IF([.D411]&gt;[.B41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3.6">
            <text:p>3.6</text:p>
          </table:table-cell>
          <table:table-cell table:formula="of:=IF(ROUND([.A412]/[.B412];1)&gt;=1.6;&quot;defender&quot;;IF(ROUND([.C412]/[.D412];1)&gt;=1.3;&quot;demon hunter&quot;;IF([.D412]&gt;[.B41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8.1">
            <text:p>8.1</text:p>
          </table:table-cell>
          <table:table-cell table:formula="of:=IF(ROUND([.A413]/[.B413];1)&gt;=1.6;&quot;defender&quot;;IF(ROUND([.C413]/[.D413];1)&gt;=1.3;&quot;demon hunter&quot;;IF([.D413]&gt;[.B41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5.4">
            <text:p>5.4</text:p>
          </table:table-cell>
          <table:table-cell table:formula="of:=IF(ROUND([.A414]/[.B414];1)&gt;=1.6;&quot;defender&quot;;IF(ROUND([.C414]/[.D414];1)&gt;=1.3;&quot;demon hunter&quot;;IF([.D414]&gt;[.B41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4.8">
            <text:p>4.8</text:p>
          </table:table-cell>
          <table:table-cell table:formula="of:=IF(ROUND([.A415]/[.B415];1)&gt;=1.6;&quot;defender&quot;;IF(ROUND([.C415]/[.D415];1)&gt;=1.3;&quot;demon hunter&quot;;IF([.D415]&gt;[.B41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7.5">
            <text:p>7.5</text:p>
          </table:table-cell>
          <table:table-cell table:formula="of:=IF(ROUND([.A416]/[.B416];1)&gt;=1.6;&quot;defender&quot;;IF(ROUND([.C416]/[.D416];1)&gt;=1.3;&quot;demon hunter&quot;;IF([.D416]&gt;[.B41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8.2">
            <text:p>8.2</text:p>
          </table:table-cell>
          <table:table-cell table:formula="of:=IF(ROUND([.A417]/[.B417];1)&gt;=1.6;&quot;defender&quot;;IF(ROUND([.C417]/[.D417];1)&gt;=1.3;&quot;demon hunter&quot;;IF([.D417]&gt;[.B41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9.4">
            <text:p>9.4</text:p>
          </table:table-cell>
          <table:table-cell table:formula="of:=IF(ROUND([.A418]/[.B418];1)&gt;=1.6;&quot;defender&quot;;IF(ROUND([.C418]/[.D418];1)&gt;=1.3;&quot;demon hunter&quot;;IF([.D418]&gt;[.B41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1.2">
            <text:p>1.2</text:p>
          </table:table-cell>
          <table:table-cell table:formula="of:=IF(ROUND([.A419]/[.B419];1)&gt;=1.6;&quot;defender&quot;;IF(ROUND([.C419]/[.D419];1)&gt;=1.3;&quot;demon hunter&quot;;IF([.D419]&gt;[.B41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8">
            <text:p>8</text:p>
          </table:table-cell>
          <table:table-cell table:formula="of:=IF(ROUND([.A420]/[.B420];1)&gt;=1.6;&quot;defender&quot;;IF(ROUND([.C420]/[.D420];1)&gt;=1.3;&quot;demon hunter&quot;;IF([.D420]&gt;[.B42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8.5">
            <text:p>8.5</text:p>
          </table:table-cell>
          <table:table-cell table:formula="of:=IF(ROUND([.A421]/[.B421];1)&gt;=1.6;&quot;defender&quot;;IF(ROUND([.C421]/[.D421];1)&gt;=1.3;&quot;demon hunter&quot;;IF([.D421]&gt;[.B42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3.2">
            <text:p>3.2</text:p>
          </table:table-cell>
          <table:table-cell table:formula="of:=IF(ROUND([.A422]/[.B422];1)&gt;=1.6;&quot;defender&quot;;IF(ROUND([.C422]/[.D422];1)&gt;=1.3;&quot;demon hunter&quot;;IF([.D422]&gt;[.B42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1.4">
            <text:p>1.4</text:p>
          </table:table-cell>
          <table:table-cell table:formula="of:=IF(ROUND([.A423]/[.B423];1)&gt;=1.6;&quot;defender&quot;;IF(ROUND([.C423]/[.D423];1)&gt;=1.3;&quot;demon hunter&quot;;IF([.D423]&gt;[.B42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2.4">
            <text:p>2.4</text:p>
          </table:table-cell>
          <table:table-cell table:formula="of:=IF(ROUND([.A424]/[.B424];1)&gt;=1.6;&quot;defender&quot;;IF(ROUND([.C424]/[.D424];1)&gt;=1.3;&quot;demon hunter&quot;;IF([.D424]&gt;[.B42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5">
            <text:p>5</text:p>
          </table:table-cell>
          <table:table-cell table:formula="of:=IF(ROUND([.A425]/[.B425];1)&gt;=1.6;&quot;defender&quot;;IF(ROUND([.C425]/[.D425];1)&gt;=1.3;&quot;demon hunter&quot;;IF([.D425]&gt;[.B42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10.9">
            <text:p>10.9</text:p>
          </table:table-cell>
          <table:table-cell table:formula="of:=IF(ROUND([.A426]/[.B426];1)&gt;=1.6;&quot;defender&quot;;IF(ROUND([.C426]/[.D426];1)&gt;=1.3;&quot;demon hunter&quot;;IF([.D426]&gt;[.B42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8.1">
            <text:p>8.1</text:p>
          </table:table-cell>
          <table:table-cell table:formula="of:=IF(ROUND([.A427]/[.B427];1)&gt;=1.6;&quot;defender&quot;;IF(ROUND([.C427]/[.D427];1)&gt;=1.3;&quot;demon hunter&quot;;IF([.D427]&gt;[.B42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8.1">
            <text:p>8.1</text:p>
          </table:table-cell>
          <table:table-cell table:formula="of:=IF(ROUND([.A428]/[.B428];1)&gt;=1.6;&quot;defender&quot;;IF(ROUND([.C428]/[.D428];1)&gt;=1.3;&quot;demon hunter&quot;;IF([.D428]&gt;[.B42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6.4">
            <text:p>6.4</text:p>
          </table:table-cell>
          <table:table-cell table:formula="of:=IF(ROUND([.A429]/[.B429];1)&gt;=1.6;&quot;defender&quot;;IF(ROUND([.C429]/[.D429];1)&gt;=1.3;&quot;demon hunter&quot;;IF([.D429]&gt;[.B42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8.1">
            <text:p>8.1</text:p>
          </table:table-cell>
          <table:table-cell table:formula="of:=IF(ROUND([.A430]/[.B430];1)&gt;=1.6;&quot;defender&quot;;IF(ROUND([.C430]/[.D430];1)&gt;=1.3;&quot;demon hunter&quot;;IF([.D430]&gt;[.B43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8.8">
            <text:p>8.8</text:p>
          </table:table-cell>
          <table:table-cell table:formula="of:=IF(ROUND([.A431]/[.B431];1)&gt;=1.6;&quot;defender&quot;;IF(ROUND([.C431]/[.D431];1)&gt;=1.3;&quot;demon hunter&quot;;IF([.D431]&gt;[.B43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3.9">
            <text:p>3.9</text:p>
          </table:table-cell>
          <table:table-cell table:formula="of:=IF(ROUND([.A432]/[.B432];1)&gt;=1.6;&quot;defender&quot;;IF(ROUND([.C432]/[.D432];1)&gt;=1.3;&quot;demon hunter&quot;;IF([.D432]&gt;[.B43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3.2">
            <text:p>3.2</text:p>
          </table:table-cell>
          <table:table-cell table:formula="of:=IF(ROUND([.A433]/[.B433];1)&gt;=1.6;&quot;defender&quot;;IF(ROUND([.C433]/[.D433];1)&gt;=1.3;&quot;demon hunter&quot;;IF([.D433]&gt;[.B43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7.1">
            <text:p>7.1</text:p>
          </table:table-cell>
          <table:table-cell table:formula="of:=IF(ROUND([.A434]/[.B434];1)&gt;=1.6;&quot;defender&quot;;IF(ROUND([.C434]/[.D434];1)&gt;=1.3;&quot;demon hunter&quot;;IF([.D434]&gt;[.B43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10.1">
            <text:p>10.1</text:p>
          </table:table-cell>
          <table:table-cell table:formula="of:=IF(ROUND([.A435]/[.B435];1)&gt;=1.6;&quot;defender&quot;;IF(ROUND([.C435]/[.D435];1)&gt;=1.3;&quot;demon hunter&quot;;IF([.D435]&gt;[.B43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6.3">
            <text:p>6.3</text:p>
          </table:table-cell>
          <table:table-cell table:formula="of:=IF(ROUND([.A436]/[.B436];1)&gt;=1.6;&quot;defender&quot;;IF(ROUND([.C436]/[.D436];1)&gt;=1.3;&quot;demon hunter&quot;;IF([.D436]&gt;[.B43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1">
            <text:p>1</text:p>
          </table:table-cell>
          <table:table-cell table:formula="of:=ROUND(RAND()*10+1;1)" office:value-type="float" office:value="3.6">
            <text:p>3.6</text:p>
          </table:table-cell>
          <table:table-cell table:formula="of:=IF(ROUND([.A437]/[.B437];1)&gt;=1.6;&quot;defender&quot;;IF(ROUND([.C437]/[.D437];1)&gt;=1.3;&quot;demon hunter&quot;;IF([.D437]&gt;[.B43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7.4">
            <text:p>7.4</text:p>
          </table:table-cell>
          <table:table-cell table:formula="of:=IF(ROUND([.A438]/[.B438];1)&gt;=1.6;&quot;defender&quot;;IF(ROUND([.C438]/[.D438];1)&gt;=1.3;&quot;demon hunter&quot;;IF([.D438]&gt;[.B43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7.5">
            <text:p>7.5</text:p>
          </table:table-cell>
          <table:table-cell table:formula="of:=IF(ROUND([.A439]/[.B439];1)&gt;=1.6;&quot;defender&quot;;IF(ROUND([.C439]/[.D439];1)&gt;=1.3;&quot;demon hunter&quot;;IF([.D439]&gt;[.B43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9.9">
            <text:p>9.9</text:p>
          </table:table-cell>
          <table:table-cell table:formula="of:=IF(ROUND([.A440]/[.B440];1)&gt;=1.6;&quot;defender&quot;;IF(ROUND([.C440]/[.D440];1)&gt;=1.3;&quot;demon hunter&quot;;IF([.D440]&gt;[.B44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10.5">
            <text:p>10.5</text:p>
          </table:table-cell>
          <table:table-cell table:formula="of:=IF(ROUND([.A441]/[.B441];1)&gt;=1.6;&quot;defender&quot;;IF(ROUND([.C441]/[.D441];1)&gt;=1.3;&quot;demon hunter&quot;;IF([.D441]&gt;[.B44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3.9">
            <text:p>3.9</text:p>
          </table:table-cell>
          <table:table-cell table:formula="of:=IF(ROUND([.A442]/[.B442];1)&gt;=1.6;&quot;defender&quot;;IF(ROUND([.C442]/[.D442];1)&gt;=1.3;&quot;demon hunter&quot;;IF([.D442]&gt;[.B44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2.8">
            <text:p>2.8</text:p>
          </table:table-cell>
          <table:table-cell table:formula="of:=IF(ROUND([.A443]/[.B443];1)&gt;=1.6;&quot;defender&quot;;IF(ROUND([.C443]/[.D443];1)&gt;=1.3;&quot;demon hunter&quot;;IF([.D443]&gt;[.B44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3.6">
            <text:p>3.6</text:p>
          </table:table-cell>
          <table:table-cell table:formula="of:=IF(ROUND([.A444]/[.B444];1)&gt;=1.6;&quot;defender&quot;;IF(ROUND([.C444]/[.D444];1)&gt;=1.3;&quot;demon hunter&quot;;IF([.D444]&gt;[.B44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4.5">
            <text:p>4.5</text:p>
          </table:table-cell>
          <table:table-cell table:formula="of:=IF(ROUND([.A445]/[.B445];1)&gt;=1.6;&quot;defender&quot;;IF(ROUND([.C445]/[.D445];1)&gt;=1.3;&quot;demon hunter&quot;;IF([.D445]&gt;[.B44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3.4">
            <text:p>3.4</text:p>
          </table:table-cell>
          <table:table-cell table:formula="of:=IF(ROUND([.A446]/[.B446];1)&gt;=1.6;&quot;defender&quot;;IF(ROUND([.C446]/[.D446];1)&gt;=1.3;&quot;demon hunter&quot;;IF([.D446]&gt;[.B44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1.2">
            <text:p>1.2</text:p>
          </table:table-cell>
          <table:table-cell table:formula="of:=IF(ROUND([.A447]/[.B447];1)&gt;=1.6;&quot;defender&quot;;IF(ROUND([.C447]/[.D447];1)&gt;=1.3;&quot;demon hunter&quot;;IF([.D447]&gt;[.B44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8.5">
            <text:p>8.5</text:p>
          </table:table-cell>
          <table:table-cell table:formula="of:=IF(ROUND([.A448]/[.B448];1)&gt;=1.6;&quot;defender&quot;;IF(ROUND([.C448]/[.D448];1)&gt;=1.3;&quot;demon hunter&quot;;IF([.D448]&gt;[.B44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2.8">
            <text:p>2.8</text:p>
          </table:table-cell>
          <table:table-cell table:formula="of:=IF(ROUND([.A449]/[.B449];1)&gt;=1.6;&quot;defender&quot;;IF(ROUND([.C449]/[.D449];1)&gt;=1.3;&quot;demon hunter&quot;;IF([.D449]&gt;[.B44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6.8">
            <text:p>6.8</text:p>
          </table:table-cell>
          <table:table-cell table:formula="of:=IF(ROUND([.A450]/[.B450];1)&gt;=1.6;&quot;defender&quot;;IF(ROUND([.C450]/[.D450];1)&gt;=1.3;&quot;demon hunter&quot;;IF([.D450]&gt;[.B45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2.4">
            <text:p>2.4</text:p>
          </table:table-cell>
          <table:table-cell table:formula="of:=IF(ROUND([.A451]/[.B451];1)&gt;=1.6;&quot;defender&quot;;IF(ROUND([.C451]/[.D451];1)&gt;=1.3;&quot;demon hunter&quot;;IF([.D451]&gt;[.B45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9">
            <text:p>9</text:p>
          </table:table-cell>
          <table:table-cell table:formula="of:=IF(ROUND([.A452]/[.B452];1)&gt;=1.6;&quot;defender&quot;;IF(ROUND([.C452]/[.D452];1)&gt;=1.3;&quot;demon hunter&quot;;IF([.D452]&gt;[.B45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9">
            <text:p>9</text:p>
          </table:table-cell>
          <table:table-cell table:formula="of:=IF(ROUND([.A453]/[.B453];1)&gt;=1.6;&quot;defender&quot;;IF(ROUND([.C453]/[.D453];1)&gt;=1.3;&quot;demon hunter&quot;;IF([.D453]&gt;[.B45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10.1">
            <text:p>10.1</text:p>
          </table:table-cell>
          <table:table-cell table:formula="of:=IF(ROUND([.A454]/[.B454];1)&gt;=1.6;&quot;defender&quot;;IF(ROUND([.C454]/[.D454];1)&gt;=1.3;&quot;demon hunter&quot;;IF([.D454]&gt;[.B45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3.5">
            <text:p>3.5</text:p>
          </table:table-cell>
          <table:table-cell table:formula="of:=IF(ROUND([.A455]/[.B455];1)&gt;=1.6;&quot;defender&quot;;IF(ROUND([.C455]/[.D455];1)&gt;=1.3;&quot;demon hunter&quot;;IF([.D455]&gt;[.B45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10.4">
            <text:p>10.4</text:p>
          </table:table-cell>
          <table:table-cell table:formula="of:=IF(ROUND([.A456]/[.B456];1)&gt;=1.6;&quot;defender&quot;;IF(ROUND([.C456]/[.D456];1)&gt;=1.3;&quot;demon hunter&quot;;IF([.D456]&gt;[.B45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1.4">
            <text:p>1.4</text:p>
          </table:table-cell>
          <table:table-cell table:formula="of:=IF(ROUND([.A457]/[.B457];1)&gt;=1.6;&quot;defender&quot;;IF(ROUND([.C457]/[.D457];1)&gt;=1.3;&quot;demon hunter&quot;;IF([.D457]&gt;[.B45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9.2">
            <text:p>9.2</text:p>
          </table:table-cell>
          <table:table-cell table:formula="of:=IF(ROUND([.A458]/[.B458];1)&gt;=1.6;&quot;defender&quot;;IF(ROUND([.C458]/[.D458];1)&gt;=1.3;&quot;demon hunter&quot;;IF([.D458]&gt;[.B45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6.9">
            <text:p>6.9</text:p>
          </table:table-cell>
          <table:table-cell table:formula="of:=IF(ROUND([.A459]/[.B459];1)&gt;=1.6;&quot;defender&quot;;IF(ROUND([.C459]/[.D459];1)&gt;=1.3;&quot;demon hunter&quot;;IF([.D459]&gt;[.B45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10.5">
            <text:p>10.5</text:p>
          </table:table-cell>
          <table:table-cell table:formula="of:=IF(ROUND([.A460]/[.B460];1)&gt;=1.6;&quot;defender&quot;;IF(ROUND([.C460]/[.D460];1)&gt;=1.3;&quot;demon hunter&quot;;IF([.D460]&gt;[.B46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6.3">
            <text:p>6.3</text:p>
          </table:table-cell>
          <table:table-cell table:formula="of:=IF(ROUND([.A461]/[.B461];1)&gt;=1.6;&quot;defender&quot;;IF(ROUND([.C461]/[.D461];1)&gt;=1.3;&quot;demon hunter&quot;;IF([.D461]&gt;[.B46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2">
            <text:p>2</text:p>
          </table:table-cell>
          <table:table-cell table:formula="of:=IF(ROUND([.A462]/[.B462];1)&gt;=1.6;&quot;defender&quot;;IF(ROUND([.C462]/[.D462];1)&gt;=1.3;&quot;demon hunter&quot;;IF([.D462]&gt;[.B46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7.3">
            <text:p>7.3</text:p>
          </table:table-cell>
          <table:table-cell table:formula="of:=IF(ROUND([.A463]/[.B463];1)&gt;=1.6;&quot;defender&quot;;IF(ROUND([.C463]/[.D463];1)&gt;=1.3;&quot;demon hunter&quot;;IF([.D463]&gt;[.B46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10.6">
            <text:p>10.6</text:p>
          </table:table-cell>
          <table:table-cell table:formula="of:=IF(ROUND([.A464]/[.B464];1)&gt;=1.6;&quot;defender&quot;;IF(ROUND([.C464]/[.D464];1)&gt;=1.3;&quot;demon hunter&quot;;IF([.D464]&gt;[.B46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4.2">
            <text:p>4.2</text:p>
          </table:table-cell>
          <table:table-cell table:formula="of:=IF(ROUND([.A465]/[.B465];1)&gt;=1.6;&quot;defender&quot;;IF(ROUND([.C465]/[.D465];1)&gt;=1.3;&quot;demon hunter&quot;;IF([.D465]&gt;[.B46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2">
            <text:p>2</text:p>
          </table:table-cell>
          <table:table-cell table:formula="of:=IF(ROUND([.A466]/[.B466];1)&gt;=1.6;&quot;defender&quot;;IF(ROUND([.C466]/[.D466];1)&gt;=1.3;&quot;demon hunter&quot;;IF([.D466]&gt;[.B46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1.9">
            <text:p>1.9</text:p>
          </table:table-cell>
          <table:table-cell table:formula="of:=IF(ROUND([.A467]/[.B467];1)&gt;=1.6;&quot;defender&quot;;IF(ROUND([.C467]/[.D467];1)&gt;=1.3;&quot;demon hunter&quot;;IF([.D467]&gt;[.B46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5">
            <text:p>5</text:p>
          </table:table-cell>
          <table:table-cell table:formula="of:=ROUND(RAND()*10+1;1)" office:value-type="float" office:value="5.5">
            <text:p>5.5</text:p>
          </table:table-cell>
          <table:table-cell table:formula="of:=IF(ROUND([.A468]/[.B468];1)&gt;=1.6;&quot;defender&quot;;IF(ROUND([.C468]/[.D468];1)&gt;=1.3;&quot;demon hunter&quot;;IF([.D468]&gt;[.B46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10.7">
            <text:p>10.7</text:p>
          </table:table-cell>
          <table:table-cell table:formula="of:=IF(ROUND([.A469]/[.B469];1)&gt;=1.6;&quot;defender&quot;;IF(ROUND([.C469]/[.D469];1)&gt;=1.3;&quot;demon hunter&quot;;IF([.D469]&gt;[.B46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1">
            <text:p>1</text:p>
          </table:table-cell>
          <table:table-cell table:formula="of:=ROUND(RAND()*10+1;1)" office:value-type="float" office:value="6.7">
            <text:p>6.7</text:p>
          </table:table-cell>
          <table:table-cell table:formula="of:=IF(ROUND([.A470]/[.B470];1)&gt;=1.6;&quot;defender&quot;;IF(ROUND([.C470]/[.D470];1)&gt;=1.3;&quot;demon hunter&quot;;IF([.D470]&gt;[.B47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3.9">
            <text:p>3.9</text:p>
          </table:table-cell>
          <table:table-cell table:formula="of:=IF(ROUND([.A471]/[.B471];1)&gt;=1.6;&quot;defender&quot;;IF(ROUND([.C471]/[.D471];1)&gt;=1.3;&quot;demon hunter&quot;;IF([.D471]&gt;[.B47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7.3">
            <text:p>7.3</text:p>
          </table:table-cell>
          <table:table-cell table:formula="of:=IF(ROUND([.A472]/[.B472];1)&gt;=1.6;&quot;defender&quot;;IF(ROUND([.C472]/[.D472];1)&gt;=1.3;&quot;demon hunter&quot;;IF([.D472]&gt;[.B47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5.8">
            <text:p>5.8</text:p>
          </table:table-cell>
          <table:table-cell table:formula="of:=IF(ROUND([.A473]/[.B473];1)&gt;=1.6;&quot;defender&quot;;IF(ROUND([.C473]/[.D473];1)&gt;=1.3;&quot;demon hunter&quot;;IF([.D473]&gt;[.B47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5.2">
            <text:p>5.2</text:p>
          </table:table-cell>
          <table:table-cell table:formula="of:=IF(ROUND([.A474]/[.B474];1)&gt;=1.6;&quot;defender&quot;;IF(ROUND([.C474]/[.D474];1)&gt;=1.3;&quot;demon hunter&quot;;IF([.D474]&gt;[.B47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7.9">
            <text:p>7.9</text:p>
          </table:table-cell>
          <table:table-cell table:formula="of:=IF(ROUND([.A475]/[.B475];1)&gt;=1.6;&quot;defender&quot;;IF(ROUND([.C475]/[.D475];1)&gt;=1.3;&quot;demon hunter&quot;;IF([.D475]&gt;[.B47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1.6">
            <text:p>1.6</text:p>
          </table:table-cell>
          <table:table-cell table:formula="of:=IF(ROUND([.A476]/[.B476];1)&gt;=1.6;&quot;defender&quot;;IF(ROUND([.C476]/[.D476];1)&gt;=1.3;&quot;demon hunter&quot;;IF([.D476]&gt;[.B47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5.4">
            <text:p>5.4</text:p>
          </table:table-cell>
          <table:table-cell table:formula="of:=IF(ROUND([.A477]/[.B477];1)&gt;=1.6;&quot;defender&quot;;IF(ROUND([.C477]/[.D477];1)&gt;=1.3;&quot;demon hunter&quot;;IF([.D477]&gt;[.B47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2.5">
            <text:p>2.5</text:p>
          </table:table-cell>
          <table:table-cell table:formula="of:=IF(ROUND([.A478]/[.B478];1)&gt;=1.6;&quot;defender&quot;;IF(ROUND([.C478]/[.D478];1)&gt;=1.3;&quot;demon hunter&quot;;IF([.D478]&gt;[.B47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9.3">
            <text:p>9.3</text:p>
          </table:table-cell>
          <table:table-cell table:formula="of:=IF(ROUND([.A479]/[.B479];1)&gt;=1.6;&quot;defender&quot;;IF(ROUND([.C479]/[.D479];1)&gt;=1.3;&quot;demon hunter&quot;;IF([.D479]&gt;[.B47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8.4">
            <text:p>8.4</text:p>
          </table:table-cell>
          <table:table-cell table:formula="of:=IF(ROUND([.A480]/[.B480];1)&gt;=1.6;&quot;defender&quot;;IF(ROUND([.C480]/[.D480];1)&gt;=1.3;&quot;demon hunter&quot;;IF([.D480]&gt;[.B48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5.5">
            <text:p>5.5</text:p>
          </table:table-cell>
          <table:table-cell table:formula="of:=IF(ROUND([.A481]/[.B481];1)&gt;=1.6;&quot;defender&quot;;IF(ROUND([.C481]/[.D481];1)&gt;=1.3;&quot;demon hunter&quot;;IF([.D481]&gt;[.B48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8.6">
            <text:p>8.6</text:p>
          </table:table-cell>
          <table:table-cell table:formula="of:=IF(ROUND([.A482]/[.B482];1)&gt;=1.6;&quot;defender&quot;;IF(ROUND([.C482]/[.D482];1)&gt;=1.3;&quot;demon hunter&quot;;IF([.D482]&gt;[.B48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8.8">
            <text:p>8.8</text:p>
          </table:table-cell>
          <table:table-cell table:formula="of:=IF(ROUND([.A483]/[.B483];1)&gt;=1.6;&quot;defender&quot;;IF(ROUND([.C483]/[.D483];1)&gt;=1.3;&quot;demon hunter&quot;;IF([.D483]&gt;[.B48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9.8">
            <text:p>9.8</text:p>
          </table:table-cell>
          <table:table-cell table:formula="of:=IF(ROUND([.A484]/[.B484];1)&gt;=1.6;&quot;defender&quot;;IF(ROUND([.C484]/[.D484];1)&gt;=1.3;&quot;demon hunter&quot;;IF([.D484]&gt;[.B48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10.1">
            <text:p>10.1</text:p>
          </table:table-cell>
          <table:table-cell table:formula="of:=IF(ROUND([.A485]/[.B485];1)&gt;=1.6;&quot;defender&quot;;IF(ROUND([.C485]/[.D485];1)&gt;=1.3;&quot;demon hunter&quot;;IF([.D485]&gt;[.B48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4.2">
            <text:p>4.2</text:p>
          </table:table-cell>
          <table:table-cell table:formula="of:=IF(ROUND([.A486]/[.B486];1)&gt;=1.6;&quot;defender&quot;;IF(ROUND([.C486]/[.D486];1)&gt;=1.3;&quot;demon hunter&quot;;IF([.D486]&gt;[.B48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4.6">
            <text:p>4.6</text:p>
          </table:table-cell>
          <table:table-cell table:formula="of:=IF(ROUND([.A487]/[.B487];1)&gt;=1.6;&quot;defender&quot;;IF(ROUND([.C487]/[.D487];1)&gt;=1.3;&quot;demon hunter&quot;;IF([.D487]&gt;[.B48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4">
            <text:p>1.4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5.4">
            <text:p>5.4</text:p>
          </table:table-cell>
          <table:table-cell table:formula="of:=IF(ROUND([.A488]/[.B488];1)&gt;=1.6;&quot;defender&quot;;IF(ROUND([.C488]/[.D488];1)&gt;=1.3;&quot;demon hunter&quot;;IF([.D488]&gt;[.B48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8.5">
            <text:p>8.5</text:p>
          </table:table-cell>
          <table:table-cell table:formula="of:=IF(ROUND([.A489]/[.B489];1)&gt;=1.6;&quot;defender&quot;;IF(ROUND([.C489]/[.D489];1)&gt;=1.3;&quot;demon hunter&quot;;IF([.D489]&gt;[.B48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7.8">
            <text:p>7.8</text:p>
          </table:table-cell>
          <table:table-cell table:formula="of:=IF(ROUND([.A490]/[.B490];1)&gt;=1.6;&quot;defender&quot;;IF(ROUND([.C490]/[.D490];1)&gt;=1.3;&quot;demon hunter&quot;;IF([.D490]&gt;[.B49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6.2">
            <text:p>6.2</text:p>
          </table:table-cell>
          <table:table-cell table:formula="of:=IF(ROUND([.A491]/[.B491];1)&gt;=1.6;&quot;defender&quot;;IF(ROUND([.C491]/[.D491];1)&gt;=1.3;&quot;demon hunter&quot;;IF([.D491]&gt;[.B49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6.4">
            <text:p>6.4</text:p>
          </table:table-cell>
          <table:table-cell table:formula="of:=IF(ROUND([.A492]/[.B492];1)&gt;=1.6;&quot;defender&quot;;IF(ROUND([.C492]/[.D492];1)&gt;=1.3;&quot;demon hunter&quot;;IF([.D492]&gt;[.B49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3.1">
            <text:p>3.1</text:p>
          </table:table-cell>
          <table:table-cell table:formula="of:=IF(ROUND([.A493]/[.B493];1)&gt;=1.6;&quot;defender&quot;;IF(ROUND([.C493]/[.D493];1)&gt;=1.3;&quot;demon hunter&quot;;IF([.D493]&gt;[.B49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8.6">
            <text:p>8.6</text:p>
          </table:table-cell>
          <table:table-cell table:formula="of:=IF(ROUND([.A494]/[.B494];1)&gt;=1.6;&quot;defender&quot;;IF(ROUND([.C494]/[.D494];1)&gt;=1.3;&quot;demon hunter&quot;;IF([.D494]&gt;[.B49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5.8">
            <text:p>5.8</text:p>
          </table:table-cell>
          <table:table-cell table:formula="of:=IF(ROUND([.A495]/[.B495];1)&gt;=1.6;&quot;defender&quot;;IF(ROUND([.C495]/[.D495];1)&gt;=1.3;&quot;demon hunter&quot;;IF([.D495]&gt;[.B49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4.6">
            <text:p>4.6</text:p>
          </table:table-cell>
          <table:table-cell table:formula="of:=IF(ROUND([.A496]/[.B496];1)&gt;=1.6;&quot;defender&quot;;IF(ROUND([.C496]/[.D496];1)&gt;=1.3;&quot;demon hunter&quot;;IF([.D496]&gt;[.B49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7.6">
            <text:p>7.6</text:p>
          </table:table-cell>
          <table:table-cell table:formula="of:=IF(ROUND([.A497]/[.B497];1)&gt;=1.6;&quot;defender&quot;;IF(ROUND([.C497]/[.D497];1)&gt;=1.3;&quot;demon hunter&quot;;IF([.D497]&gt;[.B49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3.7">
            <text:p>3.7</text:p>
          </table:table-cell>
          <table:table-cell table:formula="of:=ROUND(RAND()*10+1;1)" office:value-type="float" office:value="9.9">
            <text:p>9.9</text:p>
          </table:table-cell>
          <table:table-cell table:formula="of:=IF(ROUND([.A498]/[.B498];1)&gt;=1.6;&quot;defender&quot;;IF(ROUND([.C498]/[.D498];1)&gt;=1.3;&quot;demon hunter&quot;;IF([.D498]&gt;[.B49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10.7">
            <text:p>10.7</text:p>
          </table:table-cell>
          <table:table-cell table:formula="of:=IF(ROUND([.A499]/[.B499];1)&gt;=1.6;&quot;defender&quot;;IF(ROUND([.C499]/[.D499];1)&gt;=1.3;&quot;demon hunter&quot;;IF([.D499]&gt;[.B49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8.2">
            <text:p>8.2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5.7">
            <text:p>5.7</text:p>
          </table:table-cell>
          <table:table-cell table:formula="of:=IF(ROUND([.A500]/[.B500];1)&gt;=1.6;&quot;defender&quot;;IF(ROUND([.C500]/[.D500];1)&gt;=1.3;&quot;demon hunter&quot;;IF([.D500]&gt;[.B50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2.5">
            <text:p>2.5</text:p>
          </table:table-cell>
          <table:table-cell table:formula="of:=IF(ROUND([.A501]/[.B501];1)&gt;=1.6;&quot;defender&quot;;IF(ROUND([.C501]/[.D501];1)&gt;=1.3;&quot;demon hunter&quot;;IF([.D501]&gt;[.B50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4.6">
            <text:p>4.6</text:p>
          </table:table-cell>
          <table:table-cell table:formula="of:=IF(ROUND([.A502]/[.B502];1)&gt;=1.6;&quot;defender&quot;;IF(ROUND([.C502]/[.D502];1)&gt;=1.3;&quot;demon hunter&quot;;IF([.D502]&gt;[.B50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8.2">
            <text:p>8.2</text:p>
          </table:table-cell>
          <table:table-cell table:formula="of:=IF(ROUND([.A503]/[.B503];1)&gt;=1.6;&quot;defender&quot;;IF(ROUND([.C503]/[.D503];1)&gt;=1.3;&quot;demon hunter&quot;;IF([.D503]&gt;[.B50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8">
            <text:p>8</text:p>
          </table:table-cell>
          <table:table-cell table:formula="of:=IF(ROUND([.A504]/[.B504];1)&gt;=1.6;&quot;defender&quot;;IF(ROUND([.C504]/[.D504];1)&gt;=1.3;&quot;demon hunter&quot;;IF([.D504]&gt;[.B50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9">
            <text:p>9</text:p>
          </table:table-cell>
          <table:table-cell table:formula="of:=IF(ROUND([.A505]/[.B505];1)&gt;=1.6;&quot;defender&quot;;IF(ROUND([.C505]/[.D505];1)&gt;=1.3;&quot;demon hunter&quot;;IF([.D505]&gt;[.B50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2.3">
            <text:p>2.3</text:p>
          </table:table-cell>
          <table:table-cell table:formula="of:=IF(ROUND([.A506]/[.B506];1)&gt;=1.6;&quot;defender&quot;;IF(ROUND([.C506]/[.D506];1)&gt;=1.3;&quot;demon hunter&quot;;IF([.D506]&gt;[.B50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3.3">
            <text:p>3.3</text:p>
          </table:table-cell>
          <table:table-cell table:formula="of:=IF(ROUND([.A507]/[.B507];1)&gt;=1.6;&quot;defender&quot;;IF(ROUND([.C507]/[.D507];1)&gt;=1.3;&quot;demon hunter&quot;;IF([.D507]&gt;[.B50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9.8">
            <text:p>9.8</text:p>
          </table:table-cell>
          <table:table-cell table:formula="of:=IF(ROUND([.A508]/[.B508];1)&gt;=1.6;&quot;defender&quot;;IF(ROUND([.C508]/[.D508];1)&gt;=1.3;&quot;demon hunter&quot;;IF([.D508]&gt;[.B50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1.9">
            <text:p>1.9</text:p>
          </table:table-cell>
          <table:table-cell table:formula="of:=IF(ROUND([.A509]/[.B509];1)&gt;=1.6;&quot;defender&quot;;IF(ROUND([.C509]/[.D509];1)&gt;=1.3;&quot;demon hunter&quot;;IF([.D509]&gt;[.B50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3.5">
            <text:p>3.5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7.8">
            <text:p>7.8</text:p>
          </table:table-cell>
          <table:table-cell table:formula="of:=IF(ROUND([.A510]/[.B510];1)&gt;=1.6;&quot;defender&quot;;IF(ROUND([.C510]/[.D510];1)&gt;=1.3;&quot;demon hunter&quot;;IF([.D510]&gt;[.B51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4.4">
            <text:p>4.4</text:p>
          </table:table-cell>
          <table:table-cell table:formula="of:=IF(ROUND([.A511]/[.B511];1)&gt;=1.6;&quot;defender&quot;;IF(ROUND([.C511]/[.D511];1)&gt;=1.3;&quot;demon hunter&quot;;IF([.D511]&gt;[.B51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5.3">
            <text:p>5.3</text:p>
          </table:table-cell>
          <table:table-cell table:formula="of:=IF(ROUND([.A512]/[.B512];1)&gt;=1.6;&quot;defender&quot;;IF(ROUND([.C512]/[.D512];1)&gt;=1.3;&quot;demon hunter&quot;;IF([.D512]&gt;[.B512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5.7">
            <text:p>5.7</text:p>
          </table:table-cell>
          <table:table-cell table:formula="of:=IF(ROUND([.A513]/[.B513];1)&gt;=1.6;&quot;defender&quot;;IF(ROUND([.C513]/[.D513];1)&gt;=1.3;&quot;demon hunter&quot;;IF([.D513]&gt;[.B51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4.2">
            <text:p>4.2</text:p>
          </table:table-cell>
          <table:table-cell table:formula="of:=IF(ROUND([.A514]/[.B514];1)&gt;=1.6;&quot;defender&quot;;IF(ROUND([.C514]/[.D514];1)&gt;=1.3;&quot;demon hunter&quot;;IF([.D514]&gt;[.B51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8.7">
            <text:p>8.7</text:p>
          </table:table-cell>
          <table:table-cell table:formula="of:=IF(ROUND([.A515]/[.B515];1)&gt;=1.6;&quot;defender&quot;;IF(ROUND([.C515]/[.D515];1)&gt;=1.3;&quot;demon hunter&quot;;IF([.D515]&gt;[.B51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8.1">
            <text:p>8.1</text:p>
          </table:table-cell>
          <table:table-cell table:formula="of:=IF(ROUND([.A516]/[.B516];1)&gt;=1.6;&quot;defender&quot;;IF(ROUND([.C516]/[.D516];1)&gt;=1.3;&quot;demon hunter&quot;;IF([.D516]&gt;[.B51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6.7">
            <text:p>6.7</text:p>
          </table:table-cell>
          <table:table-cell table:formula="of:=IF(ROUND([.A517]/[.B517];1)&gt;=1.6;&quot;defender&quot;;IF(ROUND([.C517]/[.D517];1)&gt;=1.3;&quot;demon hunter&quot;;IF([.D517]&gt;[.B51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3.5">
            <text:p>3.5</text:p>
          </table:table-cell>
          <table:table-cell table:formula="of:=IF(ROUND([.A518]/[.B518];1)&gt;=1.6;&quot;defender&quot;;IF(ROUND([.C518]/[.D518];1)&gt;=1.3;&quot;demon hunter&quot;;IF([.D518]&gt;[.B51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">
            <text:p>3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1.5">
            <text:p>1.5</text:p>
          </table:table-cell>
          <table:table-cell table:formula="of:=IF(ROUND([.A519]/[.B519];1)&gt;=1.6;&quot;defender&quot;;IF(ROUND([.C519]/[.D519];1)&gt;=1.3;&quot;demon hunter&quot;;IF([.D519]&gt;[.B51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1.5">
            <text:p>1.5</text:p>
          </table:table-cell>
          <table:table-cell table:formula="of:=IF(ROUND([.A520]/[.B520];1)&gt;=1.6;&quot;defender&quot;;IF(ROUND([.C520]/[.D520];1)&gt;=1.3;&quot;demon hunter&quot;;IF([.D520]&gt;[.B52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10.9">
            <text:p>10.9</text:p>
          </table:table-cell>
          <table:table-cell table:formula="of:=IF(ROUND([.A521]/[.B521];1)&gt;=1.6;&quot;defender&quot;;IF(ROUND([.C521]/[.D521];1)&gt;=1.3;&quot;demon hunter&quot;;IF([.D521]&gt;[.B52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8.2">
            <text:p>8.2</text:p>
          </table:table-cell>
          <table:table-cell table:formula="of:=IF(ROUND([.A522]/[.B522];1)&gt;=1.6;&quot;defender&quot;;IF(ROUND([.C522]/[.D522];1)&gt;=1.3;&quot;demon hunter&quot;;IF([.D522]&gt;[.B52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7.6">
            <text:p>7.6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5.2">
            <text:p>5.2</text:p>
          </table:table-cell>
          <table:table-cell table:formula="of:=IF(ROUND([.A523]/[.B523];1)&gt;=1.6;&quot;defender&quot;;IF(ROUND([.C523]/[.D523];1)&gt;=1.3;&quot;demon hunter&quot;;IF([.D523]&gt;[.B52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1">
            <text:p>1</text:p>
          </table:table-cell>
          <table:table-cell table:formula="of:=IF(ROUND([.A524]/[.B524];1)&gt;=1.6;&quot;defender&quot;;IF(ROUND([.C524]/[.D524];1)&gt;=1.3;&quot;demon hunter&quot;;IF([.D524]&gt;[.B52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6.6">
            <text:p>6.6</text:p>
          </table:table-cell>
          <table:table-cell table:formula="of:=IF(ROUND([.A525]/[.B525];1)&gt;=1.6;&quot;defender&quot;;IF(ROUND([.C525]/[.D525];1)&gt;=1.3;&quot;demon hunter&quot;;IF([.D525]&gt;[.B525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4.2">
            <text:p>4.2</text:p>
          </table:table-cell>
          <table:table-cell table:formula="of:=IF(ROUND([.A526]/[.B526];1)&gt;=1.6;&quot;defender&quot;;IF(ROUND([.C526]/[.D526];1)&gt;=1.3;&quot;demon hunter&quot;;IF([.D526]&gt;[.B52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5.1">
            <text:p>5.1</text:p>
          </table:table-cell>
          <table:table-cell table:formula="of:=IF(ROUND([.A527]/[.B527];1)&gt;=1.6;&quot;defender&quot;;IF(ROUND([.C527]/[.D527];1)&gt;=1.3;&quot;demon hunter&quot;;IF([.D527]&gt;[.B52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4.1">
            <text:p>4.1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10.7">
            <text:p>10.7</text:p>
          </table:table-cell>
          <table:table-cell table:formula="of:=IF(ROUND([.A528]/[.B528];1)&gt;=1.6;&quot;defender&quot;;IF(ROUND([.C528]/[.D528];1)&gt;=1.3;&quot;demon hunter&quot;;IF([.D528]&gt;[.B52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10">
            <text:p>10</text:p>
          </table:table-cell>
          <table:table-cell table:formula="of:=IF(ROUND([.A529]/[.B529];1)&gt;=1.6;&quot;defender&quot;;IF(ROUND([.C529]/[.D529];1)&gt;=1.3;&quot;demon hunter&quot;;IF([.D529]&gt;[.B52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10.2">
            <text:p>10.2</text:p>
          </table:table-cell>
          <table:table-cell table:formula="of:=IF(ROUND([.A530]/[.B530];1)&gt;=1.6;&quot;defender&quot;;IF(ROUND([.C530]/[.D530];1)&gt;=1.3;&quot;demon hunter&quot;;IF([.D530]&gt;[.B53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2.8">
            <text:p>2.8</text:p>
          </table:table-cell>
          <table:table-cell table:formula="of:=IF(ROUND([.A531]/[.B531];1)&gt;=1.6;&quot;defender&quot;;IF(ROUND([.C531]/[.D531];1)&gt;=1.3;&quot;demon hunter&quot;;IF([.D531]&gt;[.B53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3.5">
            <text:p>3.5</text:p>
          </table:table-cell>
          <table:table-cell table:formula="of:=IF(ROUND([.A532]/[.B532];1)&gt;=1.6;&quot;defender&quot;;IF(ROUND([.C532]/[.D532];1)&gt;=1.3;&quot;demon hunter&quot;;IF([.D532]&gt;[.B53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1.5">
            <text:p>1.5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1.9">
            <text:p>1.9</text:p>
          </table:table-cell>
          <table:table-cell table:formula="of:=IF(ROUND([.A533]/[.B533];1)&gt;=1.6;&quot;defender&quot;;IF(ROUND([.C533]/[.D533];1)&gt;=1.3;&quot;demon hunter&quot;;IF([.D533]&gt;[.B53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2.9">
            <text:p>2.9</text:p>
          </table:table-cell>
          <table:table-cell table:formula="of:=IF(ROUND([.A534]/[.B534];1)&gt;=1.6;&quot;defender&quot;;IF(ROUND([.C534]/[.D534];1)&gt;=1.3;&quot;demon hunter&quot;;IF([.D534]&gt;[.B534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5.4">
            <text:p>5.4</text:p>
          </table:table-cell>
          <table:table-cell table:formula="of:=IF(ROUND([.A535]/[.B535];1)&gt;=1.6;&quot;defender&quot;;IF(ROUND([.C535]/[.D535];1)&gt;=1.3;&quot;demon hunter&quot;;IF([.D535]&gt;[.B53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10.2">
            <text:p>10.2</text:p>
          </table:table-cell>
          <table:table-cell table:formula="of:=IF(ROUND([.A536]/[.B536];1)&gt;=1.6;&quot;defender&quot;;IF(ROUND([.C536]/[.D536];1)&gt;=1.3;&quot;demon hunter&quot;;IF([.D536]&gt;[.B53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4.8">
            <text:p>4.8</text:p>
          </table:table-cell>
          <table:table-cell table:formula="of:=ROUND(RAND()*10+1;1)" office:value-type="float" office:value="5">
            <text:p>5</text:p>
          </table:table-cell>
          <table:table-cell table:formula="of:=IF(ROUND([.A537]/[.B537];1)&gt;=1.6;&quot;defender&quot;;IF(ROUND([.C537]/[.D537];1)&gt;=1.3;&quot;demon hunter&quot;;IF([.D537]&gt;[.B53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10">
            <text:p>10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2.2">
            <text:p>2.2</text:p>
          </table:table-cell>
          <table:table-cell table:formula="of:=IF(ROUND([.A538]/[.B538];1)&gt;=1.6;&quot;defender&quot;;IF(ROUND([.C538]/[.D538];1)&gt;=1.3;&quot;demon hunter&quot;;IF([.D538]&gt;[.B53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10.5">
            <text:p>10.5</text:p>
          </table:table-cell>
          <table:table-cell table:formula="of:=ROUND(RAND()*10+1;1)" office:value-type="float" office:value="4.4">
            <text:p>4.4</text:p>
          </table:table-cell>
          <table:table-cell table:formula="of:=IF(ROUND([.A539]/[.B539];1)&gt;=1.6;&quot;defender&quot;;IF(ROUND([.C539]/[.D539];1)&gt;=1.3;&quot;demon hunter&quot;;IF([.D539]&gt;[.B53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10.8">
            <text:p>10.8</text:p>
          </table:table-cell>
          <table:table-cell table:formula="of:=IF(ROUND([.A540]/[.B540];1)&gt;=1.6;&quot;defender&quot;;IF(ROUND([.C540]/[.D540];1)&gt;=1.3;&quot;demon hunter&quot;;IF([.D540]&gt;[.B54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7.3">
            <text:p>7.3</text:p>
          </table:table-cell>
          <table:table-cell table:formula="of:=IF(ROUND([.A541]/[.B541];1)&gt;=1.6;&quot;defender&quot;;IF(ROUND([.C541]/[.D541];1)&gt;=1.3;&quot;demon hunter&quot;;IF([.D541]&gt;[.B54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9.4">
            <text:p>9.4</text:p>
          </table:table-cell>
          <table:table-cell table:formula="of:=IF(ROUND([.A542]/[.B542];1)&gt;=1.6;&quot;defender&quot;;IF(ROUND([.C542]/[.D542];1)&gt;=1.3;&quot;demon hunter&quot;;IF([.D542]&gt;[.B54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10.9">
            <text:p>10.9</text:p>
          </table:table-cell>
          <table:table-cell table:formula="of:=IF(ROUND([.A543]/[.B543];1)&gt;=1.6;&quot;defender&quot;;IF(ROUND([.C543]/[.D543];1)&gt;=1.3;&quot;demon hunter&quot;;IF([.D543]&gt;[.B543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3.1">
            <text:p>3.1</text:p>
          </table:table-cell>
          <table:table-cell table:formula="of:=IF(ROUND([.A544]/[.B544];1)&gt;=1.6;&quot;defender&quot;;IF(ROUND([.C544]/[.D544];1)&gt;=1.3;&quot;demon hunter&quot;;IF([.D544]&gt;[.B54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5">
            <text:p>5</text:p>
          </table:table-cell>
          <table:table-cell table:formula="of:=IF(ROUND([.A545]/[.B545];1)&gt;=1.6;&quot;defender&quot;;IF(ROUND([.C545]/[.D545];1)&gt;=1.3;&quot;demon hunter&quot;;IF([.D545]&gt;[.B54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10.6">
            <text:p>10.6</text:p>
          </table:table-cell>
          <table:table-cell table:formula="of:=IF(ROUND([.A546]/[.B546];1)&gt;=1.6;&quot;defender&quot;;IF(ROUND([.C546]/[.D546];1)&gt;=1.3;&quot;demon hunter&quot;;IF([.D546]&gt;[.B54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4.6">
            <text:p>4.6</text:p>
          </table:table-cell>
          <table:table-cell table:formula="of:=IF(ROUND([.A547]/[.B547];1)&gt;=1.6;&quot;defender&quot;;IF(ROUND([.C547]/[.D547];1)&gt;=1.3;&quot;demon hunter&quot;;IF([.D547]&gt;[.B54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9.7">
            <text:p>9.7</text:p>
          </table:table-cell>
          <table:table-cell table:formula="of:=IF(ROUND([.A548]/[.B548];1)&gt;=1.6;&quot;defender&quot;;IF(ROUND([.C548]/[.D548];1)&gt;=1.3;&quot;demon hunter&quot;;IF([.D548]&gt;[.B54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8.7">
            <text:p>8.7</text:p>
          </table:table-cell>
          <table:table-cell table:formula="of:=IF(ROUND([.A549]/[.B549];1)&gt;=1.6;&quot;defender&quot;;IF(ROUND([.C549]/[.D549];1)&gt;=1.3;&quot;demon hunter&quot;;IF([.D549]&gt;[.B54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1.1">
            <text:p>1.1</text:p>
          </table:table-cell>
          <table:table-cell table:formula="of:=IF(ROUND([.A550]/[.B550];1)&gt;=1.6;&quot;defender&quot;;IF(ROUND([.C550]/[.D550];1)&gt;=1.3;&quot;demon hunter&quot;;IF([.D550]&gt;[.B55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4.3">
            <text:p>4.3</text:p>
          </table:table-cell>
          <table:table-cell table:formula="of:=IF(ROUND([.A551]/[.B551];1)&gt;=1.6;&quot;defender&quot;;IF(ROUND([.C551]/[.D551];1)&gt;=1.3;&quot;demon hunter&quot;;IF([.D551]&gt;[.B55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5.3">
            <text:p>5.3</text:p>
          </table:table-cell>
          <table:table-cell table:formula="of:=IF(ROUND([.A552]/[.B552];1)&gt;=1.6;&quot;defender&quot;;IF(ROUND([.C552]/[.D552];1)&gt;=1.3;&quot;demon hunter&quot;;IF([.D552]&gt;[.B55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11">
            <text:p>11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2.8">
            <text:p>2.8</text:p>
          </table:table-cell>
          <table:table-cell table:formula="of:=IF(ROUND([.A553]/[.B553];1)&gt;=1.6;&quot;defender&quot;;IF(ROUND([.C553]/[.D553];1)&gt;=1.3;&quot;demon hunter&quot;;IF([.D553]&gt;[.B55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4.2">
            <text:p>4.2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7.4">
            <text:p>7.4</text:p>
          </table:table-cell>
          <table:table-cell table:formula="of:=IF(ROUND([.A554]/[.B554];1)&gt;=1.6;&quot;defender&quot;;IF(ROUND([.C554]/[.D554];1)&gt;=1.3;&quot;demon hunter&quot;;IF([.D554]&gt;[.B554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2.8">
            <text:p>2.8</text:p>
          </table:table-cell>
          <table:table-cell table:formula="of:=IF(ROUND([.A555]/[.B555];1)&gt;=1.6;&quot;defender&quot;;IF(ROUND([.C555]/[.D555];1)&gt;=1.3;&quot;demon hunter&quot;;IF([.D555]&gt;[.B55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2.4">
            <text:p>2.4</text:p>
          </table:table-cell>
          <table:table-cell table:formula="of:=IF(ROUND([.A556]/[.B556];1)&gt;=1.6;&quot;defender&quot;;IF(ROUND([.C556]/[.D556];1)&gt;=1.3;&quot;demon hunter&quot;;IF([.D556]&gt;[.B556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8">
            <text:p>10.8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3.2">
            <text:p>3.2</text:p>
          </table:table-cell>
          <table:table-cell table:formula="of:=IF(ROUND([.A557]/[.B557];1)&gt;=1.6;&quot;defender&quot;;IF(ROUND([.C557]/[.D557];1)&gt;=1.3;&quot;demon hunter&quot;;IF([.D557]&gt;[.B55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.3">
            <text:p>1.3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4.5">
            <text:p>4.5</text:p>
          </table:table-cell>
          <table:table-cell table:formula="of:=ROUND(RAND()*10+1;1)" office:value-type="float" office:value="7.5">
            <text:p>7.5</text:p>
          </table:table-cell>
          <table:table-cell table:formula="of:=IF(ROUND([.A558]/[.B558];1)&gt;=1.6;&quot;defender&quot;;IF(ROUND([.C558]/[.D558];1)&gt;=1.3;&quot;demon hunter&quot;;IF([.D558]&gt;[.B55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4">
            <text:p>5.4</text:p>
          </table:table-cell>
          <table:table-cell table:formula="of:=ROUND(RAND()*10+1;1)" office:value-type="float" office:value="8.1">
            <text:p>8.1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8.2">
            <text:p>8.2</text:p>
          </table:table-cell>
          <table:table-cell table:formula="of:=IF(ROUND([.A559]/[.B559];1)&gt;=1.6;&quot;defender&quot;;IF(ROUND([.C559]/[.D559];1)&gt;=1.3;&quot;demon hunter&quot;;IF([.D559]&gt;[.B55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7.3">
            <text:p>7.3</text:p>
          </table:table-cell>
          <table:table-cell table:formula="of:=ROUND(RAND()*10+1;1)" office:value-type="float" office:value="7.8">
            <text:p>7.8</text:p>
          </table:table-cell>
          <table:table-cell table:formula="of:=IF(ROUND([.A560]/[.B560];1)&gt;=1.6;&quot;defender&quot;;IF(ROUND([.C560]/[.D560];1)&gt;=1.3;&quot;demon hunter&quot;;IF([.D560]&gt;[.B56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8.1">
            <text:p>8.1</text:p>
          </table:table-cell>
          <table:table-cell table:formula="of:=IF(ROUND([.A561]/[.B561];1)&gt;=1.6;&quot;defender&quot;;IF(ROUND([.C561]/[.D561];1)&gt;=1.3;&quot;demon hunter&quot;;IF([.D561]&gt;[.B56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9.5">
            <text:p>9.5</text:p>
          </table:table-cell>
          <table:table-cell table:formula="of:=ROUND(RAND()*10+1;1)" office:value-type="float" office:value="1.5">
            <text:p>1.5</text:p>
          </table:table-cell>
          <table:table-cell table:formula="of:=IF(ROUND([.A562]/[.B562];1)&gt;=1.6;&quot;defender&quot;;IF(ROUND([.C562]/[.D562];1)&gt;=1.3;&quot;demon hunter&quot;;IF([.D562]&gt;[.B56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1.2">
            <text:p>1.2</text:p>
          </table:table-cell>
          <table:table-cell table:formula="of:=ROUND(RAND()*10+1;1)" office:value-type="float" office:value="6.7">
            <text:p>6.7</text:p>
          </table:table-cell>
          <table:table-cell table:formula="of:=IF(ROUND([.A563]/[.B563];1)&gt;=1.6;&quot;defender&quot;;IF(ROUND([.C563]/[.D563];1)&gt;=1.3;&quot;demon hunter&quot;;IF([.D563]&gt;[.B56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.4">
            <text:p>4.4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8.8">
            <text:p>8.8</text:p>
          </table:table-cell>
          <table:table-cell table:formula="of:=ROUND(RAND()*10+1;1)" office:value-type="float" office:value="8.3">
            <text:p>8.3</text:p>
          </table:table-cell>
          <table:table-cell table:formula="of:=IF(ROUND([.A564]/[.B564];1)&gt;=1.6;&quot;defender&quot;;IF(ROUND([.C564]/[.D564];1)&gt;=1.3;&quot;demon hunter&quot;;IF([.D564]&gt;[.B56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3.2">
            <text:p>3.2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10.6">
            <text:p>10.6</text:p>
          </table:table-cell>
          <table:table-cell table:formula="of:=IF(ROUND([.A565]/[.B565];1)&gt;=1.6;&quot;defender&quot;;IF(ROUND([.C565]/[.D565];1)&gt;=1.3;&quot;demon hunter&quot;;IF([.D565]&gt;[.B56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9">
            <text:p>9</text:p>
          </table:table-cell>
          <table:table-cell table:formula="of:=ROUND(RAND()*10+1;1)" office:value-type="float" office:value="7.9">
            <text:p>7.9</text:p>
          </table:table-cell>
          <table:table-cell table:formula="of:=IF(ROUND([.A566]/[.B566];1)&gt;=1.6;&quot;defender&quot;;IF(ROUND([.C566]/[.D566];1)&gt;=1.3;&quot;demon hunter&quot;;IF([.D566]&gt;[.B566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2.9">
            <text:p>2.9</text:p>
          </table:table-cell>
          <table:table-cell table:formula="of:=ROUND(RAND()*10+1;1)" office:value-type="float" office:value="6.5">
            <text:p>6.5</text:p>
          </table:table-cell>
          <table:table-cell table:formula="of:=IF(ROUND([.A567]/[.B567];1)&gt;=1.6;&quot;defender&quot;;IF(ROUND([.C567]/[.D567];1)&gt;=1.3;&quot;demon hunter&quot;;IF([.D567]&gt;[.B567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2.4">
            <text:p>2.4</text:p>
          </table:table-cell>
          <table:table-cell table:formula="of:=ROUND(RAND()*10+1;1)" office:value-type="float" office:value="4.4">
            <text:p>4.4</text:p>
          </table:table-cell>
          <table:table-cell table:formula="of:=IF(ROUND([.A568]/[.B568];1)&gt;=1.6;&quot;defender&quot;;IF(ROUND([.C568]/[.D568];1)&gt;=1.3;&quot;demon hunter&quot;;IF([.D568]&gt;[.B56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10">
            <text:p>10</text:p>
          </table:table-cell>
          <table:table-cell table:formula="of:=IF(ROUND([.A569]/[.B569];1)&gt;=1.6;&quot;defender&quot;;IF(ROUND([.C569]/[.D569];1)&gt;=1.3;&quot;demon hunter&quot;;IF([.D569]&gt;[.B56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7.6">
            <text:p>7.6</text:p>
          </table:table-cell>
          <table:table-cell table:formula="of:=IF(ROUND([.A570]/[.B570];1)&gt;=1.6;&quot;defender&quot;;IF(ROUND([.C570]/[.D570];1)&gt;=1.3;&quot;demon hunter&quot;;IF([.D570]&gt;[.B570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8.9">
            <text:p>8.9</text:p>
          </table:table-cell>
          <table:table-cell table:formula="of:=ROUND(RAND()*10+1;1)" office:value-type="float" office:value="5.9">
            <text:p>5.9</text:p>
          </table:table-cell>
          <table:table-cell table:formula="of:=IF(ROUND([.A571]/[.B571];1)&gt;=1.6;&quot;defender&quot;;IF(ROUND([.C571]/[.D571];1)&gt;=1.3;&quot;demon hunter&quot;;IF([.D571]&gt;[.B57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1.4">
            <text:p>1.4</text:p>
          </table:table-cell>
          <table:table-cell table:formula="of:=IF(ROUND([.A572]/[.B572];1)&gt;=1.6;&quot;defender&quot;;IF(ROUND([.C572]/[.D572];1)&gt;=1.3;&quot;demon hunter&quot;;IF([.D572]&gt;[.B57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4.3">
            <text:p>4.3</text:p>
          </table:table-cell>
          <table:table-cell table:formula="of:=ROUND(RAND()*10+1;1)" office:value-type="float" office:value="2.8">
            <text:p>2.8</text:p>
          </table:table-cell>
          <table:table-cell table:formula="of:=IF(ROUND([.A573]/[.B573];1)&gt;=1.6;&quot;defender&quot;;IF(ROUND([.C573]/[.D573];1)&gt;=1.3;&quot;demon hunter&quot;;IF([.D573]&gt;[.B57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6.1">
            <text:p>6.1</text:p>
          </table:table-cell>
          <table:table-cell table:formula="of:=ROUND(RAND()*10+1;1)" office:value-type="float" office:value="7.8">
            <text:p>7.8</text:p>
          </table:table-cell>
          <table:table-cell table:formula="of:=ROUND(RAND()*10+1;1)" office:value-type="float" office:value="8.6">
            <text:p>8.6</text:p>
          </table:table-cell>
          <table:table-cell table:formula="of:=IF(ROUND([.A574]/[.B574];1)&gt;=1.6;&quot;defender&quot;;IF(ROUND([.C574]/[.D574];1)&gt;=1.3;&quot;demon hunter&quot;;IF([.D574]&gt;[.B57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2.1">
            <text:p>2.1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2.4">
            <text:p>2.4</text:p>
          </table:table-cell>
          <table:table-cell table:formula="of:=IF(ROUND([.A575]/[.B575];1)&gt;=1.6;&quot;defender&quot;;IF(ROUND([.C575]/[.D575];1)&gt;=1.3;&quot;demon hunter&quot;;IF([.D575]&gt;[.B575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3.4">
            <text:p>3.4</text:p>
          </table:table-cell>
          <table:table-cell table:formula="of:=IF(ROUND([.A576]/[.B576];1)&gt;=1.6;&quot;defender&quot;;IF(ROUND([.C576]/[.D576];1)&gt;=1.3;&quot;demon hunter&quot;;IF([.D576]&gt;[.B576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3.8">
            <text:p>3.8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2.1">
            <text:p>2.1</text:p>
          </table:table-cell>
          <table:table-cell table:formula="of:=IF(ROUND([.A577]/[.B577];1)&gt;=1.6;&quot;defender&quot;;IF(ROUND([.C577]/[.D577];1)&gt;=1.3;&quot;demon hunter&quot;;IF([.D577]&gt;[.B577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5.5">
            <text:p>5.5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9.8">
            <text:p>9.8</text:p>
          </table:table-cell>
          <table:table-cell table:formula="of:=IF(ROUND([.A578]/[.B578];1)&gt;=1.6;&quot;defender&quot;;IF(ROUND([.C578]/[.D578];1)&gt;=1.3;&quot;demon hunter&quot;;IF([.D578]&gt;[.B578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10.9">
            <text:p>10.9</text:p>
          </table:table-cell>
          <table:table-cell table:formula="of:=ROUND(RAND()*10+1;1)" office:value-type="float" office:value="2.2">
            <text:p>2.2</text:p>
          </table:table-cell>
          <table:table-cell table:formula="of:=ROUND(RAND()*10+1;1)" office:value-type="float" office:value="9.5">
            <text:p>9.5</text:p>
          </table:table-cell>
          <table:table-cell table:formula="of:=IF(ROUND([.A579]/[.B579];1)&gt;=1.6;&quot;defender&quot;;IF(ROUND([.C579]/[.D579];1)&gt;=1.3;&quot;demon hunter&quot;;IF([.D579]&gt;[.B579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8.7">
            <text:p>8.7</text:p>
          </table:table-cell>
          <table:table-cell table:formula="of:=ROUND(RAND()*10+1;1)" office:value-type="float" office:value="6.3">
            <text:p>6.3</text:p>
          </table:table-cell>
          <table:table-cell table:formula="of:=ROUND(RAND()*10+1;1)" office:value-type="float" office:value="2.4">
            <text:p>2.4</text:p>
          </table:table-cell>
          <table:table-cell table:formula="of:=IF(ROUND([.A580]/[.B580];1)&gt;=1.6;&quot;defender&quot;;IF(ROUND([.C580]/[.D580];1)&gt;=1.3;&quot;demon hunter&quot;;IF([.D580]&gt;[.B58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5.6">
            <text:p>5.6</text:p>
          </table:table-cell>
          <table:table-cell table:formula="of:=ROUND(RAND()*10+1;1)" office:value-type="float" office:value="7.9">
            <text:p>7.9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10.9">
            <text:p>10.9</text:p>
          </table:table-cell>
          <table:table-cell table:formula="of:=IF(ROUND([.A581]/[.B581];1)&gt;=1.6;&quot;defender&quot;;IF(ROUND([.C581]/[.D581];1)&gt;=1.3;&quot;demon hunter&quot;;IF([.D581]&gt;[.B581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4">
            <text:p>10.4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9.9">
            <text:p>9.9</text:p>
          </table:table-cell>
          <table:table-cell table:formula="of:=ROUND(RAND()*10+1;1)" office:value-type="float" office:value="5.3">
            <text:p>5.3</text:p>
          </table:table-cell>
          <table:table-cell table:formula="of:=IF(ROUND([.A582]/[.B582];1)&gt;=1.6;&quot;defender&quot;;IF(ROUND([.C582]/[.D582];1)&gt;=1.3;&quot;demon hunter&quot;;IF([.D582]&gt;[.B582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10.3">
            <text:p>10.3</text:p>
          </table:table-cell>
          <table:table-cell table:formula="of:=ROUND(RAND()*10+1;1)" office:value-type="float" office:value="9">
            <text:p>9</text:p>
          </table:table-cell>
          <table:table-cell table:formula="of:=IF(ROUND([.A583]/[.B583];1)&gt;=1.6;&quot;defender&quot;;IF(ROUND([.C583]/[.D583];1)&gt;=1.3;&quot;demon hunter&quot;;IF([.D583]&gt;[.B583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7.2">
            <text:p>7.2</text:p>
          </table:table-cell>
          <table:table-cell table:formula="of:=ROUND(RAND()*10+1;1)" office:value-type="float" office:value="7.8">
            <text:p>7.8</text:p>
          </table:table-cell>
          <table:table-cell table:formula="of:=IF(ROUND([.A584]/[.B584];1)&gt;=1.6;&quot;defender&quot;;IF(ROUND([.C584]/[.D584];1)&gt;=1.3;&quot;demon hunter&quot;;IF([.D584]&gt;[.B58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1.7">
            <text:p>1.7</text:p>
          </table:table-cell>
          <table:table-cell table:formula="of:=ROUND(RAND()*10+1;1)" office:value-type="float" office:value="1.9">
            <text:p>1.9</text:p>
          </table:table-cell>
          <table:table-cell table:formula="of:=IF(ROUND([.A585]/[.B585];1)&gt;=1.6;&quot;defender&quot;;IF(ROUND([.C585]/[.D585];1)&gt;=1.3;&quot;demon hunter&quot;;IF([.D585]&gt;[.B585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5.7">
            <text:p>5.7</text:p>
          </table:table-cell>
          <table:table-cell table:formula="of:=ROUND(RAND()*10+1;1)" office:value-type="float" office:value="2.7">
            <text:p>2.7</text:p>
          </table:table-cell>
          <table:table-cell table:formula="of:=ROUND(RAND()*10+1;1)" office:value-type="float" office:value="8">
            <text:p>8</text:p>
          </table:table-cell>
          <table:table-cell table:formula="of:=ROUND(RAND()*10+1;1)" office:value-type="float" office:value="9.9">
            <text:p>9.9</text:p>
          </table:table-cell>
          <table:table-cell table:formula="of:=IF(ROUND([.A586]/[.B586];1)&gt;=1.6;&quot;defender&quot;;IF(ROUND([.C586]/[.D586];1)&gt;=1.3;&quot;demon hunter&quot;;IF([.D586]&gt;[.B58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10.1">
            <text:p>10.1</text:p>
          </table:table-cell>
          <table:table-cell table:formula="of:=IF(ROUND([.A587]/[.B587];1)&gt;=1.6;&quot;defender&quot;;IF(ROUND([.C587]/[.D587];1)&gt;=1.3;&quot;demon hunter&quot;;IF([.D587]&gt;[.B587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6">
            <text:p>6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10.7">
            <text:p>10.7</text:p>
          </table:table-cell>
          <table:table-cell table:formula="of:=IF(ROUND([.A588]/[.B588];1)&gt;=1.6;&quot;defender&quot;;IF(ROUND([.C588]/[.D588];1)&gt;=1.3;&quot;demon hunter&quot;;IF([.D588]&gt;[.B588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3.9">
            <text:p>3.9</text:p>
          </table:table-cell>
          <table:table-cell table:formula="of:=ROUND(RAND()*10+1;1)" office:value-type="float" office:value="7.7">
            <text:p>7.7</text:p>
          </table:table-cell>
          <table:table-cell table:formula="of:=IF(ROUND([.A589]/[.B589];1)&gt;=1.6;&quot;defender&quot;;IF(ROUND([.C589]/[.D589];1)&gt;=1.3;&quot;demon hunter&quot;;IF([.D589]&gt;[.B589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6.5">
            <text:p>6.5</text:p>
          </table:table-cell>
          <table:table-cell table:formula="of:=ROUND(RAND()*10+1;1)" office:value-type="float" office:value="4.4">
            <text:p>4.4</text:p>
          </table:table-cell>
          <table:table-cell table:formula="of:=IF(ROUND([.A590]/[.B590];1)&gt;=1.6;&quot;defender&quot;;IF(ROUND([.C590]/[.D590];1)&gt;=1.3;&quot;demon hunter&quot;;IF([.D590]&gt;[.B590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6.9">
            <text:p>6.9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5.1">
            <text:p>5.1</text:p>
          </table:table-cell>
          <table:table-cell table:formula="of:=ROUND(RAND()*10+1;1)" office:value-type="float" office:value="3.7">
            <text:p>3.7</text:p>
          </table:table-cell>
          <table:table-cell table:formula="of:=IF(ROUND([.A591]/[.B591];1)&gt;=1.6;&quot;defender&quot;;IF(ROUND([.C591]/[.D591];1)&gt;=1.3;&quot;demon hunter&quot;;IF([.D591]&gt;[.B591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3.3">
            <text:p>3.3</text:p>
          </table:table-cell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9.5">
            <text:p>9.5</text:p>
          </table:table-cell>
          <table:table-cell table:formula="of:=IF(ROUND([.A592]/[.B592];1)&gt;=1.6;&quot;defender&quot;;IF(ROUND([.C592]/[.D592];1)&gt;=1.3;&quot;demon hunter&quot;;IF([.D592]&gt;[.B592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2.8">
            <text:p>2.8</text:p>
          </table:table-cell>
          <table:table-cell table:formula="of:=ROUND(RAND()*10+1;1)" office:value-type="float" office:value="7.3">
            <text:p>7.3</text:p>
          </table:table-cell>
          <table:table-cell table:formula="of:=IF(ROUND([.A593]/[.B593];1)&gt;=1.6;&quot;defender&quot;;IF(ROUND([.C593]/[.D593];1)&gt;=1.3;&quot;demon hunter&quot;;IF([.D593]&gt;[.B59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6">
            <text:p>2.6</text:p>
          </table:table-cell>
          <table:table-cell table:formula="of:=ROUND(RAND()*10+1;1)" office:value-type="float" office:value="8.3">
            <text:p>8.3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2.4">
            <text:p>2.4</text:p>
          </table:table-cell>
          <table:table-cell table:formula="of:=IF(ROUND([.A594]/[.B594];1)&gt;=1.6;&quot;defender&quot;;IF(ROUND([.C594]/[.D594];1)&gt;=1.3;&quot;demon hunter&quot;;IF([.D594]&gt;[.B594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.8">
            <text:p>1.8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10.7">
            <text:p>10.7</text:p>
          </table:table-cell>
          <table:table-cell table:formula="of:=IF(ROUND([.A595]/[.B595];1)&gt;=1.6;&quot;defender&quot;;IF(ROUND([.C595]/[.D595];1)&gt;=1.3;&quot;demon hunter&quot;;IF([.D595]&gt;[.B59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5.3">
            <text:p>5.3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3.1">
            <text:p>3.1</text:p>
          </table:table-cell>
          <table:table-cell table:formula="of:=IF(ROUND([.A596]/[.B596];1)&gt;=1.6;&quot;defender&quot;;IF(ROUND([.C596]/[.D596];1)&gt;=1.3;&quot;demon hunter&quot;;IF([.D596]&gt;[.B59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6.4">
            <text:p>6.4</text:p>
          </table:table-cell>
          <table:table-cell table:formula="of:=ROUND(RAND()*10+1;1)" office:value-type="float" office:value="6.8">
            <text:p>6.8</text:p>
          </table:table-cell>
          <table:table-cell table:formula="of:=ROUND(RAND()*10+1;1)" office:value-type="float" office:value="1">
            <text:p>1</text:p>
          </table:table-cell>
          <table:table-cell table:formula="of:=IF(ROUND([.A597]/[.B597];1)&gt;=1.6;&quot;defender&quot;;IF(ROUND([.C597]/[.D597];1)&gt;=1.3;&quot;demon hunter&quot;;IF([.D597]&gt;[.B59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9.8">
            <text:p>9.8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5.6">
            <text:p>5.6</text:p>
          </table:table-cell>
          <table:table-cell table:formula="of:=IF(ROUND([.A598]/[.B598];1)&gt;=1.6;&quot;defender&quot;;IF(ROUND([.C598]/[.D598];1)&gt;=1.3;&quot;demon hunter&quot;;IF([.D598]&gt;[.B598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8.4">
            <text:p>8.4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6.6">
            <text:p>6.6</text:p>
          </table:table-cell>
          <table:table-cell table:formula="of:=ROUND(RAND()*10+1;1)" office:value-type="float" office:value="5.5">
            <text:p>5.5</text:p>
          </table:table-cell>
          <table:table-cell table:formula="of:=IF(ROUND([.A599]/[.B599];1)&gt;=1.6;&quot;defender&quot;;IF(ROUND([.C599]/[.D599];1)&gt;=1.3;&quot;demon hunter&quot;;IF([.D599]&gt;[.B599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7">
            <text:p>7</text:p>
          </table:table-cell>
          <table:table-cell table:formula="of:=ROUND(RAND()*10+1;1)" office:value-type="float" office:value="9.6">
            <text:p>9.6</text:p>
          </table:table-cell>
          <table:table-cell table:formula="of:=ROUND(RAND()*10+1;1)" office:value-type="float" office:value="7.7">
            <text:p>7.7</text:p>
          </table:table-cell>
          <table:table-cell table:formula="of:=ROUND(RAND()*10+1;1)" office:value-type="float" office:value="10.2">
            <text:p>10.2</text:p>
          </table:table-cell>
          <table:table-cell table:formula="of:=IF(ROUND([.A600]/[.B600];1)&gt;=1.6;&quot;defender&quot;;IF(ROUND([.C600]/[.D600];1)&gt;=1.3;&quot;demon hunter&quot;;IF([.D600]&gt;[.B600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3.6">
            <text:p>3.6</text:p>
          </table:table-cell>
          <table:table-cell table:formula="of:=ROUND(RAND()*10+1;1)" office:value-type="float" office:value="3.4">
            <text:p>3.4</text:p>
          </table:table-cell>
          <table:table-cell table:formula="of:=IF(ROUND([.A601]/[.B601];1)&gt;=1.6;&quot;defender&quot;;IF(ROUND([.C601]/[.D601];1)&gt;=1.3;&quot;demon hunter&quot;;IF([.D601]&gt;[.B601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8.6">
            <text:p>8.6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9.3">
            <text:p>9.3</text:p>
          </table:table-cell>
          <table:table-cell table:formula="of:=ROUND(RAND()*10+1;1)" office:value-type="float" office:value="2.9">
            <text:p>2.9</text:p>
          </table:table-cell>
          <table:table-cell table:formula="of:=IF(ROUND([.A602]/[.B602];1)&gt;=1.6;&quot;defender&quot;;IF(ROUND([.C602]/[.D602];1)&gt;=1.3;&quot;demon hunter&quot;;IF([.D602]&gt;[.B60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10.1">
            <text:p>10.1</text:p>
          </table:table-cell>
          <table:table-cell table:formula="of:=ROUND(RAND()*10+1;1)" office:value-type="float" office:value="7.4">
            <text:p>7.4</text:p>
          </table:table-cell>
          <table:table-cell table:formula="of:=ROUND(RAND()*10+1;1)" office:value-type="float" office:value="9.7">
            <text:p>9.7</text:p>
          </table:table-cell>
          <table:table-cell table:formula="of:=ROUND(RAND()*10+1;1)" office:value-type="float" office:value="2.9">
            <text:p>2.9</text:p>
          </table:table-cell>
          <table:table-cell table:formula="of:=IF(ROUND([.A603]/[.B603];1)&gt;=1.6;&quot;defender&quot;;IF(ROUND([.C603]/[.D603];1)&gt;=1.3;&quot;demon hunter&quot;;IF([.D603]&gt;[.B603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.1">
            <text:p>1.1</text:p>
          </table:table-cell>
          <table:table-cell table:formula="of:=ROUND(RAND()*10+1;1)" office:value-type="float" office:value="1.6">
            <text:p>1.6</text:p>
          </table:table-cell>
          <table:table-cell table:formula="of:=ROUND(RAND()*10+1;1)" office:value-type="float" office:value="5.9">
            <text:p>5.9</text:p>
          </table:table-cell>
          <table:table-cell table:formula="of:=ROUND(RAND()*10+1;1)" office:value-type="float" office:value="7.9">
            <text:p>7.9</text:p>
          </table:table-cell>
          <table:table-cell table:formula="of:=IF(ROUND([.A604]/[.B604];1)&gt;=1.6;&quot;defender&quot;;IF(ROUND([.C604]/[.D604];1)&gt;=1.3;&quot;demon hunter&quot;;IF([.D604]&gt;[.B604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1.9">
            <text:p>1.9</text:p>
          </table:table-cell>
          <table:table-cell table:formula="of:=ROUND(RAND()*10+1;1)" office:value-type="float" office:value="4.6">
            <text:p>4.6</text:p>
          </table:table-cell>
          <table:table-cell table:formula="of:=ROUND(RAND()*10+1;1)" office:value-type="float" office:value="2">
            <text:p>2</text:p>
          </table:table-cell>
          <table:table-cell table:formula="of:=ROUND(RAND()*10+1;1)" office:value-type="float" office:value="10.7">
            <text:p>10.7</text:p>
          </table:table-cell>
          <table:table-cell table:formula="of:=IF(ROUND([.A605]/[.B605];1)&gt;=1.6;&quot;defender&quot;;IF(ROUND([.C605]/[.D605];1)&gt;=1.3;&quot;demon hunter&quot;;IF([.D605]&gt;[.B605];&quot;monk&quot;;&quot;wizard&quot;)))" office:value-type="string" office:string-value="monk">
            <text:p>monk</text:p>
          </table:table-cell>
          <table:table-cell/>
        </table:table-row>
        <table:table-row table:style-name="ro1">
          <table:table-cell table:formula="of:=ROUND(RAND()*10+1;1)" office:value-type="float" office:value="9.1">
            <text:p>9.1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3.1">
            <text:p>3.1</text:p>
          </table:table-cell>
          <table:table-cell table:formula="of:=ROUND(RAND()*10+1;1)" office:value-type="float" office:value="4.6">
            <text:p>4.6</text:p>
          </table:table-cell>
          <table:table-cell table:formula="of:=IF(ROUND([.A606]/[.B606];1)&gt;=1.6;&quot;defender&quot;;IF(ROUND([.C606]/[.D606];1)&gt;=1.3;&quot;demon hunter&quot;;IF([.D606]&gt;[.B606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5.8">
            <text:p>5.8</text:p>
          </table:table-cell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3">
            <text:p>3</text:p>
          </table:table-cell>
          <table:table-cell table:formula="of:=IF(ROUND([.A607]/[.B607];1)&gt;=1.6;&quot;defender&quot;;IF(ROUND([.C607]/[.D607];1)&gt;=1.3;&quot;demon hunter&quot;;IF([.D607]&gt;[.B607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4.9">
            <text:p>4.9</text:p>
          </table:table-cell>
          <table:table-cell table:formula="of:=ROUND(RAND()*10+1;1)" office:value-type="float" office:value="6.7">
            <text:p>6.7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2.1">
            <text:p>2.1</text:p>
          </table:table-cell>
          <table:table-cell table:formula="of:=IF(ROUND([.A608]/[.B608];1)&gt;=1.6;&quot;defender&quot;;IF(ROUND([.C608]/[.D608];1)&gt;=1.3;&quot;demon hunter&quot;;IF([.D608]&gt;[.B608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2.5">
            <text:p>2.5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2.7">
            <text:p>2.7</text:p>
          </table:table-cell>
          <table:table-cell table:formula="of:=IF(ROUND([.A609]/[.B609];1)&gt;=1.6;&quot;defender&quot;;IF(ROUND([.C609]/[.D609];1)&gt;=1.3;&quot;demon hunter&quot;;IF([.D609]&gt;[.B609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7.1">
            <text:p>7.1</text:p>
          </table:table-cell>
          <table:table-cell table:formula="of:=ROUND(RAND()*10+1;1)" office:value-type="float" office:value="8.5">
            <text:p>8.5</text:p>
          </table:table-cell>
          <table:table-cell table:formula="of:=ROUND(RAND()*10+1;1)" office:value-type="float" office:value="5.2">
            <text:p>5.2</text:p>
          </table:table-cell>
          <table:table-cell table:formula="of:=ROUND(RAND()*10+1;1)" office:value-type="float" office:value="3.4">
            <text:p>3.4</text:p>
          </table:table-cell>
          <table:table-cell table:formula="of:=IF(ROUND([.A610]/[.B610];1)&gt;=1.6;&quot;defender&quot;;IF(ROUND([.C610]/[.D610];1)&gt;=1.3;&quot;demon hunter&quot;;IF([.D610]&gt;[.B610];&quot;monk&quot;;&quot;wizard&quot;)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OUND(RAND()*10+1;1)" office:value-type="float" office:value="10.2">
            <text:p>10.2</text:p>
          </table:table-cell>
          <table:table-cell table:formula="of:=ROUND(RAND()*10+1;1)" office:value-type="float" office:value="6.2">
            <text:p>6.2</text:p>
          </table:table-cell>
          <table:table-cell table:formula="of:=ROUND(RAND()*10+1;1)" office:value-type="float" office:value="10.6">
            <text:p>10.6</text:p>
          </table:table-cell>
          <table:table-cell table:formula="of:=ROUND(RAND()*10+1;1)" office:value-type="float" office:value="7.7">
            <text:p>7.7</text:p>
          </table:table-cell>
          <table:table-cell table:formula="of:=IF(ROUND([.A611]/[.B611];1)&gt;=1.6;&quot;defender&quot;;IF(ROUND([.C611]/[.D611];1)&gt;=1.3;&quot;demon hunter&quot;;IF([.D611]&gt;[.B611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9.4">
            <text:p>9.4</text:p>
          </table:table-cell>
          <table:table-cell table:formula="of:=ROUND(RAND()*10+1;1)" office:value-type="float" office:value="2.3">
            <text:p>2.3</text:p>
          </table:table-cell>
          <table:table-cell table:formula="of:=ROUND(RAND()*10+1;1)" office:value-type="float" office:value="9.2">
            <text:p>9.2</text:p>
          </table:table-cell>
          <table:table-cell table:formula="of:=ROUND(RAND()*10+1;1)" office:value-type="float" office:value="10.3">
            <text:p>10.3</text:p>
          </table:table-cell>
          <table:table-cell table:formula="of:=IF(ROUND([.A612]/[.B612];1)&gt;=1.6;&quot;defender&quot;;IF(ROUND([.C612]/[.D612];1)&gt;=1.3;&quot;demon hunter&quot;;IF([.D612]&gt;[.B612];&quot;monk&quot;;&quot;wizard&quot;)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OUND(RAND()*10+1;1)" office:value-type="float" office:value="4">
            <text:p>4</text:p>
          </table:table-cell>
          <table:table-cell table:formula="of:=ROUND(RAND()*10+1;1)" office:value-type="float" office:value="7.5">
            <text:p>7.5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2.9">
            <text:p>2.9</text:p>
          </table:table-cell>
          <table:table-cell table:formula="of:=IF(ROUND([.A613]/[.B613];1)&gt;=1.6;&quot;defender&quot;;IF(ROUND([.C613]/[.D613];1)&gt;=1.3;&quot;demon hunter&quot;;IF([.D613]&gt;[.B613];&quot;monk&quot;;&quot;wizard&quot;)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OUND(RAND()*10+1;1)" office:value-type="float" office:value="10.7">
            <text:p>10.7</text:p>
          </table:table-cell>
          <table:table-cell table:formula="of:=ROUND(RAND()*10+1;1)" office:value-type="float" office:value="3.4">
            <text:p>3.4</text:p>
          </table:table-cell>
          <table:table-cell table:formula="of:=ROUND(RAND()*10+1;1)" office:value-type="float" office:value="4.7">
            <text:p>4.7</text:p>
          </table:table-cell>
          <table:table-cell table:formula="of:=ROUND(RAND()*10+1;1)" office:value-type="float" office:value="5.3">
            <text:p>5.3</text:p>
          </table:table-cell>
          <table:table-cell table:formula="of:=IF(ROUND([.A614]/[.B614];1)&gt;=1.6;&quot;defender&quot;;IF(ROUND([.C614]/[.D614];1)&gt;=1.3;&quot;demon hunter&quot;;IF([.D614]&gt;[.B614];&quot;monk&quot;;&quot;wizard&quot;)))" office:value-type="string" office:string-value="defender">
            <text:p>defender</text:p>
          </table:table-cell>
          <table:table-cell/>
        </table:table-row>
        <table:table-row table:style-name="ro1" table:number-rows-repeated="10479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 style:data-style-name="N2" text:time-value="0000-00-00T10:29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0:20:16</meta:creation-date>
    <meta:editing-duration>PT6M37S</meta:editing-duration>
    <meta:editing-cycles>10</meta:editing-cycles>
    <meta:generator>LibreOffice/4.0.2.2$Linux_x86 LibreOffice_project/400m0$Build-2</meta:generator>
    <meta:initial-creator>Go Gunawan</meta:initial-creator>
    <dc:date>2013-04-21T10:32:04</dc:date>
    <dc:creator>Go Gunawan</dc:creator>
    <meta:document-statistic meta:table-count="1" meta:cell-count="3074" meta:object-count="0"/>
  </office:meta>
</office:document-meta>
</file>